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3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41">
      <style:table-cell-properties fo:border-top="thin solid #000000" fo:border-bottom="none" fo:border-left="thin solid #000000" fo:border-right="thin solid #000000" fo:background-color="#FFFFFF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41">
      <style:table-cell-properties fo:border-top="none" fo:border-bottom="none" fo:border-left="thin solid #000000" fo:border-right="thin solid #000000" fo:background-color="#FFFFFF"/>
    </style:style>
    <style:style style:name="ce21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3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41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41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42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42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42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Default" style:data-style-name="N42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40" style:family="table-cell" style:parent-style-name="Default" style:data-style-name="N42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1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42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41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42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3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4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6" style:family="table-cell" style:parent-style-name="Default" style:data-style-name="N4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7" style:family="table-cell" style:parent-style-name="Comma" style:data-style-name="N41">
      <style:table-cell-properties fo:border-top="none" fo:border-bottom="none" fo:border-left="thin solid #000000" fo:border-right="thin solid #000000" style:vertical-align="automatic" fo:background-color="#FFFFFF"/>
    </style:style>
    <style:style style:name="ce58" style:family="table-cell" style:parent-style-name="Millares" style:data-style-name="N39">
      <style:table-cell-properties fo:background-color="#FFFFFF"/>
    </style:style>
    <style:style style:name="ce5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60" style:family="table-cell" style:parent-style-name="Millares" style:data-style-name="N40">
      <style:table-cell-properties fo:background-color="#FFFFFF"/>
    </style:style>
    <style:style style:name="ce61" style:family="table-cell" style:parent-style-name="Comma" style:data-style-name="N3">
      <style:table-cell-properties style:vertical-align="automatic" fo:background-color="#FFFFFF"/>
    </style:style>
    <style:style style:name="ce62" style:family="table-cell" style:parent-style-name="Default" style:data-style-name="N3">
      <style:table-cell-properties fo:background-color="#FFFFFF"/>
    </style:style>
    <style:style style:name="ce63" style:family="table-cell" style:parent-style-name="Default" style:data-style-name="N2">
      <style:table-cell-properties fo:background-color="#FFFFFF"/>
    </style:style>
    <style:style style:name="ce6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C9211E" fo:font-weight="bold" style:font-weight-asian="bold" style:font-weight-complex="bold"/>
    </style:style>
    <style:style style:name="ce75" style:family="table-cell" style:parent-style-name="Default" style:data-style-name="N44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Default" style:data-style-name="N45">
      <style:table-cell-properties fo:border="thin solid #000000" style:vertical-align="automatic" fo:background-color="#FFFFFF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78" style:family="table-cell" style:parent-style-name="Default" style:data-style-name="N0">
      <style:table-cell-properties fo:border="thin solid #000000" fo:background-color="#FFFFFF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Excel_32_Built-in_32_Comma" style:data-style-name="N4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0">
      <style:text-properties fo:font-weight="bold" style:font-weight-asian="bold" style:font-weight-complex="bold"/>
    </style:style>
    <style:style style:name="ce86" style:family="table-cell" style:parent-style-name="Default" style:data-style-name="N0">
      <style:text-properties fo:font-style="italic" style:font-style-asian="italic" style:font-style-complex="italic"/>
    </style:style>
    <style:style style:name="ce8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1" style:family="table-cell" style:parent-style-name="Default" style:data-style-name="N37">
      <style:table-cell-properties fo:border-top="none" fo:border-bottom="none" fo:border-left="thin solid #000000" fo:border-right="thin solid #000000"/>
    </style:style>
    <style:style style:name="ce92" style:family="table-cell" style:parent-style-name="Comma" style:data-style-name="N47">
      <style:table-cell-properties fo:border-top="none" fo:border-bottom="none" fo:border-left="thin solid #000000" fo:border-right="thin solid #000000" style:vertical-align="automatic" fo:background-color="transparent"/>
    </style:style>
    <style:style style:name="ce93" style:family="table-cell" style:parent-style-name="Default" style:data-style-name="N0">
      <style:table-cell-properties fo:border="thin solid #000000"/>
    </style:style>
    <style:style style:name="ce94" style:family="table-cell" style:parent-style-name="Default" style:data-style-name="N37">
      <style:table-cell-properties fo:border="thin solid #000000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6" style:family="table-cell" style:parent-style-name="Default" style:data-style-name="N3">
      <style:text-properties fo:font-size="8pt" style:font-size-asian="8pt" style:font-size-complex="8pt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ext-properties style:text-underline-style="solid" style:text-underline-type="single"/>
    </style:style>
    <style:style style:name="ce99" style:family="table-cell" style:parent-style-name="Default" style:data-style-name="N3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Default" style:data-style-name="N0">
      <style:text-properties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ext-properties style:font-name="Tahoma" style:font-name-asian="Tahoma" style:font-name-complex="Tahoma" style:font-family-generic="swiss"/>
    </style:style>
    <style:style style:name="ce103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104" style:family="table-cell" style:parent-style-name="Comma" style:data-style-name="N37">
      <style:table-cell-properties style:vertical-align="automatic" fo:background-color="transparent"/>
      <style:text-properties style:font-name="Tahoma1" style:font-name-asian="Tahoma1" style:font-name-complex="Tahoma1"/>
    </style:style>
    <style:style style:name="ce105" style:family="table-cell" style:parent-style-name="Default" style:data-style-name="N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3"/>
    <style:style style:name="ce108" style:family="table-cell" style:parent-style-name="Default" style:data-style-name="N19"/>
    <style:style style:name="ce109" style:family="table-cell" style:parent-style-name="Default" style:data-style-name="N4"/>
    <style:style style:name="ce110" style:family="table-cell" style:parent-style-name="Comma" style:data-style-name="N38">
      <style:table-cell-properties style:vertical-align="automatic" fo:background-color="transparent"/>
    </style:style>
    <style:style style:name="ce111" style:family="table-cell" style:parent-style-name="Default" style:data-style-name="N4">
      <style:table-cell-properties fo:border="2pt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74145833333333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7468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9.47208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10.398125cm"/>
    </style:style>
    <style:style style:name="co16" style:family="table-column">
      <style:table-column-properties fo:break-before="auto" style:column-width="3.0691666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12.541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1.561041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13770833333333cm"/>
    </style:style>
    <style:style style:name="co27" style:family="table-column">
      <style:table-column-properties fo:break-before="auto" style:column-width="2.11666666666667cm"/>
    </style:style>
    <style:style style:name="co28" style:family="table-column">
      <style:table-column-properties fo:break-before="auto" style:column-width="2.27541666666667cm"/>
    </style:style>
    <style:style style:name="co29" style:family="table-column">
      <style:table-column-properties fo:break-before="auto" style:column-width="0.687916666666667cm"/>
    </style:style>
    <style:style style:name="co30" style:family="table-column">
      <style:table-column-properties fo:break-before="auto" style:column-width="1.322916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1.85208333333333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11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number-columns-repeated="1009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3">
            <text:p>Gráficas Impacto GRAFIMPAC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301" table:number-columns-spanned="2" table:number-rows-spanned="1" table:style-name="ce74">
            <text:p>73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3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5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3">
            <text:p>Gastos de administracion y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date" office:date-value="2021-11-15T00:00:00" table:number-columns-spanned="2" table:number-rows-spanned="1" table:style-name="ce76">
            <text:p>15/11/2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3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77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3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8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79"/>
          <table:covered-table-cell table:number-columns-repeated="10"/>
          <table:table-cell table:number-columns-repeated="1013" table:style-name="ce5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80">
            <text:p>Código</text:p>
          </table:table-cell>
          <table:table-cell office:value-type="string" table:number-columns-spanned="1" table:number-rows-spanned="2" table:style-name="ce81">
            <text:p>Cuenta</text:p>
          </table:table-cell>
          <table:table-cell office:value-type="string" table:number-columns-spanned="1" table:number-rows-spanned="2" table:style-name="ce81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82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80">
            <text:p>Código</text:p>
          </table:table-cell>
          <table:table-cell office:value-type="string" table:number-columns-spanned="1" table:number-rows-spanned="2" table:style-name="ce81">
            <text:p>Cuenta</text:p>
          </table:table-cell>
          <table:table-cell office:value-type="string" table:style-name="ce8">
            <text:p>Saldos auditados al</text:p>
          </table:table-cell>
          <table:table-cell office:value-type="string" table:number-columns-spanned="1" table:number-rows-spanned="2" table:style-name="ce83">
            <text:p>Variación</text:p>
          </table:table-cell>
          <table:table-cell table:number-columns-repeated="50" table:style-name="ce4"/>
          <table:table-cell table:number-columns-repeated="16323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10">
            <text:p>30-sep-21</text:p>
          </table:table-cell>
          <table:table-cell office:value-type="string" table:style-name="ce11">
            <text:p>Débitos</text:p>
          </table:table-cell>
          <table:table-cell office:value-type="string" table:style-name="ce11">
            <text:p>Créditos</text:p>
          </table:table-cell>
          <table:table-cell office:value-type="date" office:date-value="2021-12-31T00:00:00" table:style-name="ce11">
            <text:p>31-dic-21</text:p>
          </table:table-cell>
          <table:covered-table-cell/>
          <table:covered-table-cell/>
          <table:table-cell office:value-type="date" office:date-value="2020-12-31T00:00:00" table:style-name="ce11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number-columns-repeated="3" table:style-name="ce12"/>
          <table:table-cell table:number-columns-repeated="4" table:style-name="ce13"/>
          <table:table-cell table:number-columns-repeated="2" table:style-name="ce12"/>
          <table:table-cell table:style-name="ce14"/>
          <table:table-cell table:style-name="ce15"/>
          <table:table-cell table:number-columns-repeated="50" table:style-name="ce4"/>
          <table:table-cell table:number-columns-repeated="16323" table:style-name="ce9"/>
        </table:table-row>
        <table:table-row table:style-name="ro1">
          <table:table-cell table:style-name="ce16"/>
          <table:table-cell office:value-type="string" table:style-name="ce17">
            <text:p>Gastos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17">
            <text:p>Gastos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table:style-name="ce16"/>
          <table:table-cell office:value-type="string" table:style-name="ce21">
            <text:p>Nomina de Ventas</text:p>
          </table:table-cell>
          <table:table-cell table:style-name="ce16"/>
          <table:table-cell table:number-columns-repeated="4" table:style-name="ce18"/>
          <table:table-cell table:style-name="ce16"/>
          <table:table-cell office:value-type="string" table:style-name="ce21">
            <text:p>Nomina de Ventas</text:p>
          </table:table-cell>
          <table:table-cell table:style-name="ce19"/>
          <table:table-cell table:style-name="ce20"/>
          <table:table-cell table:number-columns-repeated="50" table:style-name="ce4"/>
          <table:table-cell table:number-columns-repeated="16323" table:style-name="ce9"/>
        </table:table-row>
        <table:table-row table:style-name="ro2"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04343" table:style-name="ce25">
            <text:p>104.343</text:p>
          </table:table-cell>
          <table:table-cell office:value-type="float" office:value="39094" table:style-name="ce25">
            <text:p>39.094</text:p>
          </table:table-cell>
          <table:table-cell office:value-type="float" office:value="0" table:style-name="ce25">
            <text:p>0</text:p>
          </table:table-cell>
          <table:table-cell office:value-type="float" office:value="143437" table:formula="of:=[.D12]+[.E12]-[.F12]" table:style-name="ce25">
            <text:p>143.437</text:p>
          </table:table-cell>
          <table:table-cell office:value-type="float" office:value="520101010001" table:style-name="ce22">
            <text:p>5201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163375.78" table:style-name="ce25">
            <text:p>163.376</text:p>
          </table:table-cell>
          <table:table-cell office:value-type="float" office:value="-19938.78" table:formula="of:=[.G12]-[.J12]" table:style-name="ce26">
            <text:p>(19.93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12681" table:style-name="ce25">
            <text:p>12.681</text:p>
          </table:table-cell>
          <table:table-cell office:value-type="float" office:value="8165.57" table:style-name="ce25">
            <text:p>8.166</text:p>
          </table:table-cell>
          <table:table-cell office:value-type="float" office:value="0" table:style-name="ce25">
            <text:p>0</text:p>
          </table:table-cell>
          <table:table-cell office:value-type="float" office:value="20846.57" table:formula="of:=[.D13]+[.E13]-[.F13]" table:style-name="ce25">
            <text:p>20.847</text:p>
          </table:table-cell>
          <table:table-cell office:value-type="float" office:value="520101010002" table:style-name="ce22">
            <text:p>5201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10455.129999999999" table:style-name="ce25">
            <text:p>10.455</text:p>
          </table:table-cell>
          <table:table-cell office:value-type="float" office:value="10391.44" table:formula="of:=[.G13]-[.J13]" table:style-name="ce26">
            <text:p>10.39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table:style-name="ce24"/>
          <table:table-cell office:value-type="float" office:value="61678" table:style-name="ce25">
            <text:p>61.678</text:p>
          </table:table-cell>
          <table:table-cell office:value-type="float" office:value="30487.68" table:style-name="ce25">
            <text:p>30.488</text:p>
          </table:table-cell>
          <table:table-cell office:value-type="float" office:value="0" table:style-name="ce25">
            <text:p>0</text:p>
          </table:table-cell>
          <table:table-cell office:value-type="float" office:value="92165.68" table:formula="of:=[.D14]+[.E14]-[.F14]" table:style-name="ce25">
            <text:p>92.166</text:p>
          </table:table-cell>
          <table:table-cell office:value-type="float" office:value="520101010003" table:style-name="ce22">
            <text:p>520101010003<text:s/></text:p>
          </table:table-cell>
          <table:table-cell office:value-type="string" table:style-name="ce23">
            <text:p>Comisiones<text:s text:c="70"/></text:p>
          </table:table-cell>
          <table:table-cell office:value-type="float" office:value="66389.679999999993" table:style-name="ce25">
            <text:p>66.390</text:p>
          </table:table-cell>
          <table:table-cell office:value-type="float" office:value="25776" table:formula="of:=[.G14]-[.J14]" table:style-name="ce26">
            <text:p>25.77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1715" table:style-name="ce25">
            <text:p>21.715</text:p>
          </table:table-cell>
          <table:table-cell office:value-type="float" office:value="9499.09" table:style-name="ce25">
            <text:p>9.499</text:p>
          </table:table-cell>
          <table:table-cell office:value-type="float" office:value="0" table:style-name="ce25">
            <text:p>0</text:p>
          </table:table-cell>
          <table:table-cell office:value-type="float" office:value="31214.09" table:formula="of:=[.D15]+[.E15]-[.F15]" table:style-name="ce25">
            <text:p>31.214</text:p>
          </table:table-cell>
          <table:table-cell office:value-type="float" office:value="520101010004" table:style-name="ce22">
            <text:p>520101010004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2258.67" table:style-name="ce25">
            <text:p>32.259</text:p>
          </table:table-cell>
          <table:table-cell office:value-type="float" office:value="-1044.5799999999981" table:formula="of:=[.G15]-[.J15]" table:style-name="ce26">
            <text:p>(1.04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1736" table:style-name="ce25">
            <text:p>11.736</text:p>
          </table:table-cell>
          <table:table-cell office:value-type="float" office:value="5410.51" table:style-name="ce25">
            <text:p>5.411</text:p>
          </table:table-cell>
          <table:table-cell office:value-type="float" office:value="0" table:style-name="ce25">
            <text:p>0</text:p>
          </table:table-cell>
          <table:table-cell office:value-type="float" office:value="17146.510000000002" table:formula="of:=[.D16]+[.E16]-[.F16]" table:style-name="ce25">
            <text:p>17.147</text:p>
          </table:table-cell>
          <table:table-cell office:value-type="float" office:value="520101010005" table:style-name="ce22">
            <text:p>520101010005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9570.86" table:style-name="ce25">
            <text:p>19.571</text:p>
          </table:table-cell>
          <table:table-cell office:value-type="float" office:value="-2424.3499999999985" table:formula="of:=[.G16]-[.J16]" table:style-name="ce26">
            <text:p>(2.42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4825" table:style-name="ce25">
            <text:p>14.825</text:p>
          </table:table-cell>
          <table:table-cell office:value-type="float" office:value="6466.96" table:style-name="ce25">
            <text:p>6.467</text:p>
          </table:table-cell>
          <table:table-cell office:value-type="float" office:value="0" table:style-name="ce25">
            <text:p>0</text:p>
          </table:table-cell>
          <table:table-cell office:value-type="float" office:value="21291.96" table:formula="of:=[.D17]+[.E17]-[.F17]" table:style-name="ce25">
            <text:p>21.292</text:p>
          </table:table-cell>
          <table:table-cell office:value-type="float" office:value="520101010006" table:style-name="ce22">
            <text:p>520101010006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2075.5" table:style-name="ce25">
            <text:p>22.076</text:p>
          </table:table-cell>
          <table:table-cell office:value-type="float" office:value="-783.54000000000087" table:formula="of:=[.G17]-[.J17]" table:style-name="ce26">
            <text:p>(7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5045" table:style-name="ce25">
            <text:p>5.045</text:p>
          </table:table-cell>
          <table:table-cell office:value-type="float" office:value="2344.8000000000002" table:style-name="ce25">
            <text:p>2.345</text:p>
          </table:table-cell>
          <table:table-cell office:value-type="float" office:value="0" table:style-name="ce25">
            <text:p>0</text:p>
          </table:table-cell>
          <table:table-cell office:value-type="float" office:value="7389.8" table:formula="of:=[.D18]+[.E18]-[.F18]" table:style-name="ce25">
            <text:p>7.390</text:p>
          </table:table-cell>
          <table:table-cell office:value-type="float" office:value="520101010007" table:style-name="ce22">
            <text:p>520101010007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5850.55" table:style-name="ce25">
            <text:p>5.851</text:p>
          </table:table-cell>
          <table:table-cell office:value-type="float" office:value="1539.25" table:formula="of:=[.G18]-[.J18]" table:style-name="ce26">
            <text:p>1.53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3398" table:style-name="ce25">
            <text:p>3.398</text:p>
          </table:table-cell>
          <table:table-cell office:value-type="float" office:value="1619.73" table:style-name="ce25">
            <text:p>1.620</text:p>
          </table:table-cell>
          <table:table-cell office:value-type="float" office:value="0" table:style-name="ce25">
            <text:p>0</text:p>
          </table:table-cell>
          <table:table-cell office:value-type="float" office:value="5017.7299999999996" table:formula="of:=[.D19]+[.E19]-[.F19]" table:style-name="ce25">
            <text:p>5.018</text:p>
          </table:table-cell>
          <table:table-cell office:value-type="float" office:value="520101010008" table:style-name="ce22">
            <text:p>520101010008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18253.599999999999" table:style-name="ce25">
            <text:p>18.254</text:p>
          </table:table-cell>
          <table:table-cell office:value-type="float" office:value="-13235.869999999999" table:formula="of:=[.G19]-[.J19]" table:style-name="ce26">
            <text:p>(13.23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table:style-name="ce24"/>
          <table:table-cell office:value-type="float" office:value="3050" table:style-name="ce25">
            <text:p>3.050</text:p>
          </table:table-cell>
          <table:table-cell office:value-type="float" office:value="1385.18" table:formula="of:=942.87+442.31" table:style-name="ce25">
            <text:p>1.385</text:p>
          </table:table-cell>
          <table:table-cell office:value-type="float" office:value="0" table:style-name="ce25">
            <text:p>0</text:p>
          </table:table-cell>
          <table:table-cell office:value-type="float" office:value="4435.18" table:formula="of:=[.D20]+[.E20]-[.F20]" table:style-name="ce27">
            <text:p>4.435</text:p>
          </table:table-cell>
          <table:table-cell office:value-type="float" office:value="520101010009" table:style-name="ce22">
            <text:p>520101010009<text:s/></text:p>
          </table:table-cell>
          <table:table-cell office:value-type="string" table:style-name="ce23">
            <text:p>Desahucio Ventas<text:s text:c="64"/></text:p>
          </table:table-cell>
          <table:table-cell office:value-type="float" office:value="5824.16" table:style-name="ce25">
            <text:p>5.824</text:p>
          </table:table-cell>
          <table:table-cell office:value-type="float" office:value="-1388.9799999999996" table:formula="of:=[.G20]-[.J20]" table:style-name="ce26">
            <text:p>(1.38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21]+[.E21]-[.F21]" table:style-name="ce25">
            <text:p>0</text:p>
          </table:table-cell>
          <table:table-cell office:value-type="float" office:value="520101010011" table:style-name="ce22">
            <text:p>520101010011<text:s/></text:p>
          </table:table-cell>
          <table:table-cell office:value-type="string" table:style-name="ce23">
            <text:p>Bonificaciones Voluntarias Ventas<text:s text:c="47"/></text:p>
          </table:table-cell>
          <table:table-cell office:value-type="float" office:value="24821" table:style-name="ce25">
            <text:p>24.821</text:p>
          </table:table-cell>
          <table:table-cell office:value-type="float" office:value="-24821" table:formula="of:=[.G21]-[.J21]" table:style-name="ce26">
            <text:p>(24.82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table:style-name="ce24"/>
          <table:table-cell office:value-type="float" office:value="8854" table:style-name="ce25">
            <text:p>8.854</text:p>
          </table:table-cell>
          <table:table-cell office:value-type="float" office:value="3691.4" table:formula="of:=2803.38+888.02" table:style-name="ce25">
            <text:p>3.691</text:p>
          </table:table-cell>
          <table:table-cell office:value-type="float" office:value="0" table:style-name="ce25">
            <text:p>0</text:p>
          </table:table-cell>
          <table:table-cell office:value-type="float" office:value="12545.4" table:formula="of:=[.D22]+[.E22]-[.F22]" table:style-name="ce27">
            <text:p>12.545</text:p>
          </table:table-cell>
          <table:table-cell office:value-type="float" office:value="520101010012" table:style-name="ce22">
            <text:p>520101010012<text:s/></text:p>
          </table:table-cell>
          <table:table-cell office:value-type="string" table:style-name="ce23">
            <text:p>Jubilación Patronal Ventas<text:s text:c="54"/></text:p>
          </table:table-cell>
          <table:table-cell office:value-type="float" office:value="14781.83" table:style-name="ce25">
            <text:p>14.782</text:p>
          </table:table-cell>
          <table:table-cell office:value-type="float" office:value="-2236.4300000000003" table:formula="of:=[.G22]-[.J22]" table:style-name="ce26">
            <text:p>(2.23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personal Venta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Otros Gastos personal Venta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ón Ventas<text:s text:c="61"/></text:p>
          </table:table-cell>
          <table:table-cell table:style-name="ce24"/>
          <table:table-cell office:value-type="float" office:value="8229" table:style-name="ce25">
            <text:p>8.229</text:p>
          </table:table-cell>
          <table:table-cell office:value-type="float" office:value="2982.94" table:style-name="ce25">
            <text:p>2.983</text:p>
          </table:table-cell>
          <table:table-cell office:value-type="float" office:value="0" table:style-name="ce25">
            <text:p>0</text:p>
          </table:table-cell>
          <table:table-cell office:value-type="float" office:value="11211.94" table:formula="of:=[.D25]+[.E25]-[.F25]" table:style-name="ce25">
            <text:p>11.212</text:p>
          </table:table-cell>
          <table:table-cell office:value-type="float" office:value="520101020002" table:style-name="ce22">
            <text:p>520101020002<text:s/></text:p>
          </table:table-cell>
          <table:table-cell office:value-type="string" table:style-name="ce23">
            <text:p>Alimentacion Ventas<text:s text:c="61"/></text:p>
          </table:table-cell>
          <table:table-cell office:value-type="float" office:value="6887.82" table:style-name="ce25">
            <text:p>6.888</text:p>
          </table:table-cell>
          <table:table-cell office:value-type="float" office:value="4324.1200000000008" table:formula="of:=[.G25]-[.J25]" table:style-name="ce26">
            <text:p>4.32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table:style-name="ce24"/>
          <table:table-cell office:value-type="float" office:value="793" table:style-name="ce25">
            <text:p>7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93" table:formula="of:=[.D26]+[.E26]-[.F26]" table:style-name="ce25">
            <text:p>793</text:p>
          </table:table-cell>
          <table:table-cell office:value-type="float" office:value="520101020006" table:style-name="ce22">
            <text:p>520101020006<text:s/></text:p>
          </table:table-cell>
          <table:table-cell office:value-type="string" table:style-name="ce23">
            <text:p>Capacitación y Seminarios Ventas<text:s text:c="48"/></text:p>
          </table:table-cell>
          <table:table-cell office:value-type="float" office:value="2141" table:style-name="ce25">
            <text:p>2.141</text:p>
          </table:table-cell>
          <table:table-cell office:value-type="float" office:value="-1348" table:formula="of:=[.G26]-[.J26]" table:style-name="ce26">
            <text:p>(1.34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27]+[.E27]-[.F27]" table:style-name="ce25">
            <text:p>0</text:p>
          </table:table-cell>
          <table:table-cell office:value-type="float" office:value="520101020007" table:style-name="ce22">
            <text:p>520101020007<text:s/></text:p>
          </table:table-cell>
          <table:table-cell office:value-type="string" table:style-name="ce23">
            <text:p>Agasajo al Personal Ventas<text:s text:c="54"/></text:p>
          </table:table-cell>
          <table:table-cell office:value-type="float" office:value="66.66" table:style-name="ce25">
            <text:p>67</text:p>
          </table:table-cell>
          <table:table-cell office:value-type="float" office:value="-66.66" table:formula="of:=[.G27]-[.J27]" table:style-name="ce26">
            <text:p>(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20008" table:style-name="ce22">
            <text:p>520101020008<text:s/></text:p>
          </table:table-cell>
          <table:table-cell office:value-type="string" table:style-name="ce23">
            <text:p>Otros Gastos personal Ventas</text:p>
          </table:table-cell>
          <table:table-cell table:style-name="ce24"/>
          <table:table-cell office:value-type="float" office:value="116" table:style-name="ce25">
            <text:p>11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16" table:formula="of:=[.D28]+[.E28]-[.F28]" table:style-name="ce25">
            <text:p>116</text:p>
          </table:table-cell>
          <table:table-cell office:value-type="float" office:value="520101020008" table:style-name="ce22">
            <text:p>520101020008<text:s/></text:p>
          </table:table-cell>
          <table:table-cell office:value-type="string" table:style-name="ce23">
            <text:p>Otros Gastos personal Ventas</text:p>
          </table:table-cell>
          <table:table-cell office:value-type="float" office:value="0" table:style-name="ce25">
            <text:p>0</text:p>
          </table:table-cell>
          <table:table-cell office:value-type="float" office:value="116" table:formula="of:=[.G28]-[.J28]" table:style-name="ce26">
            <text:p>11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Gastos General de Venta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Gastos General de Venta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table:style-name="ce24"/>
          <table:table-cell office:value-type="float" office:value="5720" table:style-name="ce25">
            <text:p>5.720</text:p>
          </table:table-cell>
          <table:table-cell office:value-type="float" office:value="1500" table:style-name="ce25">
            <text:p>1.500</text:p>
          </table:table-cell>
          <table:table-cell office:value-type="float" office:value="0" table:style-name="ce25">
            <text:p>0</text:p>
          </table:table-cell>
          <table:table-cell office:value-type="float" office:value="7220" table:formula="of:=[.D31]+[.E31]-[.F31]" table:style-name="ce25">
            <text:p>7.220</text:p>
          </table:table-cell>
          <table:table-cell office:value-type="float" office:value="520101030002" table:style-name="ce22">
            <text:p>520101030002<text:s/></text:p>
          </table:table-cell>
          <table:table-cell office:value-type="string" table:style-name="ce23">
            <text:p>Promoción y Publicidad<text:s text:c="58"/></text:p>
          </table:table-cell>
          <table:table-cell office:value-type="float" office:value="11587.93" table:style-name="ce25">
            <text:p>11.588</text:p>
          </table:table-cell>
          <table:table-cell office:value-type="float" office:value="-4367.93" table:formula="of:=[.G31]-[.J31]" table:style-name="ce26">
            <text:p>(4.3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table:style-name="ce24"/>
          <table:table-cell office:value-type="float" office:value="1594" table:style-name="ce25">
            <text:p>1.594</text:p>
          </table:table-cell>
          <table:table-cell office:value-type="float" office:value="80" table:style-name="ce25">
            <text:p>80</text:p>
          </table:table-cell>
          <table:table-cell office:value-type="float" office:value="0" table:style-name="ce25">
            <text:p>0</text:p>
          </table:table-cell>
          <table:table-cell office:value-type="float" office:value="1674" table:formula="of:=[.D32]+[.E32]-[.F32]" table:style-name="ce25">
            <text:p>1.674</text:p>
          </table:table-cell>
          <table:table-cell office:value-type="float" office:value="520101030003" table:style-name="ce22">
            <text:p>520101030003<text:s/></text:p>
          </table:table-cell>
          <table:table-cell office:value-type="string" table:style-name="ce23">
            <text:p>Gastos de Viaje Ventas<text:s text:c="58"/></text:p>
          </table:table-cell>
          <table:table-cell office:value-type="float" office:value="1969" table:style-name="ce25">
            <text:p>1.969</text:p>
          </table:table-cell>
          <table:table-cell office:value-type="float" office:value="-295" table:formula="of:=[.G32]-[.J32]" table:style-name="ce26">
            <text:p>(29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table:style-name="ce24"/>
          <table:table-cell office:value-type="float" office:value="4770" table:style-name="ce25">
            <text:p>4.770</text:p>
          </table:table-cell>
          <table:table-cell office:value-type="float" office:value="69.66" table:style-name="ce25">
            <text:p>70</text:p>
          </table:table-cell>
          <table:table-cell office:value-type="float" office:value="0" table:style-name="ce25">
            <text:p>0</text:p>
          </table:table-cell>
          <table:table-cell office:value-type="float" office:value="4839.66" table:formula="of:=[.D33]+[.E33]-[.F33]" table:style-name="ce25">
            <text:p>4.840</text:p>
          </table:table-cell>
          <table:table-cell office:value-type="float" office:value="520101030004" table:style-name="ce22">
            <text:p>520101030004<text:s/></text:p>
          </table:table-cell>
          <table:table-cell office:value-type="string" table:style-name="ce23">
            <text:p>Mant. Vehiculos Ventas<text:s text:c="58"/></text:p>
          </table:table-cell>
          <table:table-cell office:value-type="float" office:value="1139.52" table:style-name="ce25">
            <text:p>1.140</text:p>
          </table:table-cell>
          <table:table-cell office:value-type="float" office:value="3700.14" table:formula="of:=[.G33]-[.J33]" table:style-name="ce26">
            <text:p>3.70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table:style-name="ce24"/>
          <table:table-cell office:value-type="float" office:value="8375" table:style-name="ce25">
            <text:p>8.375</text:p>
          </table:table-cell>
          <table:table-cell office:value-type="float" office:value="3528.93" table:style-name="ce25">
            <text:p>3.529</text:p>
          </table:table-cell>
          <table:table-cell office:value-type="float" office:value="0" table:style-name="ce25">
            <text:p>0</text:p>
          </table:table-cell>
          <table:table-cell office:value-type="float" office:value="11903.93" table:formula="of:=[.D34]+[.E34]-[.F34]" table:style-name="ce25">
            <text:p>11.904</text:p>
          </table:table-cell>
          <table:table-cell office:value-type="float" office:value="520101030005" table:style-name="ce22">
            <text:p>520101030005<text:s/></text:p>
          </table:table-cell>
          <table:table-cell office:value-type="string" table:style-name="ce23">
            <text:p>Combustibles Ventas<text:s text:c="61"/></text:p>
          </table:table-cell>
          <table:table-cell office:value-type="float" office:value="8770.34" table:style-name="ce25">
            <text:p>8.770</text:p>
          </table:table-cell>
          <table:table-cell office:value-type="float" office:value="3133.59" table:formula="of:=[.G34]-[.J34]" table:style-name="ce26">
            <text:p>3.1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35]+[.E35]-[.F35]" table:style-name="ce25">
            <text:p>0</text:p>
          </table:table-cell>
          <table:table-cell office:value-type="float" office:value="520101030006" table:style-name="ce22">
            <text:p>520101030006<text:s/></text:p>
          </table:table-cell>
          <table:table-cell office:value-type="string" table:style-name="ce23">
            <text:p>Gastos de Exportación<text:s text:c="59"/></text:p>
          </table:table-cell>
          <table:table-cell office:value-type="float" office:value="60739.83" table:style-name="ce25">
            <text:p>60.740</text:p>
          </table:table-cell>
          <table:table-cell office:value-type="float" office:value="-60739.83" table:formula="of:=[.G35]-[.J35]" table:style-name="ce26">
            <text:p>(60.74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table:style-name="ce24"/>
          <table:table-cell office:value-type="float" office:value="823" table:style-name="ce25">
            <text:p>823</text:p>
          </table:table-cell>
          <table:table-cell office:value-type="float" office:value="95.39" table:style-name="ce25">
            <text:p>95</text:p>
          </table:table-cell>
          <table:table-cell office:value-type="float" office:value="0" table:style-name="ce25">
            <text:p>0</text:p>
          </table:table-cell>
          <table:table-cell office:value-type="float" office:value="918.39" table:formula="of:=[.D36]+[.E36]-[.F36]" table:style-name="ce25">
            <text:p>918</text:p>
          </table:table-cell>
          <table:table-cell office:value-type="float" office:value="520101030007" table:style-name="ce22">
            <text:p>520101030007<text:s/></text:p>
          </table:table-cell>
          <table:table-cell office:value-type="string" table:style-name="ce23">
            <text:p>Atención a clientes<text:s text:c="61"/></text:p>
          </table:table-cell>
          <table:table-cell office:value-type="float" office:value="961.54" table:style-name="ce25">
            <text:p>962</text:p>
          </table:table-cell>
          <table:table-cell office:value-type="float" office:value="-43.149999999999977" table:formula="of:=[.G36]-[.J36]" table:style-name="ce26">
            <text:p>(4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table:style-name="ce24"/>
          <table:table-cell office:value-type="float" office:value="592" table:style-name="ce25">
            <text:p>59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592" table:formula="of:=[.D37]+[.E37]-[.F37]" table:style-name="ce25">
            <text:p>592</text:p>
          </table:table-cell>
          <table:table-cell office:value-type="float" office:value="520101030008" table:style-name="ce22">
            <text:p>520101030008<text:s/></text:p>
          </table:table-cell>
          <table:table-cell office:value-type="string" table:style-name="ce23">
            <text:p>Gastos Viaticos<text:s text:c="65"/></text:p>
          </table:table-cell>
          <table:table-cell office:value-type="float" office:value="2221.29" table:style-name="ce25">
            <text:p>2.221</text:p>
          </table:table-cell>
          <table:table-cell office:value-type="float" office:value="-1629.29" table:formula="of:=[.G37]-[.J37]" table:style-name="ce26">
            <text:p>(1.6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table:style-name="ce24"/>
          <table:table-cell office:value-type="float" office:value="2020" table:style-name="ce25">
            <text:p>2.020</text:p>
          </table:table-cell>
          <table:table-cell office:value-type="float" office:value="682.66" table:style-name="ce25">
            <text:p>683</text:p>
          </table:table-cell>
          <table:table-cell office:value-type="float" office:value="0" table:style-name="ce25">
            <text:p>0</text:p>
          </table:table-cell>
          <table:table-cell office:value-type="float" office:value="2702.66" table:formula="of:=[.D38]+[.E38]-[.F38]" table:style-name="ce25">
            <text:p>2.703</text:p>
          </table:table-cell>
          <table:table-cell office:value-type="float" office:value="520101030009" table:style-name="ce22">
            <text:p>520101030009<text:s/></text:p>
          </table:table-cell>
          <table:table-cell office:value-type="string" table:style-name="ce23">
            <text:p>Telefonía celular ventas<text:s text:c="56"/></text:p>
          </table:table-cell>
          <table:table-cell office:value-type="float" office:value="3006.56" table:style-name="ce25">
            <text:p>3.007</text:p>
          </table:table-cell>
          <table:table-cell office:value-type="float" office:value="-303.90000000000009" table:formula="of:=[.G38]-[.J38]" table:style-name="ce26">
            <text:p>(30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39]+[.E39]-[.F39]" table:style-name="ce25">
            <text:p>0</text:p>
          </table:table-cell>
          <table:table-cell office:value-type="float" office:value="520101030010" table:style-name="ce22">
            <text:p>520101030010<text:s/></text:p>
          </table:table-cell>
          <table:table-cell office:value-type="string" table:style-name="ce23">
            <text:p>Suministros, materiales y repuestos Ventas<text:s text:c="38"/></text:p>
          </table:table-cell>
          <table:table-cell office:value-type="float" office:value="124" table:style-name="ce25">
            <text:p>124</text:p>
          </table:table-cell>
          <table:table-cell office:value-type="float" office:value="-124" table:formula="of:=[.G39]-[.J39]" table:style-name="ce26">
            <text:p>(12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table:style-name="ce24"/>
          <table:table-cell office:value-type="float" office:value="1669" table:style-name="ce25">
            <text:p>1.669</text:p>
          </table:table-cell>
          <table:table-cell office:value-type="float" office:value="987.12" table:style-name="ce25">
            <text:p>987</text:p>
          </table:table-cell>
          <table:table-cell office:value-type="float" office:value="0" table:style-name="ce25">
            <text:p>0</text:p>
          </table:table-cell>
          <table:table-cell office:value-type="float" office:value="2656.12" table:formula="of:=[.D40]+[.E40]-[.F40]" table:style-name="ce25">
            <text:p>2.656</text:p>
          </table:table-cell>
          <table:table-cell office:value-type="float" office:value="520101030011" table:style-name="ce22">
            <text:p>520101030011<text:s/></text:p>
          </table:table-cell>
          <table:table-cell office:value-type="string" table:style-name="ce23">
            <text:p>Suministros de oficina y comput ventas y diseño<text:s text:c="33"/></text:p>
          </table:table-cell>
          <table:table-cell office:value-type="float" office:value="8468.1" table:style-name="ce25">
            <text:p>8.468</text:p>
          </table:table-cell>
          <table:table-cell office:value-type="float" office:value="-5811.9800000000005" table:formula="of:=[.G40]-[.J40]" table:style-name="ce26">
            <text:p>(5.81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table:style-name="ce24"/>
          <table:table-cell office:value-type="float" office:value="147" table:style-name="ce25">
            <text:p>147</text:p>
          </table:table-cell>
          <table:table-cell office:value-type="float" office:value="64.900000000000006" table:style-name="ce25">
            <text:p>65</text:p>
          </table:table-cell>
          <table:table-cell office:value-type="float" office:value="0" table:style-name="ce25">
            <text:p>0</text:p>
          </table:table-cell>
          <table:table-cell office:value-type="float" office:value="211.9" table:formula="of:=[.D41]+[.E41]-[.F41]" table:style-name="ce25">
            <text:p>212</text:p>
          </table:table-cell>
          <table:table-cell office:value-type="float" office:value="520101030012" table:style-name="ce22">
            <text:p>520101030012<text:s/></text:p>
          </table:table-cell>
          <table:table-cell office:value-type="string" table:style-name="ce23">
            <text:p>Movilizacion Ventas<text:s text:c="61"/></text:p>
          </table:table-cell>
          <table:table-cell office:value-type="float" office:value="22" table:style-name="ce25">
            <text:p>22</text:p>
          </table:table-cell>
          <table:table-cell office:value-type="float" office:value="189.9" table:formula="of:=[.G41]-[.J41]" table:style-name="ce26">
            <text:p>19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587" table:style-name="ce25">
            <text:p>587</text:p>
          </table:table-cell>
          <table:table-cell office:value-type="float" office:value="913.64" table:style-name="ce25">
            <text:p>914</text:p>
          </table:table-cell>
          <table:table-cell office:value-type="float" office:value="0" table:style-name="ce25">
            <text:p>0</text:p>
          </table:table-cell>
          <table:table-cell office:value-type="float" office:value="1500.6399999999999" table:formula="of:=[.D42]+[.E42]-[.F42]" table:style-name="ce25">
            <text:p>1.501</text:p>
          </table:table-cell>
          <table:table-cell office:value-type="float" office:value="520101030013" table:style-name="ce22">
            <text:p>520101030013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2672.55" table:style-name="ce25">
            <text:p>2.673</text:p>
          </table:table-cell>
          <table:table-cell office:value-type="float" office:value="-1171.9100000000003" table:formula="of:=[.G42]-[.J42]" table:style-name="ce26">
            <text:p>(1.1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table:style-name="ce24"/>
          <table:table-cell office:value-type="float" office:value="1527" table:style-name="ce25">
            <text:p>1.527</text:p>
          </table:table-cell>
          <table:table-cell office:value-type="float" office:value="238.5" table:style-name="ce25">
            <text:p>239</text:p>
          </table:table-cell>
          <table:table-cell office:value-type="float" office:value="0" table:style-name="ce25">
            <text:p>0</text:p>
          </table:table-cell>
          <table:table-cell office:value-type="float" office:value="1765.5" table:formula="of:=[.D43]+[.E43]-[.F43]" table:style-name="ce25">
            <text:p>1.766</text:p>
          </table:table-cell>
          <table:table-cell office:value-type="float" office:value="520101030014" table:style-name="ce22">
            <text:p>520101030014<text:s/></text:p>
          </table:table-cell>
          <table:table-cell office:value-type="string" table:style-name="ce23">
            <text:p>Gastos de depreciación de equipos de computación<text:s text:c="32"/></text:p>
          </table:table-cell>
          <table:table-cell office:value-type="float" office:value="3588.72" table:style-name="ce25">
            <text:p>3.589</text:p>
          </table:table-cell>
          <table:table-cell office:value-type="float" office:value="-1823.2199999999998" table:formula="of:=[.G43]-[.J43]" table:style-name="ce26">
            <text:p>(1.823)</text:p>
          </table:table-cell>
          <table:table-cell table:style-name="ce4"/>
          <table:table-cell table:style-name="ce29"/>
          <table:table-cell table:number-columns-repeated="48" table:style-name="ce4"/>
          <table:table-cell table:number-columns-repeated="16323"/>
        </table:table-row>
        <table:table-row table:style-name="ro2"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table:style-name="ce24"/>
          <table:table-cell office:value-type="float" office:value="231" table:style-name="ce25">
            <text:p>23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31" table:formula="of:=[.D44]+[.E44]-[.F44]" table:style-name="ce25">
            <text:p>231</text:p>
          </table:table-cell>
          <table:table-cell office:value-type="float" office:value="520101030015" table:style-name="ce22">
            <text:p>520101030015<text:s/></text:p>
          </table:table-cell>
          <table:table-cell office:value-type="string" table:style-name="ce23">
            <text:p>Seguros vehículos ventas<text:s text:c="56"/></text:p>
          </table:table-cell>
          <table:table-cell office:value-type="float" office:value="104.09" table:style-name="ce25">
            <text:p>104</text:p>
          </table:table-cell>
          <table:table-cell office:value-type="float" office:value="126.91" table:formula="of:=[.G44]-[.J44]" table:style-name="ce26">
            <text:p>1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table:style-name="ce24"/>
          <table:table-cell office:value-type="float" office:value="2393" table:style-name="ce25">
            <text:p>2.39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393" table:formula="of:=[.D45]+[.E45]-[.F45]" table:style-name="ce25">
            <text:p>2.393</text:p>
          </table:table-cell>
          <table:table-cell office:value-type="float" office:value="520101030016" table:style-name="ce22">
            <text:p>520101030016<text:s/></text:p>
          </table:table-cell>
          <table:table-cell office:value-type="string" table:style-name="ce23">
            <text:p>Mantenimiento <text:s/>Instalaciones<text:s text:c="52"/></text:p>
          </table:table-cell>
          <table:table-cell office:value-type="float" office:value="3476.92" table:style-name="ce25">
            <text:p>3.477</text:p>
          </table:table-cell>
          <table:table-cell office:value-type="float" office:value="-1083.92" table:formula="of:=[.G45]-[.J45]" table:style-name="ce26">
            <text:p>(1.0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table:style-name="ce24"/>
          <table:table-cell office:value-type="float" office:value="2828" table:style-name="ce25">
            <text:p>2.828</text:p>
          </table:table-cell>
          <table:table-cell office:value-type="float" office:value="1002" table:style-name="ce25">
            <text:p>1.002</text:p>
          </table:table-cell>
          <table:table-cell office:value-type="float" office:value="0" table:style-name="ce25">
            <text:p>0</text:p>
          </table:table-cell>
          <table:table-cell office:value-type="float" office:value="3830" table:formula="of:=[.D46]+[.E46]-[.F46]" table:style-name="ce25">
            <text:p>3.830</text:p>
          </table:table-cell>
          <table:table-cell office:value-type="float" office:value="520101030017" table:style-name="ce22">
            <text:p>520101030017<text:s/></text:p>
          </table:table-cell>
          <table:table-cell office:value-type="string" table:style-name="ce23">
            <text:p>Mantenimiento Muebles y equipos<text:s text:c="49"/></text:p>
          </table:table-cell>
          <table:table-cell office:value-type="float" office:value="6788.84" table:style-name="ce25">
            <text:p>6.789</text:p>
          </table:table-cell>
          <table:table-cell office:value-type="float" office:value="-2958.84" table:formula="of:=[.G46]-[.J46]" table:style-name="ce26">
            <text:p>(2.95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table:style-name="ce24"/>
          <table:table-cell office:value-type="float" office:value="145" table:style-name="ce25">
            <text:p>145</text:p>
          </table:table-cell>
          <table:table-cell office:value-type="float" office:value="48.48" table:style-name="ce25">
            <text:p>48</text:p>
          </table:table-cell>
          <table:table-cell office:value-type="float" office:value="0" table:style-name="ce25">
            <text:p>0</text:p>
          </table:table-cell>
          <table:table-cell office:value-type="float" office:value="193.48" table:formula="of:=[.D47]+[.E47]-[.F47]" table:style-name="ce25">
            <text:p>193</text:p>
          </table:table-cell>
          <table:table-cell office:value-type="float" office:value="520101030018" table:style-name="ce22">
            <text:p>520101030018<text:s/></text:p>
          </table:table-cell>
          <table:table-cell office:value-type="string" table:style-name="ce23">
            <text:p>Gasto de Depreciacion Muebles y Enseres<text:s text:c="41"/></text:p>
          </table:table-cell>
          <table:table-cell office:value-type="float" office:value="230.33" table:style-name="ce25">
            <text:p>230</text:p>
          </table:table-cell>
          <table:table-cell office:value-type="float" office:value="-36.850000000000023" table:formula="of:=[.G47]-[.J47]" table:style-name="ce26">
            <text:p>(3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48]+[.E48]-[.F48]" table:style-name="ce25">
            <text:p>0</text:p>
          </table:table-cell>
          <table:table-cell office:value-type="float" office:value="520101030019" table:style-name="ce22">
            <text:p>520101030019<text:s/></text:p>
          </table:table-cell>
          <table:table-cell office:value-type="string" table:style-name="ce23">
            <text:p>Gasto de Depreciacion de Vehiculos<text:s text:c="46"/></text:p>
          </table:table-cell>
          <table:table-cell office:value-type="float" office:value="4560.38" table:style-name="ce25">
            <text:p>4.560</text:p>
          </table:table-cell>
          <table:table-cell office:value-type="float" office:value="-4560.38" table:formula="of:=[.G48]-[.J48]" table:style-name="ce26">
            <text:p>(4.56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table:style-name="ce24"/>
          <table:table-cell office:value-type="float" office:value="1703" table:style-name="ce25">
            <text:p>1.703</text:p>
          </table:table-cell>
          <table:table-cell office:value-type="float" office:value="7880.46" table:style-name="ce25">
            <text:p>7.880</text:p>
          </table:table-cell>
          <table:table-cell office:value-type="float" office:value="2.6" table:style-name="ce25">
            <text:p>3</text:p>
          </table:table-cell>
          <table:table-cell office:value-type="float" office:value="9580.8599999999988" table:formula="of:=[.D49]+[.E49]-[.F49]" table:style-name="ce25">
            <text:p>9.581</text:p>
          </table:table-cell>
          <table:table-cell office:value-type="float" office:value="520101030020" table:style-name="ce22">
            <text:p>520101030020<text:s/></text:p>
          </table:table-cell>
          <table:table-cell office:value-type="string" table:style-name="ce23">
            <text:p>Otros pagos bienes y servicios ventas<text:s text:c="43"/></text:p>
          </table:table-cell>
          <table:table-cell office:value-type="float" office:value="11642.07" table:style-name="ce25">
            <text:p>11.642</text:p>
          </table:table-cell>
          <table:table-cell office:value-type="float" office:value="-2061.2100000000009" table:formula="of:=[.G49]-[.J49]" table:style-name="ce26">
            <text:p>(2.06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3006" table:style-name="ce25">
            <text:p>3.00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006" table:formula="of:=[.D50]+[.E50]-[.F50]" table:style-name="ce25">
            <text:p>3.006</text:p>
          </table:table-cell>
          <table:table-cell office:value-type="float" office:value="520101030021" table:style-name="ce22">
            <text:p>520101030021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755" table:style-name="ce25">
            <text:p>755</text:p>
          </table:table-cell>
          <table:table-cell office:value-type="float" office:value="2251" table:formula="of:=[.G50]-[.J50]" table:style-name="ce26">
            <text:p>2.25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16592" table:style-name="ce25">
            <text:p>16.592</text:p>
          </table:table-cell>
          <table:table-cell office:value-type="float" office:value="4626.9399999999996" table:style-name="ce25">
            <text:p>4.627</text:p>
          </table:table-cell>
          <table:table-cell office:value-type="float" office:value="0" table:style-name="ce25">
            <text:p>0</text:p>
          </table:table-cell>
          <table:table-cell office:value-type="float" office:value="21218.94" table:formula="of:=[.D51]+[.E51]-[.F51]" table:style-name="ce25">
            <text:p>21.219</text:p>
          </table:table-cell>
          <table:table-cell office:value-type="float" office:value="520101030022" table:style-name="ce22">
            <text:p>520101030022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8098.73" table:style-name="ce25">
            <text:p>18.099</text:p>
          </table:table-cell>
          <table:table-cell office:value-type="float" office:value="3120.2099999999991" table:formula="of:=[.G51]-[.J51]" table:style-name="ce26">
            <text:p>3.12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table:style-name="ce24"/>
          <table:table-cell office:value-type="float" office:value="5686" table:style-name="ce25">
            <text:p>5.686</text:p>
          </table:table-cell>
          <table:table-cell office:value-type="float" office:value="7265.94" table:style-name="ce25">
            <text:p>7.266</text:p>
          </table:table-cell>
          <table:table-cell office:value-type="float" office:value="0" table:style-name="ce25">
            <text:p>0</text:p>
          </table:table-cell>
          <table:table-cell office:value-type="float" office:value="12951.939999999999" table:formula="of:=[.D52]+[.E52]-[.F52]" table:style-name="ce25">
            <text:p>12.952</text:p>
          </table:table-cell>
          <table:table-cell office:value-type="float" office:value="520101030023" table:style-name="ce22">
            <text:p>520101030023<text:s/></text:p>
          </table:table-cell>
          <table:table-cell office:value-type="string" table:style-name="ce23">
            <text:p>Iva No aplicado ( Gasto)<text:s text:c="56"/></text:p>
          </table:table-cell>
          <table:table-cell office:value-type="float" office:value="13000.73" table:style-name="ce25">
            <text:p>13.001</text:p>
          </table:table-cell>
          <table:table-cell office:value-type="float" office:value="-48.790000000000873" table:formula="of:=[.G52]-[.J52]" table:style-name="ce26">
            <text:p>(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table:style-name="ce24"/>
          <table:table-cell office:value-type="float" office:value="6720.89" table:style-name="ce25">
            <text:p>6.721</text:p>
          </table:table-cell>
          <table:table-cell office:value-type="float" office:value="463.42" table:style-name="ce25">
            <text:p>463</text:p>
          </table:table-cell>
          <table:table-cell office:value-type="float" office:value="0" table:style-name="ce25">
            <text:p>0</text:p>
          </table:table-cell>
          <table:table-cell office:value-type="float" office:value="7184.31" table:formula="of:=[.D53]+[.E53]-[.F53]" table:style-name="ce25">
            <text:p>7.184</text:p>
          </table:table-cell>
          <table:table-cell office:value-type="float" office:value="520101030024" table:style-name="ce22">
            <text:p>520101030024<text:s/></text:p>
          </table:table-cell>
          <table:table-cell office:value-type="string" table:style-name="ce23">
            <text:p>Seguros de Exportación<text:s text:c="58"/></text:p>
          </table:table-cell>
          <table:table-cell office:value-type="float" office:value="14242.71" table:style-name="ce25">
            <text:p>14.243</text:p>
          </table:table-cell>
          <table:table-cell office:value-type="float" office:value="-7058.3999999999987" table:formula="of:=[.G53]-[.J53]" table:style-name="ce26">
            <text:p>(7.0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2"/>
          <table:table-cell office:value-type="string" table:style-name="ce17">
            <text:p>Gastos de Administración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17">
            <text:p>Gastos de Administración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Nomina de Administración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Nomina de Administración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table:style-name="ce24"/>
          <table:table-cell office:value-type="float" office:value="184275" table:style-name="ce25">
            <text:p>184.275</text:p>
          </table:table-cell>
          <table:table-cell office:value-type="float" office:value="67294.22" table:style-name="ce25">
            <text:p>67.294</text:p>
          </table:table-cell>
          <table:table-cell office:value-type="float" office:value="0" table:style-name="ce25">
            <text:p>0</text:p>
          </table:table-cell>
          <table:table-cell office:value-type="float" office:value="251569.22" table:formula="of:=[.D57]+[.E57]-[.F57]" table:style-name="ce25">
            <text:p>251.569</text:p>
          </table:table-cell>
          <table:table-cell office:value-type="float" office:value="520201010001" table:style-name="ce22">
            <text:p>520201010001<text:s/></text:p>
          </table:table-cell>
          <table:table-cell office:value-type="string" table:style-name="ce23">
            <text:p>Sueldos<text:s text:c="73"/></text:p>
          </table:table-cell>
          <table:table-cell office:value-type="float" office:value="246110.74" table:style-name="ce25">
            <text:p>246.111</text:p>
          </table:table-cell>
          <table:table-cell office:value-type="float" office:value="5458.4800000000105" table:formula="of:=[.G57]-[.J57]" table:style-name="ce26">
            <text:p>5.458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table:style-name="ce24"/>
          <table:table-cell office:value-type="float" office:value="5187" table:style-name="ce25">
            <text:p>5.187</text:p>
          </table:table-cell>
          <table:table-cell office:value-type="float" office:value="2979.37" table:style-name="ce25">
            <text:p>2.979</text:p>
          </table:table-cell>
          <table:table-cell office:value-type="float" office:value="0" table:style-name="ce25">
            <text:p>0</text:p>
          </table:table-cell>
          <table:table-cell office:value-type="float" office:value="8166.37" table:formula="of:=[.D58]+[.E58]-[.F58]" table:style-name="ce25">
            <text:p>8.166</text:p>
          </table:table-cell>
          <table:table-cell office:value-type="float" office:value="520201010002" table:style-name="ce22">
            <text:p>520201010002<text:s/></text:p>
          </table:table-cell>
          <table:table-cell office:value-type="string" table:style-name="ce23">
            <text:p>Sobretiempos<text:s text:c="68"/></text:p>
          </table:table-cell>
          <table:table-cell office:value-type="float" office:value="7389.93" table:style-name="ce25">
            <text:p>7.390</text:p>
          </table:table-cell>
          <table:table-cell office:value-type="float" office:value="776.4399999999996" table:formula="of:=[.G58]-[.J58]" table:style-name="ce26">
            <text:p>77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table:style-name="ce24"/>
          <table:table-cell office:value-type="float" office:value="23806" table:style-name="ce25">
            <text:p>23.806</text:p>
          </table:table-cell>
          <table:table-cell office:value-type="float" office:value="8811.91" table:style-name="ce25">
            <text:p>8.812</text:p>
          </table:table-cell>
          <table:table-cell office:value-type="float" office:value="45.03" table:style-name="ce25">
            <text:p>45</text:p>
          </table:table-cell>
          <table:table-cell office:value-type="float" office:value="32572.880000000001" table:formula="of:=[.D59]+[.E59]-[.F59]" table:style-name="ce25">
            <text:p>32.573</text:p>
          </table:table-cell>
          <table:table-cell office:value-type="float" office:value="520201010003" table:style-name="ce22">
            <text:p>520201010003<text:s/></text:p>
          </table:table-cell>
          <table:table-cell office:value-type="string" table:style-name="ce23">
            <text:p>Aporte Patronal 12.15%<text:s text:c="58"/></text:p>
          </table:table-cell>
          <table:table-cell office:value-type="float" office:value="31280.38" table:style-name="ce25">
            <text:p>31.280</text:p>
          </table:table-cell>
          <table:table-cell office:value-type="float" office:value="1292.5" table:formula="of:=[.G59]-[.J59]" table:style-name="ce26">
            <text:p>1.29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table:style-name="ce24"/>
          <table:table-cell office:value-type="float" office:value="14777" table:style-name="ce25">
            <text:p>14.777</text:p>
          </table:table-cell>
          <table:table-cell office:value-type="float" office:value="5110.1400000000003" table:style-name="ce25">
            <text:p>5.110</text:p>
          </table:table-cell>
          <table:table-cell office:value-type="float" office:value="0" table:style-name="ce25">
            <text:p>0</text:p>
          </table:table-cell>
          <table:table-cell office:value-type="float" office:value="19887.14" table:formula="of:=[.D60]+[.E60]-[.F60]" table:style-name="ce25">
            <text:p>19.887</text:p>
          </table:table-cell>
          <table:table-cell office:value-type="float" office:value="520201010004" table:style-name="ce22">
            <text:p>520201010004<text:s/></text:p>
          </table:table-cell>
          <table:table-cell office:value-type="string" table:style-name="ce23">
            <text:p>Fondo de Reserva<text:s text:c="64"/></text:p>
          </table:table-cell>
          <table:table-cell office:value-type="float" office:value="17960.490000000002" table:style-name="ce25">
            <text:p>17.960</text:p>
          </table:table-cell>
          <table:table-cell office:value-type="float" office:value="1926.6499999999978" table:formula="of:=[.G60]-[.J60]" table:style-name="ce26">
            <text:p>1.92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table:style-name="ce24"/>
          <table:table-cell office:value-type="float" office:value="15606" table:style-name="ce25">
            <text:p>15.606</text:p>
          </table:table-cell>
          <table:table-cell office:value-type="float" office:value="5841.26" table:style-name="ce25">
            <text:p>5.841</text:p>
          </table:table-cell>
          <table:table-cell office:value-type="float" office:value="0" table:style-name="ce25">
            <text:p>0</text:p>
          </table:table-cell>
          <table:table-cell office:value-type="float" office:value="21447.260000000002" table:formula="of:=[.D61]+[.E61]-[.F61]" table:style-name="ce25">
            <text:p>21.447</text:p>
          </table:table-cell>
          <table:table-cell office:value-type="float" office:value="520201010005" table:style-name="ce22">
            <text:p>520201010005<text:s/></text:p>
          </table:table-cell>
          <table:table-cell office:value-type="string" table:style-name="ce23">
            <text:p>Decimo Tercer Sueldo<text:s text:c="60"/></text:p>
          </table:table-cell>
          <table:table-cell office:value-type="float" office:value="21003.46" table:style-name="ce25">
            <text:p>21.003</text:p>
          </table:table-cell>
          <table:table-cell office:value-type="float" office:value="443.80000000000291" table:formula="of:=[.G61]-[.J61]" table:style-name="ce26">
            <text:p>44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table:style-name="ce24"/>
          <table:table-cell office:value-type="float" office:value="6425" table:style-name="ce25">
            <text:p>6.425</text:p>
          </table:table-cell>
          <table:table-cell office:value-type="float" office:value="2373.09" table:style-name="ce25">
            <text:p>2.373</text:p>
          </table:table-cell>
          <table:table-cell office:value-type="float" office:value="0" table:style-name="ce25">
            <text:p>0</text:p>
          </table:table-cell>
          <table:table-cell office:value-type="float" office:value="8798.09" table:formula="of:=[.D62]+[.E62]-[.F62]" table:style-name="ce25">
            <text:p>8.798</text:p>
          </table:table-cell>
          <table:table-cell office:value-type="float" office:value="520201010006" table:style-name="ce22">
            <text:p>520201010006<text:s/></text:p>
          </table:table-cell>
          <table:table-cell office:value-type="string" table:style-name="ce23">
            <text:p>Decimo Cuarto Sueldo<text:s text:c="60"/></text:p>
          </table:table-cell>
          <table:table-cell office:value-type="float" office:value="8920.2099999999991" table:style-name="ce25">
            <text:p>8.920</text:p>
          </table:table-cell>
          <table:table-cell office:value-type="float" office:value="-122.11999999999898" table:formula="of:=[.G62]-[.J62]" table:style-name="ce26">
            <text:p>(12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table:style-name="ce24"/>
          <table:table-cell office:value-type="float" office:value="5918" table:style-name="ce25">
            <text:p>5.918</text:p>
          </table:table-cell>
          <table:table-cell office:value-type="float" office:value="2958.83" table:style-name="ce25">
            <text:p>2.959</text:p>
          </table:table-cell>
          <table:table-cell office:value-type="float" office:value="0" table:style-name="ce25">
            <text:p>0</text:p>
          </table:table-cell>
          <table:table-cell office:value-type="float" office:value="8876.83" table:formula="of:=[.D63]+[.E63]-[.F63]" table:style-name="ce25">
            <text:p>8.877</text:p>
          </table:table-cell>
          <table:table-cell office:value-type="float" office:value="520201010007" table:style-name="ce22">
            <text:p>520201010007<text:s/></text:p>
          </table:table-cell>
          <table:table-cell office:value-type="string" table:style-name="ce23">
            <text:p>Vacaciones<text:s text:c="70"/></text:p>
          </table:table-cell>
          <table:table-cell office:value-type="float" office:value="29605.86" table:style-name="ce25">
            <text:p>29.606</text:p>
          </table:table-cell>
          <table:table-cell office:value-type="float" office:value="-20729.03" table:formula="of:=[.G63]-[.J63]" table:style-name="ce26">
            <text:p>(20.72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table:style-name="ce24"/>
          <table:table-cell office:value-type="float" office:value="4000" table:style-name="ce25">
            <text:p>4.000</text:p>
          </table:table-cell>
          <table:table-cell office:value-type="float" office:value="1816.73" table:formula="of:=1236.39+580.34" table:style-name="ce25">
            <text:p>1.817</text:p>
          </table:table-cell>
          <table:table-cell office:value-type="float" office:value="0" table:style-name="ce25">
            <text:p>0</text:p>
          </table:table-cell>
          <table:table-cell office:value-type="float" office:value="5816.73" table:formula="of:=[.D64]+[.E64]-[.F64]" table:style-name="ce27">
            <text:p>5.817</text:p>
          </table:table-cell>
          <table:table-cell office:value-type="float" office:value="520201010008" table:style-name="ce22">
            <text:p>520201010008<text:s/></text:p>
          </table:table-cell>
          <table:table-cell office:value-type="string" table:style-name="ce23">
            <text:p>Desahucio Administración<text:s text:c="56"/></text:p>
          </table:table-cell>
          <table:table-cell office:value-type="float" office:value="5807.02" table:style-name="ce25">
            <text:p>5.807</text:p>
          </table:table-cell>
          <table:table-cell office:value-type="float" office:value="9.7099999999991269" table:formula="of:=[.G64]-[.J64]" table:style-name="ce26">
            <text:p>1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150" table:style-name="ce25">
            <text:p>150</text:p>
          </table:table-cell>
          <table:table-cell office:value-type="float" office:value="0" table:style-name="ce25">
            <text:p>0</text:p>
          </table:table-cell>
          <table:table-cell office:value-type="float" office:value="150" table:formula="of:=[.D65]+[.E65]-[.F65]" table:style-name="ce25">
            <text:p>150</text:p>
          </table:table-cell>
          <table:table-cell office:value-type="float" office:value="520201010010" table:style-name="ce22">
            <text:p>520201010010<text:s/></text:p>
          </table:table-cell>
          <table:table-cell office:value-type="string" table:style-name="ce23">
            <text:p>Bonificaciones Voluntarias Administración<text:s text:c="39"/></text:p>
          </table:table-cell>
          <table:table-cell office:value-type="float" office:value="372.5" table:style-name="ce25">
            <text:p>373</text:p>
          </table:table-cell>
          <table:table-cell office:value-type="float" office:value="-222.5" table:formula="of:=[.G65]-[.J65]" table:style-name="ce26">
            <text:p>(22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table:style-name="ce24"/>
          <table:table-cell office:value-type="float" office:value="8893" table:style-name="ce25">
            <text:p>8.893</text:p>
          </table:table-cell>
          <table:table-cell office:value-type="float" office:value="3706.52" table:formula="of:=2815.64+890.88" table:style-name="ce25">
            <text:p>3.707</text:p>
          </table:table-cell>
          <table:table-cell office:value-type="float" office:value="0" table:style-name="ce25">
            <text:p>0</text:p>
          </table:table-cell>
          <table:table-cell office:value-type="float" office:value="12599.52" table:formula="of:=[.D66]+[.E66]-[.F66]" table:style-name="ce27">
            <text:p>12.600</text:p>
          </table:table-cell>
          <table:table-cell office:value-type="float" office:value="520201010011" table:style-name="ce22">
            <text:p>520201010011<text:s/></text:p>
          </table:table-cell>
          <table:table-cell office:value-type="string" table:style-name="ce23">
            <text:p>Jubilación Patronal Administración<text:s text:c="46"/></text:p>
          </table:table-cell>
          <table:table-cell office:value-type="float" office:value="11186.64" table:style-name="ce25">
            <text:p>11.187</text:p>
          </table:table-cell>
          <table:table-cell office:value-type="float" office:value="1412.880000000001" table:formula="of:=[.G66]-[.J66]" table:style-name="ce26">
            <text:p>1.41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 del personal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Otros Gastos del personal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table:style-name="ce24"/>
          <table:table-cell office:value-type="float" office:value="7141.87" table:style-name="ce25">
            <text:p>7.142</text:p>
          </table:table-cell>
          <table:table-cell office:value-type="float" office:value="2537.59" table:style-name="ce25">
            <text:p>2.538</text:p>
          </table:table-cell>
          <table:table-cell office:value-type="float" office:value="0" table:style-name="ce25">
            <text:p>0</text:p>
          </table:table-cell>
          <table:table-cell office:value-type="float" office:value="9679.4599999999991" table:formula="of:=[.D69]+[.E69]-[.F69]" table:style-name="ce25">
            <text:p>9.679</text:p>
          </table:table-cell>
          <table:table-cell office:value-type="float" office:value="520201020002" table:style-name="ce22">
            <text:p>520201020002<text:s/></text:p>
          </table:table-cell>
          <table:table-cell office:value-type="string" table:style-name="ce23">
            <text:p>Alimentacion Administración<text:s text:c="53"/></text:p>
          </table:table-cell>
          <table:table-cell office:value-type="float" office:value="12561.52" table:style-name="ce25">
            <text:p>12.562</text:p>
          </table:table-cell>
          <table:table-cell office:value-type="float" office:value="-2882.0600000000013" table:formula="of:=[.G69]-[.J69]" table:style-name="ce26">
            <text:p>(2.88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table:style-name="ce24"/>
          <table:table-cell office:value-type="float" office:value="540" table:style-name="ce25">
            <text:p>540</text:p>
          </table:table-cell>
          <table:table-cell office:value-type="float" office:value="188.64" table:style-name="ce25">
            <text:p>189</text:p>
          </table:table-cell>
          <table:table-cell office:value-type="float" office:value="0" table:style-name="ce25">
            <text:p>0</text:p>
          </table:table-cell>
          <table:table-cell office:value-type="float" office:value="728.64" table:formula="of:=[.D70]+[.E70]-[.F70]" table:style-name="ce25">
            <text:p>729</text:p>
          </table:table-cell>
          <table:table-cell office:value-type="float" office:value="520201020003" table:style-name="ce22">
            <text:p>520201020003<text:s/></text:p>
          </table:table-cell>
          <table:table-cell office:value-type="string" table:style-name="ce23">
            <text:p>Movilizacion/Transp de Personal Administración<text:s text:c="34"/></text:p>
          </table:table-cell>
          <table:table-cell office:value-type="float" office:value="720" table:style-name="ce25">
            <text:p>720</text:p>
          </table:table-cell>
          <table:table-cell office:value-type="float" office:value="8.6399999999999864" table:formula="of:=[.G70]-[.J70]" table:style-name="ce26">
            <text:p>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table:style-name="ce24"/>
          <table:table-cell office:value-type="float" office:value="10412" table:style-name="ce25">
            <text:p>10.412</text:p>
          </table:table-cell>
          <table:table-cell office:value-type="float" office:value="1247.73" table:style-name="ce25">
            <text:p>1.248</text:p>
          </table:table-cell>
          <table:table-cell office:value-type="float" office:value="0" table:style-name="ce25">
            <text:p>0</text:p>
          </table:table-cell>
          <table:table-cell office:value-type="float" office:value="11659.73" table:formula="of:=[.D71]+[.E71]-[.F71]" table:style-name="ce25">
            <text:p>11.660</text:p>
          </table:table-cell>
          <table:table-cell office:value-type="float" office:value="520201020004" table:style-name="ce22">
            <text:p>520201020004<text:s/></text:p>
          </table:table-cell>
          <table:table-cell office:value-type="string" table:style-name="ce23">
            <text:p>Gastos Médicos ventas y administración<text:s text:c="42"/></text:p>
          </table:table-cell>
          <table:table-cell office:value-type="float" office:value="3096.2" table:style-name="ce25">
            <text:p>3.096</text:p>
          </table:table-cell>
          <table:table-cell office:value-type="float" office:value="8563.5299999999988" table:formula="of:=[.G71]-[.J71]" table:style-name="ce26">
            <text:p>8.56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5" table:style-name="ce22">
            <text:p>520201020005<text:s/></text:p>
          </table:table-cell>
          <table:table-cell office:value-type="string" table:style-name="ce23">
            <text:p>Uniforme personal ventas y administrativas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4929.8" table:style-name="ce25">
            <text:p>4.930</text:p>
          </table:table-cell>
          <table:table-cell office:value-type="float" office:value="0" table:style-name="ce25">
            <text:p>0</text:p>
          </table:table-cell>
          <table:table-cell office:value-type="float" office:value="4929.8" table:formula="of:=[.D72]+[.E72]-[.F72]" table:style-name="ce25">
            <text:p>4.930</text:p>
          </table:table-cell>
          <table:table-cell office:value-type="float" office:value="520201020005" table:style-name="ce22">
            <text:p>520201020005<text:s/></text:p>
          </table:table-cell>
          <table:table-cell office:value-type="string" table:style-name="ce23">
            <text:p>Uniforme personal ventas y administrativas</text:p>
          </table:table-cell>
          <table:table-cell office:value-type="float" office:value="0" table:style-name="ce25">
            <text:p>0</text:p>
          </table:table-cell>
          <table:table-cell office:value-type="float" office:value="4929.8" table:formula="of:=[.G72]-[.J72]" table:style-name="ce26">
            <text:p>4.93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table:style-name="ce24"/>
          <table:table-cell office:value-type="float" office:value="2720" table:style-name="ce25">
            <text:p>2.720</text:p>
          </table:table-cell>
          <table:table-cell office:value-type="float" office:value="7277.18" table:style-name="ce25">
            <text:p>7.277</text:p>
          </table:table-cell>
          <table:table-cell office:value-type="float" office:value="0" table:style-name="ce25">
            <text:p>0</text:p>
          </table:table-cell>
          <table:table-cell office:value-type="float" office:value="9997.18" table:formula="of:=[.D73]+[.E73]-[.F73]" table:style-name="ce25">
            <text:p>9.997</text:p>
          </table:table-cell>
          <table:table-cell office:value-type="float" office:value="520201020006" table:style-name="ce22">
            <text:p>520201020006<text:s/></text:p>
          </table:table-cell>
          <table:table-cell office:value-type="string" table:style-name="ce23">
            <text:p>Capacitación y Seminarios Administración<text:s text:c="40"/></text:p>
          </table:table-cell>
          <table:table-cell office:value-type="float" office:value="2563" table:style-name="ce25">
            <text:p>2.563</text:p>
          </table:table-cell>
          <table:table-cell office:value-type="float" office:value="7434.18" table:formula="of:=[.G73]-[.J73]" table:style-name="ce26">
            <text:p>7.4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83072.95" table:style-name="ce25">
            <text:p>83.073</text:p>
          </table:table-cell>
          <table:table-cell office:value-type="float" office:value="0" table:style-name="ce25">
            <text:p>0</text:p>
          </table:table-cell>
          <table:table-cell office:value-type="float" office:value="83072.95" table:formula="of:=[.D74]+[.E74]-[.F74]" table:style-name="ce25">
            <text:p>83.073</text:p>
          </table:table-cell>
          <table:table-cell office:value-type="float" office:value="520201020007" table:style-name="ce22">
            <text:p>520201020007<text:s/></text:p>
          </table:table-cell>
          <table:table-cell office:value-type="string" table:style-name="ce23">
            <text:p>Agasajo al Personal Administración<text:s text:c="46"/></text:p>
          </table:table-cell>
          <table:table-cell office:value-type="float" office:value="0" table:style-name="ce25">
            <text:p>0</text:p>
          </table:table-cell>
          <table:table-cell office:value-type="float" office:value="83072.95" table:formula="of:=[.G74]-[.J74]" table:style-name="ce26">
            <text:p>83.07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1020008" table:style-name="ce22">
            <text:p>520201020008<text:s/></text:p>
          </table:table-cell>
          <table:table-cell office:value-type="string" table:style-name="ce23">
            <text:p>Otros gastos de personal Administracion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46.4" table:style-name="ce25">
            <text:p>46</text:p>
          </table:table-cell>
          <table:table-cell office:value-type="float" office:value="0" table:style-name="ce25">
            <text:p>0</text:p>
          </table:table-cell>
          <table:table-cell office:value-type="float" office:value="46.4" table:formula="of:=[.D75]+[.E75]-[.F75]" table:style-name="ce25">
            <text:p>46</text:p>
          </table:table-cell>
          <table:table-cell office:value-type="float" office:value="520201020008" table:style-name="ce22">
            <text:p>520201020008<text:s/></text:p>
          </table:table-cell>
          <table:table-cell office:value-type="string" table:style-name="ce23">
            <text:p>Otros gastos de personal Administracion</text:p>
          </table:table-cell>
          <table:table-cell office:value-type="float" office:value="31594.99" table:style-name="ce25">
            <text:p>31.595</text:p>
          </table:table-cell>
          <table:table-cell office:value-type="float" office:value="-31548.59" table:formula="of:=[.G75]-[.J75]" table:style-name="ce26">
            <text:p>(31.5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Honorario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Honorario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table:style-name="ce24"/>
          <table:table-cell office:value-type="float" office:value="132304" table:style-name="ce25">
            <text:p>132.304</text:p>
          </table:table-cell>
          <table:table-cell office:value-type="float" office:value="1116990.58" table:style-name="ce25">
            <text:p>1.116.991</text:p>
          </table:table-cell>
          <table:table-cell office:value-type="float" office:value="0" table:style-name="ce25">
            <text:p>0</text:p>
          </table:table-cell>
          <table:table-cell office:value-type="float" office:value="1249294.58" table:formula="of:=[.D78]+[.E78]-[.F78]" table:style-name="ce25">
            <text:p>1.249.295</text:p>
          </table:table-cell>
          <table:table-cell office:value-type="float" office:value="520202010001" table:style-name="ce22">
            <text:p>520202010001<text:s/></text:p>
          </table:table-cell>
          <table:table-cell office:value-type="string" table:style-name="ce23">
            <text:p>Honorarios Profesionales<text:s text:c="56"/></text:p>
          </table:table-cell>
          <table:table-cell office:value-type="float" office:value="361055.14" table:style-name="ce25">
            <text:p>361.055</text:p>
          </table:table-cell>
          <table:table-cell office:value-type="float" office:value="888239.44000000006" table:formula="of:=[.G78]-[.J78]" table:style-name="ce26">
            <text:p>888.23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79]+[.E79]-[.F79]" table:style-name="ce25">
            <text:p>0</text:p>
          </table:table-cell>
          <table:table-cell office:value-type="float" office:value="520202010002" table:style-name="ce22">
            <text:p>520202010002<text:s/></text:p>
          </table:table-cell>
          <table:table-cell office:value-type="string" table:style-name="ce23">
            <text:p>Servicios de Contabilidad - Asesorias<text:s text:c="43"/></text:p>
          </table:table-cell>
          <table:table-cell office:value-type="float" office:value="13030" table:style-name="ce25">
            <text:p>13.030</text:p>
          </table:table-cell>
          <table:table-cell office:value-type="float" office:value="-13030" table:formula="of:=[.G79]-[.J79]" table:style-name="ce26">
            <text:p>(13.03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table:style-name="ce24"/>
          <table:table-cell office:value-type="float" office:value="3348" table:style-name="ce25">
            <text:p>3.348</text:p>
          </table:table-cell>
          <table:table-cell office:value-type="float" office:value="900" table:style-name="ce25">
            <text:p>900</text:p>
          </table:table-cell>
          <table:table-cell office:value-type="float" office:value="0" table:style-name="ce25">
            <text:p>0</text:p>
          </table:table-cell>
          <table:table-cell office:value-type="float" office:value="4248" table:formula="of:=[.D80]+[.E80]-[.F80]" table:style-name="ce25">
            <text:p>4.248</text:p>
          </table:table-cell>
          <table:table-cell office:value-type="float" office:value="520202010005" table:style-name="ce22">
            <text:p>520202010005<text:s/></text:p>
          </table:table-cell>
          <table:table-cell office:value-type="string" table:style-name="ce23">
            <text:p>Auditorías<text:s text:c="70"/></text:p>
          </table:table-cell>
          <table:table-cell office:value-type="float" office:value="7514.72" table:style-name="ce25">
            <text:p>7.515</text:p>
          </table:table-cell>
          <table:table-cell office:value-type="float" office:value="-3266.7200000000003" table:formula="of:=[.G80]-[.J80]" table:style-name="ce26">
            <text:p>(3.26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Mantenimiento y reparacione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Mantenimiento y reparacione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table:style-name="ce24"/>
          <table:table-cell office:value-type="float" office:value="1000" table:style-name="ce25">
            <text:p>1.00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000" table:formula="of:=[.D83]+[.E83]-[.F83]" table:style-name="ce25">
            <text:p>1.000</text:p>
          </table:table-cell>
          <table:table-cell office:value-type="float" office:value="520203010001" table:style-name="ce22">
            <text:p>520203010001<text:s/></text:p>
          </table:table-cell>
          <table:table-cell office:value-type="string" table:style-name="ce23">
            <text:p>Mantenimiento de Edificios y oficinas Administración<text:s text:c="28"/></text:p>
          </table:table-cell>
          <table:table-cell office:value-type="float" office:value="2236.9499999999998" table:style-name="ce25">
            <text:p>2.237</text:p>
          </table:table-cell>
          <table:table-cell office:value-type="float" office:value="-1236.9499999999998" table:formula="of:=[.G83]-[.J83]" table:style-name="ce26">
            <text:p>(1.23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table:style-name="ce24"/>
          <table:table-cell office:value-type="float" office:value="1000" table:style-name="ce25">
            <text:p>1.000</text:p>
          </table:table-cell>
          <table:table-cell office:value-type="float" office:value="6513" table:style-name="ce25">
            <text:p>6.513</text:p>
          </table:table-cell>
          <table:table-cell office:value-type="float" office:value="0" table:style-name="ce25">
            <text:p>0</text:p>
          </table:table-cell>
          <table:table-cell office:value-type="float" office:value="7513" table:formula="of:=[.D84]+[.E84]-[.F84]" table:style-name="ce25">
            <text:p>7.513</text:p>
          </table:table-cell>
          <table:table-cell office:value-type="float" office:value="520203010002" table:style-name="ce22">
            <text:p>520203010002<text:s/></text:p>
          </table:table-cell>
          <table:table-cell office:value-type="string" table:style-name="ce23">
            <text:p>Mantenimiento Instalaciones<text:s text:c="53"/></text:p>
          </table:table-cell>
          <table:table-cell office:value-type="float" office:value="3428.84" table:style-name="ce25">
            <text:p>3.429</text:p>
          </table:table-cell>
          <table:table-cell office:value-type="float" office:value="4084.16" table:formula="of:=[.G84]-[.J84]" table:style-name="ce26">
            <text:p>4.08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table:style-name="ce24"/>
          <table:table-cell office:value-type="float" office:value="10647" table:style-name="ce25">
            <text:p>10.647</text:p>
          </table:table-cell>
          <table:table-cell office:value-type="float" office:value="2185.9" table:style-name="ce25">
            <text:p>2.186</text:p>
          </table:table-cell>
          <table:table-cell office:value-type="float" office:value="0" table:style-name="ce25">
            <text:p>0</text:p>
          </table:table-cell>
          <table:table-cell office:value-type="float" office:value="12832.9" table:formula="of:=[.D85]+[.E85]-[.F85]" table:style-name="ce25">
            <text:p>12.833</text:p>
          </table:table-cell>
          <table:table-cell office:value-type="float" office:value="520203010003" table:style-name="ce22">
            <text:p>520203010003<text:s/></text:p>
          </table:table-cell>
          <table:table-cell office:value-type="string" table:style-name="ce23">
            <text:p>Mant. Vehiculos Administracion<text:s text:c="50"/></text:p>
          </table:table-cell>
          <table:table-cell office:value-type="float" office:value="8217.9599999999991" table:style-name="ce25">
            <text:p>8.218</text:p>
          </table:table-cell>
          <table:table-cell office:value-type="float" office:value="4614.9400000000005" table:formula="of:=[.G85]-[.J85]" table:style-name="ce26">
            <text:p>4.615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table:style-name="ce24"/>
          <table:table-cell office:value-type="float" office:value="9393" table:style-name="ce25">
            <text:p>9.393</text:p>
          </table:table-cell>
          <table:table-cell office:value-type="float" office:value="13190.3" table:style-name="ce25">
            <text:p>13.190</text:p>
          </table:table-cell>
          <table:table-cell office:value-type="float" office:value="0" table:style-name="ce25">
            <text:p>0</text:p>
          </table:table-cell>
          <table:table-cell office:value-type="float" office:value="22583.3" table:formula="of:=[.D86]+[.E86]-[.F86]" table:style-name="ce25">
            <text:p>22.583</text:p>
          </table:table-cell>
          <table:table-cell office:value-type="float" office:value="520203010004" table:style-name="ce22">
            <text:p>520203010004<text:s/></text:p>
          </table:table-cell>
          <table:table-cell office:value-type="string" table:style-name="ce23">
            <text:p>Mantenimiento Muebles y Equipos Administración<text:s text:c="34"/></text:p>
          </table:table-cell>
          <table:table-cell office:value-type="float" office:value="12591.87" table:style-name="ce25">
            <text:p>12.592</text:p>
          </table:table-cell>
          <table:table-cell office:value-type="float" office:value="9991.4299999999985" table:formula="of:=[.G86]-[.J86]" table:style-name="ce26">
            <text:p>9.99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table:style-name="ce24"/>
          <table:table-cell office:value-type="float" office:value="6244" table:style-name="ce25">
            <text:p>6.244</text:p>
          </table:table-cell>
          <table:table-cell office:value-type="float" office:value="2612.14" table:style-name="ce25">
            <text:p>2.612</text:p>
          </table:table-cell>
          <table:table-cell office:value-type="float" office:value="0" table:style-name="ce25">
            <text:p>0</text:p>
          </table:table-cell>
          <table:table-cell office:value-type="float" office:value="8856.14" table:formula="of:=[.D87]+[.E87]-[.F87]" table:style-name="ce25">
            <text:p>8.856</text:p>
          </table:table-cell>
          <table:table-cell office:value-type="float" office:value="520203010005" table:style-name="ce22">
            <text:p>520203010005<text:s/></text:p>
          </table:table-cell>
          <table:table-cell office:value-type="string" table:style-name="ce23">
            <text:p>Combustibles Administración<text:s text:c="53"/></text:p>
          </table:table-cell>
          <table:table-cell office:value-type="float" office:value="6949.55" table:style-name="ce25">
            <text:p>6.950</text:p>
          </table:table-cell>
          <table:table-cell office:value-type="float" office:value="1906.5899999999992" table:formula="of:=[.G87]-[.J87]" table:style-name="ce26">
            <text:p>1.90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table:style-name="ce24"/>
          <table:table-cell office:value-type="float" office:value="8309" table:style-name="ce25">
            <text:p>8.309</text:p>
          </table:table-cell>
          <table:table-cell office:value-type="float" office:value="358.07" table:style-name="ce25">
            <text:p>358</text:p>
          </table:table-cell>
          <table:table-cell office:value-type="float" office:value="0" table:style-name="ce25">
            <text:p>0</text:p>
          </table:table-cell>
          <table:table-cell office:value-type="float" office:value="8667.07" table:formula="of:=[.D88]+[.E88]-[.F88]" table:style-name="ce25">
            <text:p>8.667</text:p>
          </table:table-cell>
          <table:table-cell office:value-type="float" office:value="520203010007" table:style-name="ce22">
            <text:p>520203010007<text:s/></text:p>
          </table:table-cell>
          <table:table-cell office:value-type="string" table:style-name="ce23">
            <text:p>Matricula e impuestos <text:s/>vehicular <text:s/>Adm<text:s text:c="43"/></text:p>
          </table:table-cell>
          <table:table-cell office:value-type="float" office:value="11618.17" table:style-name="ce25">
            <text:p>11.618</text:p>
          </table:table-cell>
          <table:table-cell office:value-type="float" office:value="-2951.1000000000004" table:formula="of:=[.G88]-[.J88]" table:style-name="ce26">
            <text:p>(2.95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Seguros y reaseguro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Seguros y reaseguro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91]+[.E91]-[.F91]" table:style-name="ce25">
            <text:p>0</text:p>
          </table:table-cell>
          <table:table-cell office:value-type="float" office:value="520204010001" table:style-name="ce22">
            <text:p>520204010001<text:s/></text:p>
          </table:table-cell>
          <table:table-cell office:value-type="string" table:style-name="ce23">
            <text:p>Seguro Responsabilidad Civil<text:s text:c="52"/></text:p>
          </table:table-cell>
          <table:table-cell office:value-type="float" office:value="10.88" table:style-name="ce25">
            <text:p>11</text:p>
          </table:table-cell>
          <table:table-cell office:value-type="float" office:value="-10.88" table:formula="of:=[.G91]-[.J91]" table:style-name="ce26">
            <text:p>(1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table:style-name="ce24"/>
          <table:table-cell office:value-type="float" office:value="6583.93" table:style-name="ce25">
            <text:p>6.584</text:p>
          </table:table-cell>
          <table:table-cell office:value-type="float" office:value="2472.2399999999998" table:style-name="ce25">
            <text:p>2.472</text:p>
          </table:table-cell>
          <table:table-cell office:value-type="float" office:value="0" table:style-name="ce25">
            <text:p>0</text:p>
          </table:table-cell>
          <table:table-cell office:value-type="float" office:value="9056.17" table:formula="of:=[.D92]+[.E92]-[.F92]" table:style-name="ce25">
            <text:p>9.056</text:p>
          </table:table-cell>
          <table:table-cell office:value-type="float" office:value="520204010002" table:style-name="ce22">
            <text:p>520204010002<text:s/></text:p>
          </table:table-cell>
          <table:table-cell office:value-type="string" table:style-name="ce23">
            <text:p>Seguro de Vehiculos<text:s text:c="61"/></text:p>
          </table:table-cell>
          <table:table-cell office:value-type="float" office:value="1996.24" table:style-name="ce25">
            <text:p>1.996</text:p>
          </table:table-cell>
          <table:table-cell office:value-type="float" office:value="7059.93" table:formula="of:=[.G92]-[.J92]" table:style-name="ce26">
            <text:p>7.06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93]+[.E93]-[.F93]" table:style-name="ce25">
            <text:p>0</text:p>
          </table:table-cell>
          <table:table-cell office:value-type="float" office:value="520204010003" table:style-name="ce22">
            <text:p>520204010003<text:s/></text:p>
          </table:table-cell>
          <table:table-cell office:value-type="string" table:style-name="ce23">
            <text:p>Seguro de Contra Incendios<text:s text:c="54"/></text:p>
          </table:table-cell>
          <table:table-cell office:value-type="float" office:value="178.34" table:style-name="ce25">
            <text:p>178</text:p>
          </table:table-cell>
          <table:table-cell office:value-type="float" office:value="-178.34" table:formula="of:=[.G93]-[.J93]" table:style-name="ce26">
            <text:p>(17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table:style-name="ce24"/>
          <table:table-cell office:value-type="float" office:value="3998" table:style-name="ce25">
            <text:p>3.998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998" table:formula="of:=[.D94]+[.E94]-[.F94]" table:style-name="ce25">
            <text:p>3.998</text:p>
          </table:table-cell>
          <table:table-cell office:value-type="float" office:value="520204010004" table:style-name="ce22">
            <text:p>520204010004<text:s/></text:p>
          </table:table-cell>
          <table:table-cell office:value-type="string" table:style-name="ce23">
            <text:p>Seguro Contra Asalto y Robos<text:s text:c="52"/></text:p>
          </table:table-cell>
          <table:table-cell office:value-type="float" office:value="14.62" table:style-name="ce25">
            <text:p>15</text:p>
          </table:table-cell>
          <table:table-cell office:value-type="float" office:value="3983.38" table:formula="of:=[.G94]-[.J94]" table:style-name="ce26">
            <text:p>3.98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95]+[.E95]-[.F95]" table:style-name="ce25">
            <text:p>0</text:p>
          </table:table-cell>
          <table:table-cell office:value-type="float" office:value="520204010005" table:style-name="ce22">
            <text:p>520204010005<text:s/></text:p>
          </table:table-cell>
          <table:table-cell office:value-type="string" table:style-name="ce23">
            <text:p>Seguro SENAE<text:s text:c="68"/></text:p>
          </table:table-cell>
          <table:table-cell office:value-type="float" office:value="5577.09" table:style-name="ce25">
            <text:p>5.577</text:p>
          </table:table-cell>
          <table:table-cell office:value-type="float" office:value="-5577.09" table:formula="of:=[.G95]-[.J95]" table:style-name="ce26">
            <text:p>(5.57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table:style-name="ce24"/>
          <table:table-cell office:value-type="float" office:value="18543" table:style-name="ce25">
            <text:p>18.543</text:p>
          </table:table-cell>
          <table:table-cell office:value-type="float" office:value="1991.74" table:style-name="ce25">
            <text:p>1.992</text:p>
          </table:table-cell>
          <table:table-cell office:value-type="float" office:value="0" table:style-name="ce25">
            <text:p>0</text:p>
          </table:table-cell>
          <table:table-cell office:value-type="float" office:value="20534.740000000002" table:formula="of:=[.D96]+[.E96]-[.F96]" table:style-name="ce25">
            <text:p>20.535</text:p>
          </table:table-cell>
          <table:table-cell office:value-type="float" office:value="520204010007" table:style-name="ce22">
            <text:p>520204010007<text:s/></text:p>
          </table:table-cell>
          <table:table-cell office:value-type="string" table:style-name="ce23">
            <text:p>Otros seguros<text:s text:c="67"/></text:p>
          </table:table-cell>
          <table:table-cell office:value-type="float" office:value="462.06" table:style-name="ce25">
            <text:p>462</text:p>
          </table:table-cell>
          <table:table-cell office:value-type="float" office:value="20072.68" table:formula="of:=[.G96]-[.J96]" table:style-name="ce26">
            <text:p>20.07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Otros Gasto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Otros Gasto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table:style-name="ce24"/>
          <table:table-cell office:value-type="float" office:value="996" table:style-name="ce25">
            <text:p>996</text:p>
          </table:table-cell>
          <table:table-cell office:value-type="float" office:value="2680.33" table:style-name="ce25">
            <text:p>2.680</text:p>
          </table:table-cell>
          <table:table-cell office:value-type="float" office:value="0" table:style-name="ce25">
            <text:p>0</text:p>
          </table:table-cell>
          <table:table-cell office:value-type="float" office:value="3676.33" table:formula="of:=[.D99]+[.E99]-[.F99]" table:style-name="ce25">
            <text:p>3.676</text:p>
          </table:table-cell>
          <table:table-cell office:value-type="float" office:value="520205010001" table:style-name="ce22">
            <text:p>520205010001<text:s/></text:p>
          </table:table-cell>
          <table:table-cell office:value-type="string" table:style-name="ce23">
            <text:p>Gastos de Viaje Administración<text:s text:c="50"/></text:p>
          </table:table-cell>
          <table:table-cell office:value-type="float" office:value="1343.54" table:style-name="ce25">
            <text:p>1.344</text:p>
          </table:table-cell>
          <table:table-cell office:value-type="float" office:value="2332.79" table:formula="of:=[.G99]-[.J99]" table:style-name="ce26">
            <text:p>2.33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table:style-name="ce24"/>
          <table:table-cell office:value-type="float" office:value="12346" table:style-name="ce25">
            <text:p>12.346</text:p>
          </table:table-cell>
          <table:table-cell office:value-type="float" office:value="6510.91" table:style-name="ce25">
            <text:p>6.511</text:p>
          </table:table-cell>
          <table:table-cell office:value-type="float" office:value="45.77" table:style-name="ce25">
            <text:p>46</text:p>
          </table:table-cell>
          <table:table-cell office:value-type="float" office:value="18811.14" table:formula="of:=[.D100]+[.E100]-[.F100]" table:style-name="ce25">
            <text:p>18.811</text:p>
          </table:table-cell>
          <table:table-cell office:value-type="float" office:value="520205010002" table:style-name="ce22">
            <text:p>520205010002<text:s/></text:p>
          </table:table-cell>
          <table:table-cell office:value-type="string" table:style-name="ce23">
            <text:p>Gastos de Gestión<text:s text:c="63"/></text:p>
          </table:table-cell>
          <table:table-cell office:value-type="float" office:value="3891.76" table:style-name="ce25">
            <text:p>3.892</text:p>
          </table:table-cell>
          <table:table-cell office:value-type="float" office:value="14919.38" table:formula="of:=[.G100]-[.J100]" table:style-name="ce26">
            <text:p>14.91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table:style-name="ce24"/>
          <table:table-cell office:value-type="float" office:value="1456" table:style-name="ce25">
            <text:p>1.456</text:p>
          </table:table-cell>
          <table:table-cell office:value-type="float" office:value="510.69" table:style-name="ce25">
            <text:p>511</text:p>
          </table:table-cell>
          <table:table-cell office:value-type="float" office:value="0" table:style-name="ce25">
            <text:p>0</text:p>
          </table:table-cell>
          <table:table-cell office:value-type="float" office:value="1966.69" table:formula="of:=[.D101]+[.E101]-[.F101]" table:style-name="ce25">
            <text:p>1.967</text:p>
          </table:table-cell>
          <table:table-cell office:value-type="float" office:value="520205010003" table:style-name="ce22">
            <text:p>520205010003<text:s/></text:p>
          </table:table-cell>
          <table:table-cell office:value-type="string" table:style-name="ce23">
            <text:p>Telefonía Celular<text:s text:c="63"/></text:p>
          </table:table-cell>
          <table:table-cell office:value-type="float" office:value="2368.64" table:style-name="ce25">
            <text:p>2.369</text:p>
          </table:table-cell>
          <table:table-cell office:value-type="float" office:value="-401.94999999999982" table:formula="of:=[.G101]-[.J101]" table:style-name="ce26">
            <text:p>(40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table:style-name="ce24"/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4" table:formula="of:=[.D102]+[.E102]-[.F102]" table:style-name="ce25">
            <text:p>4</text:p>
          </table:table-cell>
          <table:table-cell office:value-type="float" office:value="520205010004" table:style-name="ce22">
            <text:p>520205010004<text:s/></text:p>
          </table:table-cell>
          <table:table-cell office:value-type="string" table:style-name="ce23">
            <text:p>Correo y Courrier<text:s text:c="63"/></text:p>
          </table:table-cell>
          <table:table-cell office:value-type="float" office:value="1076.3499999999999" table:style-name="ce25">
            <text:p>1.076</text:p>
          </table:table-cell>
          <table:table-cell office:value-type="float" office:value="-1072.3499999999999" table:formula="of:=[.G102]-[.J102]" table:style-name="ce26">
            <text:p>(1.0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table:style-name="ce24"/>
          <table:table-cell office:value-type="float" office:value="10676" table:style-name="ce25">
            <text:p>10.676</text:p>
          </table:table-cell>
          <table:table-cell office:value-type="float" office:value="5976.88" table:style-name="ce25">
            <text:p>5.977</text:p>
          </table:table-cell>
          <table:table-cell office:value-type="float" office:value="0" table:style-name="ce25">
            <text:p>0</text:p>
          </table:table-cell>
          <table:table-cell office:value-type="float" office:value="16652.88" table:formula="of:=[.D103]+[.E103]-[.F103]" table:style-name="ce25">
            <text:p>16.653</text:p>
          </table:table-cell>
          <table:table-cell office:value-type="float" office:value="520205010005" table:style-name="ce22">
            <text:p>520205010005<text:s/></text:p>
          </table:table-cell>
          <table:table-cell office:value-type="string" table:style-name="ce23">
            <text:p>Suministros de Oficina y Computación<text:s text:c="44"/></text:p>
          </table:table-cell>
          <table:table-cell office:value-type="float" office:value="14489.43" table:style-name="ce25">
            <text:p>14.489</text:p>
          </table:table-cell>
          <table:table-cell office:value-type="float" office:value="2163.4500000000007" table:formula="of:=[.G103]-[.J103]" table:style-name="ce26">
            <text:p>2.16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table:style-name="ce24"/>
          <table:table-cell office:value-type="float" office:value="18380" table:style-name="ce25">
            <text:p>18.380</text:p>
          </table:table-cell>
          <table:table-cell office:value-type="float" office:value="7401.62" table:style-name="ce25">
            <text:p>7.402</text:p>
          </table:table-cell>
          <table:table-cell office:value-type="float" office:value="0" table:style-name="ce25">
            <text:p>0</text:p>
          </table:table-cell>
          <table:table-cell office:value-type="float" office:value="25781.62" table:formula="of:=[.D104]+[.E104]-[.F104]" table:style-name="ce25">
            <text:p>25.782</text:p>
          </table:table-cell>
          <table:table-cell office:value-type="float" office:value="520205010006" table:style-name="ce22">
            <text:p>520205010006<text:s/></text:p>
          </table:table-cell>
          <table:table-cell office:value-type="string" table:style-name="ce23">
            <text:p>Energía Eléctrica Administración<text:s text:c="48"/></text:p>
          </table:table-cell>
          <table:table-cell office:value-type="float" office:value="23721.95" table:style-name="ce25">
            <text:p>23.722</text:p>
          </table:table-cell>
          <table:table-cell office:value-type="float" office:value="2059.6699999999983" table:formula="of:=[.G104]-[.J104]" table:style-name="ce26">
            <text:p>2.06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table:style-name="ce24"/>
          <table:table-cell office:value-type="float" office:value="650" table:style-name="ce25">
            <text:p>650</text:p>
          </table:table-cell>
          <table:table-cell office:value-type="float" office:value="201.17" table:style-name="ce25">
            <text:p>201</text:p>
          </table:table-cell>
          <table:table-cell office:value-type="float" office:value="0" table:style-name="ce25">
            <text:p>0</text:p>
          </table:table-cell>
          <table:table-cell office:value-type="float" office:value="851.17" table:formula="of:=[.D105]+[.E105]-[.F105]" table:style-name="ce25">
            <text:p>851</text:p>
          </table:table-cell>
          <table:table-cell office:value-type="float" office:value="520205010007" table:style-name="ce22">
            <text:p>520205010007<text:s/></text:p>
          </table:table-cell>
          <table:table-cell office:value-type="string" table:style-name="ce23">
            <text:p>Agua Administración<text:s text:c="61"/></text:p>
          </table:table-cell>
          <table:table-cell office:value-type="float" office:value="2273.15" table:style-name="ce25">
            <text:p>2.273</text:p>
          </table:table-cell>
          <table:table-cell office:value-type="float" office:value="-1421.98" table:formula="of:=[.G105]-[.J105]" table:style-name="ce26">
            <text:p>(1.42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table:style-name="ce24"/>
          <table:table-cell office:value-type="float" office:value="2301" table:style-name="ce25">
            <text:p>2.301</text:p>
          </table:table-cell>
          <table:table-cell office:value-type="float" office:value="788.35" table:style-name="ce25">
            <text:p>788</text:p>
          </table:table-cell>
          <table:table-cell office:value-type="float" office:value="0" table:style-name="ce25">
            <text:p>0</text:p>
          </table:table-cell>
          <table:table-cell office:value-type="float" office:value="3089.35" table:formula="of:=[.D106]+[.E106]-[.F106]" table:style-name="ce25">
            <text:p>3.089</text:p>
          </table:table-cell>
          <table:table-cell office:value-type="float" office:value="520205010008" table:style-name="ce22">
            <text:p>520205010008<text:s/></text:p>
          </table:table-cell>
          <table:table-cell office:value-type="string" table:style-name="ce23">
            <text:p>Telefonía Convencional<text:s text:c="58"/></text:p>
          </table:table-cell>
          <table:table-cell office:value-type="float" office:value="3982.02" table:style-name="ce25">
            <text:p>3.982</text:p>
          </table:table-cell>
          <table:table-cell office:value-type="float" office:value="-892.67000000000007" table:formula="of:=[.G106]-[.J106]" table:style-name="ce26">
            <text:p>(89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table:style-name="ce24"/>
          <table:table-cell office:value-type="float" office:value="9684" table:style-name="ce25">
            <text:p>9.684</text:p>
          </table:table-cell>
          <table:table-cell office:value-type="float" office:value="3228" table:style-name="ce25">
            <text:p>3.228</text:p>
          </table:table-cell>
          <table:table-cell office:value-type="float" office:value="0" table:style-name="ce25">
            <text:p>0</text:p>
          </table:table-cell>
          <table:table-cell office:value-type="float" office:value="12912" table:formula="of:=[.D107]+[.E107]-[.F107]" table:style-name="ce25">
            <text:p>12.912</text:p>
          </table:table-cell>
          <table:table-cell office:value-type="float" office:value="520205010009" table:style-name="ce22">
            <text:p>520205010009<text:s/></text:p>
          </table:table-cell>
          <table:table-cell office:value-type="string" table:style-name="ce23">
            <text:p>Internet<text:s text:c="72"/></text:p>
          </table:table-cell>
          <table:table-cell office:value-type="float" office:value="11836" table:style-name="ce25">
            <text:p>11.836</text:p>
          </table:table-cell>
          <table:table-cell office:value-type="float" office:value="1076" table:formula="of:=[.G107]-[.J107]" table:style-name="ce26">
            <text:p>1.07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table:style-name="ce24"/>
          <table:table-cell office:value-type="float" office:value="1561" table:style-name="ce25">
            <text:p>1.561</text:p>
          </table:table-cell>
          <table:table-cell office:value-type="float" office:value="368.12" table:style-name="ce25">
            <text:p>368</text:p>
          </table:table-cell>
          <table:table-cell office:value-type="float" office:value="0" table:style-name="ce25">
            <text:p>0</text:p>
          </table:table-cell>
          <table:table-cell office:value-type="float" office:value="1929.12" table:formula="of:=[.D108]+[.E108]-[.F108]" table:style-name="ce25">
            <text:p>1.929</text:p>
          </table:table-cell>
          <table:table-cell office:value-type="float" office:value="520205010010" table:style-name="ce22">
            <text:p>520205010010<text:s/></text:p>
          </table:table-cell>
          <table:table-cell office:value-type="string" table:style-name="ce23">
            <text:p>Utiles de Limpieza/Cafeteria<text:s text:c="52"/></text:p>
          </table:table-cell>
          <table:table-cell office:value-type="float" office:value="4629.38" table:style-name="ce25">
            <text:p>4.629</text:p>
          </table:table-cell>
          <table:table-cell office:value-type="float" office:value="-2700.26" table:formula="of:=[.G108]-[.J108]" table:style-name="ce26">
            <text:p>(2.7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table:style-name="ce24"/>
          <table:table-cell office:value-type="float" office:value="103" table:style-name="ce25">
            <text:p>10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03" table:formula="of:=[.D109]+[.E109]-[.F109]" table:style-name="ce25">
            <text:p>103</text:p>
          </table:table-cell>
          <table:table-cell office:value-type="float" office:value="520205010011" table:style-name="ce22">
            <text:p>520205010011<text:s/></text:p>
          </table:table-cell>
          <table:table-cell office:value-type="string" table:style-name="ce23">
            <text:p>Gastos Menores de activos Administración<text:s text:c="40"/></text:p>
          </table:table-cell>
          <table:table-cell office:value-type="float" office:value="419.49" table:style-name="ce25">
            <text:p>419</text:p>
          </table:table-cell>
          <table:table-cell office:value-type="float" office:value="-316.49" table:formula="of:=[.G109]-[.J109]" table:style-name="ce26">
            <text:p>(31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table:style-name="ce24"/>
          <table:table-cell office:value-type="float" office:value="818" table:style-name="ce25">
            <text:p>818</text:p>
          </table:table-cell>
          <table:table-cell office:value-type="float" office:value="1140.6199999999999" table:style-name="ce25">
            <text:p>1.141</text:p>
          </table:table-cell>
          <table:table-cell office:value-type="float" office:value="0" table:style-name="ce25">
            <text:p>0</text:p>
          </table:table-cell>
          <table:table-cell office:value-type="float" office:value="1958.62" table:formula="of:=[.D110]+[.E110]-[.F110]" table:style-name="ce25">
            <text:p>1.959</text:p>
          </table:table-cell>
          <table:table-cell office:value-type="float" office:value="520205010012" table:style-name="ce22">
            <text:p>520205010012<text:s/></text:p>
          </table:table-cell>
          <table:table-cell office:value-type="string" table:style-name="ce23">
            <text:p>Donaciones<text:s text:c="70"/></text:p>
          </table:table-cell>
          <table:table-cell office:value-type="float" office:value="3267.41" table:style-name="ce25">
            <text:p>3.267</text:p>
          </table:table-cell>
          <table:table-cell office:value-type="float" office:value="-1308.79" table:formula="of:=[.G110]-[.J110]" table:style-name="ce26">
            <text:p>(1.30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table:style-name="ce24"/>
          <table:table-cell office:value-type="float" office:value="10659" table:style-name="ce25">
            <text:p>10.659</text:p>
          </table:table-cell>
          <table:table-cell office:value-type="float" office:value="2879.98" table:formula="of:=2463.5+416.48" table:style-name="ce25">
            <text:p>2.880</text:p>
          </table:table-cell>
          <table:table-cell office:value-type="float" office:value="0" table:style-name="ce25">
            <text:p>0</text:p>
          </table:table-cell>
          <table:table-cell office:value-type="float" office:value="13538.98" table:formula="of:=[.D111]+[.E111]-[.F111]" table:style-name="ce25">
            <text:p>13.539</text:p>
          </table:table-cell>
          <table:table-cell office:value-type="float" office:value="520205010013" table:style-name="ce22">
            <text:p>520205010013<text:s/></text:p>
          </table:table-cell>
          <table:table-cell office:value-type="string" table:style-name="ce23">
            <text:p>Cuotas y Suscripciones<text:s text:c="58"/></text:p>
          </table:table-cell>
          <table:table-cell office:value-type="float" office:value="10680" table:style-name="ce25">
            <text:p>10.680</text:p>
          </table:table-cell>
          <table:table-cell office:value-type="float" office:value="2858.9799999999996" table:formula="of:=[.G111]-[.J111]" table:style-name="ce26">
            <text:p>2.85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table:style-name="ce24"/>
          <table:table-cell office:value-type="float" office:value="62599" table:style-name="ce25">
            <text:p>62.599</text:p>
          </table:table-cell>
          <table:table-cell office:value-type="float" office:value="151800.29999999999" table:style-name="ce25">
            <text:p>151.800</text:p>
          </table:table-cell>
          <table:table-cell office:value-type="float" office:value="5.5" table:style-name="ce25">
            <text:p>6</text:p>
          </table:table-cell>
          <table:table-cell office:value-type="float" office:value="214393.8" table:formula="of:=[.D112]+[.E112]-[.F112]" table:style-name="ce25">
            <text:p>214.394</text:p>
          </table:table-cell>
          <table:table-cell office:value-type="float" office:value="520205010014" table:style-name="ce22">
            <text:p>520205010014<text:s/></text:p>
          </table:table-cell>
          <table:table-cell office:value-type="string" table:style-name="ce23">
            <text:p>IVA no aplicado (gasto)<text:s text:c="57"/></text:p>
          </table:table-cell>
          <table:table-cell office:value-type="float" office:value="89507.87" table:style-name="ce25">
            <text:p>89.508</text:p>
          </table:table-cell>
          <table:table-cell office:value-type="float" office:value="124885.93" table:formula="of:=[.G112]-[.J112]" table:style-name="ce26">
            <text:p>124.88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table:style-name="ce24"/>
          <table:table-cell office:value-type="float" office:value="863" table:style-name="ce25">
            <text:p>86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863" table:formula="of:=[.D113]+[.E113]-[.F113]" table:style-name="ce25">
            <text:p>863</text:p>
          </table:table-cell>
          <table:table-cell office:value-type="float" office:value="520205010015" table:style-name="ce22">
            <text:p>520205010015<text:s/></text:p>
          </table:table-cell>
          <table:table-cell office:value-type="string" table:style-name="ce23">
            <text:p>Suministros, materiales y repuestos Administración<text:s text:c="30"/></text:p>
          </table:table-cell>
          <table:table-cell office:value-type="float" office:value="2221.4499999999998" table:style-name="ce25">
            <text:p>2.221</text:p>
          </table:table-cell>
          <table:table-cell office:value-type="float" office:value="-1358.4499999999998" table:formula="of:=[.G113]-[.J113]" table:style-name="ce26">
            <text:p>(1.35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table:style-name="ce24"/>
          <table:table-cell office:value-type="float" office:value="135246" table:style-name="ce25">
            <text:p>135.246</text:p>
          </table:table-cell>
          <table:table-cell office:value-type="float" office:value="45000" table:style-name="ce25">
            <text:p>45.000</text:p>
          </table:table-cell>
          <table:table-cell office:value-type="float" office:value="0" table:style-name="ce25">
            <text:p>0</text:p>
          </table:table-cell>
          <table:table-cell office:value-type="float" office:value="180246" table:formula="of:=[.D114]+[.E114]-[.F114]" table:style-name="ce25">
            <text:p>180.246</text:p>
          </table:table-cell>
          <table:table-cell office:value-type="float" office:value="520205010016" table:style-name="ce22">
            <text:p>520205010016<text:s/></text:p>
          </table:table-cell>
          <table:table-cell office:value-type="string" table:style-name="ce23">
            <text:p>Arriendo<text:s text:c="72"/></text:p>
          </table:table-cell>
          <table:table-cell office:value-type="float" office:value="188102.66" table:style-name="ce25">
            <text:p>188.103</text:p>
          </table:table-cell>
          <table:table-cell office:value-type="float" office:value="-7856.6600000000035" table:formula="of:=[.G114]-[.J114]" table:style-name="ce26">
            <text:p>(7.85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table:style-name="ce24"/>
          <table:table-cell office:value-type="float" office:value="1750" table:style-name="ce25">
            <text:p>1.750</text:p>
          </table:table-cell>
          <table:table-cell office:value-type="float" office:value="283.24" table:style-name="ce25">
            <text:p>283</text:p>
          </table:table-cell>
          <table:table-cell office:value-type="float" office:value="0.6" table:style-name="ce25">
            <text:p>1</text:p>
          </table:table-cell>
          <table:table-cell office:value-type="float" office:value="2032.64" table:formula="of:=[.D115]+[.E115]-[.F115]" table:style-name="ce25">
            <text:p>2.033</text:p>
          </table:table-cell>
          <table:table-cell office:value-type="float" office:value="520205010018" table:style-name="ce22">
            <text:p>520205010018<text:s/></text:p>
          </table:table-cell>
          <table:table-cell office:value-type="string" table:style-name="ce23">
            <text:p>Multas e Intereses<text:s text:c="62"/></text:p>
          </table:table-cell>
          <table:table-cell office:value-type="float" office:value="1198.4000000000001" table:style-name="ce25">
            <text:p>1.198</text:p>
          </table:table-cell>
          <table:table-cell office:value-type="float" office:value="834.24" table:formula="of:=[.G115]-[.J115]" table:style-name="ce26">
            <text:p>8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16]+[.E116]-[.F116]" table:style-name="ce25">
            <text:p>0</text:p>
          </table:table-cell>
          <table:table-cell office:value-type="float" office:value="520205010019" table:style-name="ce22">
            <text:p>520205010019<text:s/></text:p>
          </table:table-cell>
          <table:table-cell office:value-type="string" table:style-name="ce23">
            <text:p>Otros costos de importación y producción<text:s text:c="40"/></text:p>
          </table:table-cell>
          <table:table-cell office:value-type="float" office:value="582.35" table:style-name="ce25">
            <text:p>582</text:p>
          </table:table-cell>
          <table:table-cell office:value-type="float" office:value="-582.35" table:formula="of:=[.G116]-[.J116]" table:style-name="ce26">
            <text:p>(58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table:style-name="ce24"/>
          <table:table-cell office:value-type="float" office:value="46" table:style-name="ce25">
            <text:p>46</text:p>
          </table:table-cell>
          <table:table-cell office:value-type="float" office:value="4.29" table:style-name="ce25">
            <text:p>4</text:p>
          </table:table-cell>
          <table:table-cell office:value-type="float" office:value="1.18" table:style-name="ce25">
            <text:p>1</text:p>
          </table:table-cell>
          <table:table-cell office:value-type="float" office:value="49.11" table:formula="of:=[.D117]+[.E117]-[.F117]" table:style-name="ce25">
            <text:p>49</text:p>
          </table:table-cell>
          <table:table-cell office:value-type="float" office:value="520205010020" table:style-name="ce22">
            <text:p>520205010020<text:s/></text:p>
          </table:table-cell>
          <table:table-cell office:value-type="string" table:style-name="ce23">
            <text:p>Ajustes de centavos<text:s text:c="61"/></text:p>
          </table:table-cell>
          <table:table-cell office:value-type="float" office:value="14.93" table:style-name="ce25">
            <text:p>15</text:p>
          </table:table-cell>
          <table:table-cell office:value-type="float" office:value="34.18" table:formula="of:=[.G117]-[.J117]" table:style-name="ce26">
            <text:p>3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18]+[.E118]-[.F118]" table:style-name="ce25">
            <text:p>0</text:p>
          </table:table-cell>
          <table:table-cell office:value-type="float" office:value="520205010021" table:style-name="ce22">
            <text:p>520205010021<text:s/></text:p>
          </table:table-cell>
          <table:table-cell office:value-type="string" table:style-name="ce23">
            <text:p>Gastos Legales<text:s text:c="66"/></text:p>
          </table:table-cell>
          <table:table-cell office:value-type="float" office:value="1500" table:style-name="ce25">
            <text:p>1.500</text:p>
          </table:table-cell>
          <table:table-cell office:value-type="float" office:value="-1500" table:formula="of:=[.G118]-[.J118]" table:style-name="ce26">
            <text:p>(1.5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table:style-name="ce24"/>
          <table:table-cell office:value-type="float" office:value="23760" table:style-name="ce25">
            <text:p>23.760</text:p>
          </table:table-cell>
          <table:table-cell office:value-type="float" office:value="9031.6200000000008" table:style-name="ce25">
            <text:p>9.032</text:p>
          </table:table-cell>
          <table:table-cell office:value-type="float" office:value="0" table:style-name="ce25">
            <text:p>0</text:p>
          </table:table-cell>
          <table:table-cell office:value-type="float" office:value="32791.620000000003" table:formula="of:=[.D119]+[.E119]-[.F119]" table:style-name="ce25">
            <text:p>32.792</text:p>
          </table:table-cell>
          <table:table-cell office:value-type="float" office:value="520205010022" table:style-name="ce22">
            <text:p>520205010022<text:s/></text:p>
          </table:table-cell>
          <table:table-cell office:value-type="string" table:style-name="ce23">
            <text:p>Seguridad<text:s text:c="71"/></text:p>
          </table:table-cell>
          <table:table-cell office:value-type="float" office:value="31790" table:style-name="ce25">
            <text:p>31.790</text:p>
          </table:table-cell>
          <table:table-cell office:value-type="float" office:value="1001.6200000000026" table:formula="of:=[.G119]-[.J119]" table:style-name="ce26">
            <text:p>1.002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table:style-name="ce24"/>
          <table:table-cell office:value-type="float" office:value="38217" table:style-name="ce25">
            <text:p>38.217</text:p>
          </table:table-cell>
          <table:table-cell office:value-type="float" office:value="1691.85" table:style-name="ce25">
            <text:p>1.692</text:p>
          </table:table-cell>
          <table:table-cell office:value-type="float" office:value="15" table:style-name="ce25">
            <text:p>15</text:p>
          </table:table-cell>
          <table:table-cell office:value-type="float" office:value="39893.85" table:formula="of:=[.D120]+[.E120]-[.F120]" table:style-name="ce25">
            <text:p>39.894</text:p>
          </table:table-cell>
          <table:table-cell office:value-type="float" office:value="520205010023" table:style-name="ce22">
            <text:p>520205010023<text:s/></text:p>
          </table:table-cell>
          <table:table-cell office:value-type="string" table:style-name="ce23">
            <text:p>Gastos no Deducibles<text:s text:c="60"/></text:p>
          </table:table-cell>
          <table:table-cell office:value-type="float" office:value="68980.91" table:style-name="ce25">
            <text:p>68.981</text:p>
          </table:table-cell>
          <table:table-cell office:value-type="float" office:value="-29087.060000000005" table:formula="of:=[.G120]-[.J120]" table:style-name="ce26">
            <text:p>(29.08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table:style-name="ce24"/>
          <table:table-cell office:value-type="float" office:value="38152" table:style-name="ce25">
            <text:p>38.152</text:p>
          </table:table-cell>
          <table:table-cell office:value-type="float" office:value="5676.4" table:style-name="ce25">
            <text:p>5.676</text:p>
          </table:table-cell>
          <table:table-cell office:value-type="float" office:value="0" table:style-name="ce25">
            <text:p>0</text:p>
          </table:table-cell>
          <table:table-cell office:value-type="float" office:value="43828.4" table:formula="of:=[.D121]+[.E121]-[.F121]" table:style-name="ce25">
            <text:p>43.828</text:p>
          </table:table-cell>
          <table:table-cell office:value-type="float" office:value="520205010024" table:style-name="ce22">
            <text:p>520205010024<text:s/></text:p>
          </table:table-cell>
          <table:table-cell office:value-type="string" table:style-name="ce23">
            <text:p>Gastos de licencias -software y mant ERP<text:s text:c="40"/></text:p>
          </table:table-cell>
          <table:table-cell office:value-type="float" office:value="27632.62" table:style-name="ce25">
            <text:p>27.633</text:p>
          </table:table-cell>
          <table:table-cell office:value-type="float" office:value="16195.780000000002" table:formula="of:=[.G121]-[.J121]" table:style-name="ce26">
            <text:p>16.196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rtor de Proporcionalidad<text:s text:c="49"/></text:p>
          </table:table-cell>
          <table:table-cell table:style-name="ce24"/>
          <table:table-cell office:value-type="float" office:value="52310" table:style-name="ce25">
            <text:p>52.310</text:p>
          </table:table-cell>
          <table:table-cell office:value-type="float" office:value="23769.61" table:style-name="ce25">
            <text:p>23.770</text:p>
          </table:table-cell>
          <table:table-cell office:value-type="float" office:value="0" table:style-name="ce25">
            <text:p>0</text:p>
          </table:table-cell>
          <table:table-cell office:value-type="float" office:value="76079.61" table:formula="of:=[.D122]+[.E122]-[.F122]" table:style-name="ce25">
            <text:p>76.080</text:p>
          </table:table-cell>
          <table:table-cell office:value-type="float" office:value="520205010026" table:style-name="ce22">
            <text:p>520205010026<text:s/></text:p>
          </table:table-cell>
          <table:table-cell office:value-type="string" table:style-name="ce23">
            <text:p>Iva Facrtor de Proporcionalidad<text:s text:c="49"/></text:p>
          </table:table-cell>
          <table:table-cell office:value-type="float" office:value="30166.36" table:style-name="ce25">
            <text:p>30.166</text:p>
          </table:table-cell>
          <table:table-cell office:value-type="float" office:value="45913.25" table:formula="of:=[.G122]-[.J122]" table:style-name="ce26">
            <text:p>45.91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table:style-name="ce24"/>
          <table:table-cell office:value-type="float" office:value="397" table:style-name="ce25">
            <text:p>39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397" table:formula="of:=[.D123]+[.E123]-[.F123]" table:style-name="ce25">
            <text:p>397</text:p>
          </table:table-cell>
          <table:table-cell office:value-type="float" office:value="520205010027" table:style-name="ce22">
            <text:p>520205010027<text:s/></text:p>
          </table:table-cell>
          <table:table-cell office:value-type="string" table:style-name="ce23">
            <text:p>Promocion y Publicidad Administracion<text:s text:c="43"/></text:p>
          </table:table-cell>
          <table:table-cell office:value-type="float" office:value="1229" table:style-name="ce25">
            <text:p>1.229</text:p>
          </table:table-cell>
          <table:table-cell office:value-type="float" office:value="-832" table:formula="of:=[.G123]-[.J123]" table:style-name="ce26">
            <text:p>(83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24]+[.E124]-[.F124]" table:style-name="ce25">
            <text:p>0</text:p>
          </table:table-cell>
          <table:table-cell office:value-type="float" office:value="520205010028" table:style-name="ce22">
            <text:p>520205010028<text:s/></text:p>
          </table:table-cell>
          <table:table-cell office:value-type="string" table:style-name="ce23">
            <text:p>Provision Ctas incobrables<text:s text:c="54"/></text:p>
          </table:table-cell>
          <table:table-cell office:value-type="float" office:value="24295.58" table:style-name="ce25">
            <text:p>24.296</text:p>
          </table:table-cell>
          <table:table-cell office:value-type="float" office:value="-24295.58" table:formula="of:=[.G124]-[.J124]" table:style-name="ce26">
            <text:p>(24.29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25]+[.E125]-[.F125]" table:style-name="ce25">
            <text:p>0</text:p>
          </table:table-cell>
          <table:table-cell office:value-type="float" office:value="520205010029" table:style-name="ce22">
            <text:p>520205010029<text:s/></text:p>
          </table:table-cell>
          <table:table-cell office:value-type="string" table:style-name="ce23">
            <text:p>Gastos de viaticos administración<text:s text:c="47"/></text:p>
          </table:table-cell>
          <table:table-cell office:value-type="float" office:value="1061.6199999999999" table:style-name="ce25">
            <text:p>1.062</text:p>
          </table:table-cell>
          <table:table-cell office:value-type="float" office:value="-1061.6199999999999" table:formula="of:=[.G125]-[.J125]" table:style-name="ce26">
            <text:p>(1.06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table:style-name="ce24"/>
          <table:table-cell office:value-type="float" office:value="2228" table:style-name="ce25">
            <text:p>2.228</text:p>
          </table:table-cell>
          <table:table-cell office:value-type="float" office:value="474.6" table:style-name="ce25">
            <text:p>475</text:p>
          </table:table-cell>
          <table:table-cell office:value-type="float" office:value="0" table:style-name="ce25">
            <text:p>0</text:p>
          </table:table-cell>
          <table:table-cell office:value-type="float" office:value="2702.6" table:formula="of:=[.D126]+[.E126]-[.F126]" table:style-name="ce25">
            <text:p>2.703</text:p>
          </table:table-cell>
          <table:table-cell office:value-type="float" office:value="520205010030" table:style-name="ce22">
            <text:p>520205010030<text:s/></text:p>
          </table:table-cell>
          <table:table-cell office:value-type="string" table:style-name="ce23">
            <text:p>Gasto Movilizacion Administración<text:s text:c="47"/></text:p>
          </table:table-cell>
          <table:table-cell office:value-type="float" office:value="2118.9499999999998" table:style-name="ce25">
            <text:p>2.119</text:p>
          </table:table-cell>
          <table:table-cell office:value-type="float" office:value="583.65000000000009" table:formula="of:=[.G126]-[.J126]" table:style-name="ce26">
            <text:p>58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.68" table:style-name="ce25">
            <text:p>1</text:p>
          </table:table-cell>
          <table:table-cell office:value-type="float" office:value="0.68" table:style-name="ce25">
            <text:p>1</text:p>
          </table:table-cell>
          <table:table-cell office:value-type="float" office:value="0" table:formula="of:=[.D127]+[.E127]-[.F127]" table:style-name="ce25">
            <text:p>0</text:p>
          </table:table-cell>
          <table:table-cell office:value-type="float" office:value="520205010031" table:style-name="ce22">
            <text:p>520205010031<text:s/></text:p>
          </table:table-cell>
          <table:table-cell office:value-type="string" table:style-name="ce23">
            <text:p>Retenciones Asumidas<text:s text:c="60"/></text:p>
          </table:table-cell>
          <table:table-cell office:value-type="float" office:value="362.88" table:style-name="ce25">
            <text:p>363</text:p>
          </table:table-cell>
          <table:table-cell office:value-type="float" office:value="-362.88" table:formula="of:=[.G127]-[.J127]" table:style-name="ce26">
            <text:p>(363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28]+[.E128]-[.F128]" table:style-name="ce25">
            <text:p>0</text:p>
          </table:table-cell>
          <table:table-cell office:value-type="float" office:value="520205010035" table:style-name="ce22">
            <text:p>520205010035<text:s/></text:p>
          </table:table-cell>
          <table:table-cell office:value-type="string" table:style-name="ce23">
            <text:p>Sistema de circuito cerrado<text:s text:c="53"/></text:p>
          </table:table-cell>
          <table:table-cell office:value-type="float" office:value="916.7" table:style-name="ce25">
            <text:p>917</text:p>
          </table:table-cell>
          <table:table-cell office:value-type="float" office:value="-916.7" table:formula="of:=[.G128]-[.J128]" table:style-name="ce26">
            <text:p>(91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table:style-name="ce24"/>
          <table:table-cell office:value-type="float" office:value="13971.77" table:style-name="ce25">
            <text:p>13.972</text:p>
          </table:table-cell>
          <table:table-cell office:value-type="float" office:value="73667.990000000005" table:style-name="ce25">
            <text:p>73.668</text:p>
          </table:table-cell>
          <table:table-cell office:value-type="float" office:value="0" table:style-name="ce25">
            <text:p>0</text:p>
          </table:table-cell>
          <table:table-cell office:value-type="float" office:value="87639.760000000009" table:formula="of:=[.D129]+[.E129]-[.F129]" table:style-name="ce25">
            <text:p>87.640</text:p>
          </table:table-cell>
          <table:table-cell office:value-type="float" office:value="520205010036" table:style-name="ce22">
            <text:p>520205010036<text:s/></text:p>
          </table:table-cell>
          <table:table-cell office:value-type="string" table:style-name="ce23">
            <text:p>Otros pagos bienes y servicios administración<text:s text:c="35"/></text:p>
          </table:table-cell>
          <table:table-cell office:value-type="float" office:value="30687.19" table:style-name="ce25">
            <text:p>30.687</text:p>
          </table:table-cell>
          <table:table-cell office:value-type="float" office:value="56952.570000000007" table:formula="of:=[.G129]-[.J129]" table:style-name="ce26">
            <text:p>56.953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table:style-name="ce24"/>
          <table:table-cell office:value-type="float" office:value="142" table:style-name="ce25">
            <text:p>14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42" table:formula="of:=[.D130]+[.E130]-[.F130]" table:style-name="ce25">
            <text:p>142</text:p>
          </table:table-cell>
          <table:table-cell office:value-type="float" office:value="520205010037" table:style-name="ce22">
            <text:p>520205010037<text:s/></text:p>
          </table:table-cell>
          <table:table-cell office:value-type="string" table:style-name="ce23">
            <text:p>Mant equipos de computo<text:s text:c="57"/></text:p>
          </table:table-cell>
          <table:table-cell office:value-type="float" office:value="10514" table:style-name="ce25">
            <text:p>10.514</text:p>
          </table:table-cell>
          <table:table-cell office:value-type="float" office:value="-10372" table:formula="of:=[.G130]-[.J130]" table:style-name="ce26">
            <text:p>(10.37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264" table:style-name="ce25">
            <text:p>264</text:p>
          </table:table-cell>
          <table:table-cell office:value-type="float" office:value="0" table:style-name="ce25">
            <text:p>0</text:p>
          </table:table-cell>
          <table:table-cell office:value-type="float" office:value="264" table:formula="of:=[.D131]+[.E131]-[.F131]" table:style-name="ce25">
            <text:p>264</text:p>
          </table:table-cell>
          <table:table-cell office:value-type="float" office:value="520205010039" table:style-name="ce22">
            <text:p>520205010039<text:s/></text:p>
          </table:table-cell>
          <table:table-cell office:value-type="string" table:style-name="ce23">
            <text:p>Registros y derechos<text:s text:c="60"/></text:p>
          </table:table-cell>
          <table:table-cell office:value-type="float" office:value="744" table:style-name="ce25">
            <text:p>744</text:p>
          </table:table-cell>
          <table:table-cell office:value-type="float" office:value="-480" table:formula="of:=[.G131]-[.J131]" table:style-name="ce26">
            <text:p>(48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table:style-name="ce24"/>
          <table:table-cell office:value-type="float" office:value="6156" table:style-name="ce25">
            <text:p>6.156</text:p>
          </table:table-cell>
          <table:table-cell office:value-type="float" office:value="1733.92" table:style-name="ce25">
            <text:p>1.734</text:p>
          </table:table-cell>
          <table:table-cell office:value-type="float" office:value="0" table:style-name="ce25">
            <text:p>0</text:p>
          </table:table-cell>
          <table:table-cell office:value-type="float" office:value="7889.92" table:formula="of:=[.D132]+[.E132]-[.F132]" table:style-name="ce25">
            <text:p>7.890</text:p>
          </table:table-cell>
          <table:table-cell office:value-type="float" office:value="520205010040" table:style-name="ce22">
            <text:p>520205010040<text:s/></text:p>
          </table:table-cell>
          <table:table-cell office:value-type="string" table:style-name="ce23">
            <text:p>Obsequios y muestras a clientes (autoconsumo)<text:s text:c="35"/></text:p>
          </table:table-cell>
          <table:table-cell office:value-type="float" office:value="10935.44" table:style-name="ce25">
            <text:p>10.935</text:p>
          </table:table-cell>
          <table:table-cell office:value-type="float" office:value="-3045.5200000000004" table:formula="of:=[.G132]-[.J132]" table:style-name="ce26">
            <text:p>(3.04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33]+[.E133]-[.F133]" table:style-name="ce25">
            <text:p>0</text:p>
          </table:table-cell>
          <table:table-cell office:value-type="float" office:value="520205010041" table:style-name="ce22">
            <text:p>520205010041<text:s/></text:p>
          </table:table-cell>
          <table:table-cell office:value-type="string" table:style-name="ce23">
            <text:p>Gastos de embarque por reexportacion<text:s text:c="44"/></text:p>
          </table:table-cell>
          <table:table-cell office:value-type="float" office:value="250" table:style-name="ce25">
            <text:p>250</text:p>
          </table:table-cell>
          <table:table-cell office:value-type="float" office:value="-250" table:formula="of:=[.G133]-[.J133]" table:style-name="ce26">
            <text:p>(25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style-name="ce4"/>
          <table:table-cell table:style-name="ce29"/>
          <table:table-cell table:number-columns-repeated="48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Impuestos y Contribucione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Impuestos y Contribucione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table:style-name="ce24"/>
          <table:table-cell office:value-type="float" office:value="44346" table:style-name="ce25">
            <text:p>44.346</text:p>
          </table:table-cell>
          <table:table-cell office:value-type="float" office:value="344.23" table:style-name="ce25">
            <text:p>344</text:p>
          </table:table-cell>
          <table:table-cell office:value-type="float" office:value="0" table:style-name="ce25">
            <text:p>0</text:p>
          </table:table-cell>
          <table:table-cell office:value-type="float" office:value="44690.23" table:formula="of:=[.D136]+[.E136]-[.F136]" table:style-name="ce25">
            <text:p>44.690</text:p>
          </table:table-cell>
          <table:table-cell office:value-type="float" office:value="520206010001" table:style-name="ce22">
            <text:p>520206010001<text:s/></text:p>
          </table:table-cell>
          <table:table-cell office:value-type="string" table:style-name="ce23">
            <text:p>Impuestos <text:s/>municipales<text:s text:c="58"/></text:p>
          </table:table-cell>
          <table:table-cell office:value-type="float" office:value="52658.44" table:style-name="ce25">
            <text:p>52.658</text:p>
          </table:table-cell>
          <table:table-cell office:value-type="float" office:value="-7968.2099999999991" table:formula="of:=[.G136]-[.J136]" table:style-name="ce26">
            <text:p>(7.96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table:style-name="ce24"/>
          <table:table-cell office:value-type="float" office:value="414" table:style-name="ce25">
            <text:p>414</text:p>
          </table:table-cell>
          <table:table-cell office:value-type="float" office:value="1224" table:style-name="ce25">
            <text:p>1.224</text:p>
          </table:table-cell>
          <table:table-cell office:value-type="float" office:value="0" table:style-name="ce25">
            <text:p>0</text:p>
          </table:table-cell>
          <table:table-cell office:value-type="float" office:value="1638" table:formula="of:=[.D137]+[.E137]-[.F137]" table:style-name="ce25">
            <text:p>1.638</text:p>
          </table:table-cell>
          <table:table-cell office:value-type="float" office:value="520206010002" table:style-name="ce22">
            <text:p>520206010002<text:s/></text:p>
          </table:table-cell>
          <table:table-cell office:value-type="string" table:style-name="ce23">
            <text:p>Impuesto Cuerpo de Bomberos<text:s text:c="53"/></text:p>
          </table:table-cell>
          <table:table-cell office:value-type="float" office:value="414" table:style-name="ce25">
            <text:p>414</text:p>
          </table:table-cell>
          <table:table-cell office:value-type="float" office:value="1224" table:formula="of:=[.G137]-[.J137]" table:style-name="ce26">
            <text:p>1.224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table:style-name="ce24"/>
          <table:table-cell office:value-type="float" office:value="15627" table:style-name="ce25">
            <text:p>15.627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5627" table:formula="of:=[.D138]+[.E138]-[.F138]" table:style-name="ce25">
            <text:p>15.627</text:p>
          </table:table-cell>
          <table:table-cell office:value-type="float" office:value="520206010004" table:style-name="ce22">
            <text:p>520206010004<text:s/></text:p>
          </table:table-cell>
          <table:table-cell office:value-type="string" table:style-name="ce23">
            <text:p>Contribuciones <text:s/>Super de Compania<text:s text:c="47"/></text:p>
          </table:table-cell>
          <table:table-cell office:value-type="float" office:value="15954.58" table:style-name="ce25">
            <text:p>15.955</text:p>
          </table:table-cell>
          <table:table-cell office:value-type="float" office:value="-327.57999999999993" table:formula="of:=[.G138]-[.J138]" table:style-name="ce26">
            <text:p>(328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on Solca<text:s text:c="62"/></text:p>
          </table:table-cell>
          <table:table-cell table:style-name="ce24"/>
          <table:table-cell office:value-type="float" office:value="2" table:style-name="ce25">
            <text:p>2</text:p>
          </table:table-cell>
          <table:table-cell office:value-type="float" office:value="0.05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2.0499999999999998" table:formula="of:=[.D139]+[.E139]-[.F139]" table:style-name="ce25">
            <text:p>2</text:p>
          </table:table-cell>
          <table:table-cell office:value-type="float" office:value="520206010005" table:style-name="ce22">
            <text:p>520206010005<text:s/></text:p>
          </table:table-cell>
          <table:table-cell office:value-type="string" table:style-name="ce23">
            <text:p>Contribución Solca<text:s text:c="62"/></text:p>
          </table:table-cell>
          <table:table-cell office:value-type="float" office:value="1.23" table:style-name="ce25">
            <text:p>1</text:p>
          </table:table-cell>
          <table:table-cell office:value-type="float" office:value="0.81999999999999984" table:formula="of:=[.G139]-[.J139]" table:style-name="ce26">
            <text:p>1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table:style-name="ce24"/>
          <table:table-cell office:value-type="float" office:value="272" table:style-name="ce25">
            <text:p>272</text:p>
          </table:table-cell>
          <table:table-cell office:value-type="float" office:value="32.5" table:style-name="ce25">
            <text:p>33</text:p>
          </table:table-cell>
          <table:table-cell office:value-type="float" office:value="0" table:style-name="ce25">
            <text:p>0</text:p>
          </table:table-cell>
          <table:table-cell office:value-type="float" office:value="304.5" table:formula="of:=[.D140]+[.E140]-[.F140]" table:style-name="ce25">
            <text:p>305</text:p>
          </table:table-cell>
          <table:table-cell office:value-type="float" office:value="520206010006" table:style-name="ce22">
            <text:p>520206010006<text:s/></text:p>
          </table:table-cell>
          <table:table-cell office:value-type="string" table:style-name="ce23">
            <text:p>Impuesto salida de divisa<text:s text:c="55"/></text:p>
          </table:table-cell>
          <table:table-cell office:value-type="float" office:value="134.59" table:style-name="ce25">
            <text:p>135</text:p>
          </table:table-cell>
          <table:table-cell office:value-type="float" office:value="169.91" table:formula="of:=[.G140]-[.J140]" table:style-name="ce26">
            <text:p>170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41]+[.E141]-[.F141]" table:style-name="ce25">
            <text:p>0</text:p>
          </table:table-cell>
          <table:table-cell office:value-type="float" office:value="520206010007" table:style-name="ce22">
            <text:p>520206010007<text:s/></text:p>
          </table:table-cell>
          <table:table-cell office:value-type="string" table:style-name="ce23">
            <text:p>Otros Impuestos<text:s text:c="65"/></text:p>
          </table:table-cell>
          <table:table-cell office:value-type="float" office:value="200" table:style-name="ce25">
            <text:p>200</text:p>
          </table:table-cell>
          <table:table-cell office:value-type="float" office:value="-200" table:formula="of:=[.G141]-[.J141]" table:style-name="ce26">
            <text:p>(20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on de basura<text:s text:c="51"/></text:p>
          </table:table-cell>
          <table:table-cell table:style-name="ce24"/>
          <table:table-cell office:value-type="float" office:value="2280" table:style-name="ce25">
            <text:p>2.280</text:p>
          </table:table-cell>
          <table:table-cell office:value-type="float" office:value="905" table:style-name="ce25">
            <text:p>905</text:p>
          </table:table-cell>
          <table:table-cell office:value-type="float" office:value="0" table:style-name="ce25">
            <text:p>0</text:p>
          </table:table-cell>
          <table:table-cell office:value-type="float" office:value="3185" table:formula="of:=[.D142]+[.E142]-[.F142]" table:style-name="ce25">
            <text:p>3.185</text:p>
          </table:table-cell>
          <table:table-cell office:value-type="float" office:value="520206010008" table:style-name="ce22">
            <text:p>520206010008<text:s/></text:p>
          </table:table-cell>
          <table:table-cell office:value-type="string" table:style-name="ce23">
            <text:p>Tasa de recolección de basura<text:s text:c="51"/></text:p>
          </table:table-cell>
          <table:table-cell office:value-type="float" office:value="2967.69" table:style-name="ce25">
            <text:p>2.968</text:p>
          </table:table-cell>
          <table:table-cell office:value-type="float" office:value="217.30999999999995" table:formula="of:=[.G142]-[.J142]" table:style-name="ce26">
            <text:p>217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office:value-type="string" table:style-name="ce21">
            <text:p>Depreciaciones</text:p>
          </table:table-cell>
          <table:table-cell table:style-name="ce24"/>
          <table:table-cell table:number-columns-repeated="4" table:style-name="ce25"/>
          <table:table-cell table:style-name="ce22"/>
          <table:table-cell office:value-type="string" table:style-name="ce21">
            <text:p>Depreciaciones</text:p>
          </table:table-cell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table:style-name="ce24"/>
          <table:table-cell office:value-type="float" office:value="6144" table:style-name="ce25">
            <text:p>6.144</text:p>
          </table:table-cell>
          <table:table-cell office:value-type="float" office:value="2048.04" table:style-name="ce25">
            <text:p>2.048</text:p>
          </table:table-cell>
          <table:table-cell office:value-type="float" office:value="0" table:style-name="ce25">
            <text:p>0</text:p>
          </table:table-cell>
          <table:table-cell office:value-type="float" office:value="8192.0400000000009" table:formula="of:=[.D145]+[.E145]-[.F145]" table:style-name="ce25">
            <text:p>8.192</text:p>
          </table:table-cell>
          <table:table-cell office:value-type="float" office:value="520207010001" table:style-name="ce22">
            <text:p>520207010001<text:s/></text:p>
          </table:table-cell>
          <table:table-cell office:value-type="string" table:style-name="ce23">
            <text:p>Gastos de Depreciación de Edificios<text:s text:c="45"/></text:p>
          </table:table-cell>
          <table:table-cell office:value-type="float" office:value="8192.16" table:style-name="ce25">
            <text:p>8.192</text:p>
          </table:table-cell>
          <table:table-cell office:value-type="float" office:value="-0.11999999999898137" table:formula="of:=[.G145]-[.J145]" table:style-name="ce26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table:style-name="ce24"/>
          <table:table-cell office:value-type="float" office:value="3056" table:style-name="ce25">
            <text:p>3.056</text:p>
          </table:table-cell>
          <table:table-cell office:value-type="float" office:value="804.98" table:style-name="ce25">
            <text:p>805</text:p>
          </table:table-cell>
          <table:table-cell office:value-type="float" office:value="0" table:style-name="ce25">
            <text:p>0</text:p>
          </table:table-cell>
          <table:table-cell office:value-type="float" office:value="3860.98" table:formula="of:=[.D146]+[.E146]-[.F146]" table:style-name="ce25">
            <text:p>3.861</text:p>
          </table:table-cell>
          <table:table-cell office:value-type="float" office:value="520207010003" table:style-name="ce22">
            <text:p>520207010003<text:s/></text:p>
          </table:table-cell>
          <table:table-cell office:value-type="string" table:style-name="ce23">
            <text:p>Gastos de Depreciaciones de Muebles y Enseres<text:s text:c="35"/></text:p>
          </table:table-cell>
          <table:table-cell office:value-type="float" office:value="4413.08" table:style-name="ce25">
            <text:p>4.413</text:p>
          </table:table-cell>
          <table:table-cell office:value-type="float" office:value="-552.09999999999991" table:formula="of:=[.G146]-[.J146]" table:style-name="ce26">
            <text:p>(552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table:style-name="ce24"/>
          <table:table-cell office:value-type="float" office:value="1048" table:style-name="ce25">
            <text:p>1.048</text:p>
          </table:table-cell>
          <table:table-cell office:value-type="float" office:value="152.13" table:style-name="ce25">
            <text:p>152</text:p>
          </table:table-cell>
          <table:table-cell office:value-type="float" office:value="0" table:style-name="ce25">
            <text:p>0</text:p>
          </table:table-cell>
          <table:table-cell office:value-type="float" office:value="1200.1300000000001" table:formula="of:=[.D147]+[.E147]-[.F147]" table:style-name="ce25">
            <text:p>1.200</text:p>
          </table:table-cell>
          <table:table-cell office:value-type="float" office:value="520207010004" table:style-name="ce22">
            <text:p>520207010004<text:s/></text:p>
          </table:table-cell>
          <table:table-cell office:value-type="string" table:style-name="ce23">
            <text:p>Gastos de Depreciación de Equipos de computacion<text:s text:c="32"/></text:p>
          </table:table-cell>
          <table:table-cell office:value-type="float" office:value="2771.16" table:style-name="ce25">
            <text:p>2.771</text:p>
          </table:table-cell>
          <table:table-cell office:value-type="float" office:value="-1571.0299999999997" table:formula="of:=[.G147]-[.J147]" table:style-name="ce26">
            <text:p>(1.57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iculos<text:s text:c="45"/></text:p>
          </table:table-cell>
          <table:table-cell table:style-name="ce24"/>
          <table:table-cell office:value-type="float" office:value="27636" table:style-name="ce25">
            <text:p>27.636</text:p>
          </table:table-cell>
          <table:table-cell office:value-type="float" office:value="11862.72" table:style-name="ce25">
            <text:p>11.863</text:p>
          </table:table-cell>
          <table:table-cell office:value-type="float" office:value="0" table:style-name="ce25">
            <text:p>0</text:p>
          </table:table-cell>
          <table:table-cell office:value-type="float" office:value="39498.720000000001" table:formula="of:=[.D148]+[.E148]-[.F148]" table:style-name="ce25">
            <text:p>39.499</text:p>
          </table:table-cell>
          <table:table-cell office:value-type="float" office:value="520207010005" table:style-name="ce22">
            <text:p>520207010005<text:s/></text:p>
          </table:table-cell>
          <table:table-cell office:value-type="string" table:style-name="ce23">
            <text:p>Gastos de Depreciación de Vehículos<text:s text:c="45"/></text:p>
          </table:table-cell>
          <table:table-cell office:value-type="float" office:value="34289.67" table:style-name="ce25">
            <text:p>34.290</text:p>
          </table:table-cell>
          <table:table-cell office:value-type="float" office:value="5209.0500000000029" table:formula="of:=[.G148]-[.J148]" table:style-name="ce26">
            <text:p>5.209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table:style-name="ce24"/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D149]+[.E149]-[.F149]" table:style-name="ce25">
            <text:p>0</text:p>
          </table:table-cell>
          <table:table-cell office:value-type="float" office:value="520207010006" table:style-name="ce22">
            <text:p>520207010006<text:s/></text:p>
          </table:table-cell>
          <table:table-cell office:value-type="string" table:style-name="ce23">
            <text:p>Gastos de Depreciación de Otras propiedades, plantas y Equipos<text:s text:c="18"/></text:p>
          </table:table-cell>
          <table:table-cell office:value-type="float" office:value="105.23" table:style-name="ce25">
            <text:p>105</text:p>
          </table:table-cell>
          <table:table-cell office:value-type="float" office:value="-105.23" table:formula="of:=[.G149]-[.J149]" table:style-name="ce26">
            <text:p>(105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on equipos de seguridad<text:s text:c="40"/></text:p>
          </table:table-cell>
          <table:table-cell table:style-name="ce24"/>
          <table:table-cell office:value-type="float" office:value="79" table:style-name="ce25">
            <text:p>79</text:p>
          </table:table-cell>
          <table:table-cell office:value-type="float" office:value="26.34" table:style-name="ce25">
            <text:p>26</text:p>
          </table:table-cell>
          <table:table-cell office:value-type="float" office:value="0" table:style-name="ce25">
            <text:p>0</text:p>
          </table:table-cell>
          <table:table-cell office:value-type="float" office:value="105.34" table:formula="of:=[.D150]+[.E150]-[.F150]" table:style-name="ce25">
            <text:p>105</text:p>
          </table:table-cell>
          <table:table-cell office:value-type="float" office:value="520207010007" table:style-name="ce22">
            <text:p>520207010007<text:s/></text:p>
          </table:table-cell>
          <table:table-cell office:value-type="string" table:style-name="ce23">
            <text:p>Gastos depreciación equipos de seguridad<text:s text:c="40"/></text:p>
          </table:table-cell>
          <table:table-cell office:value-type="float" office:value="105.36" table:style-name="ce25">
            <text:p>105</text:p>
          </table:table-cell>
          <table:table-cell office:value-type="float" office:value="-1.9999999999996021E-2" table:formula="of:=[.G150]-[.J150]" table:style-name="ce26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22"/>
          <table:table-cell table:style-name="ce23"/>
          <table:table-cell table:style-name="ce24"/>
          <table:table-cell table:number-columns-repeated="4" table:style-name="ce25"/>
          <table:table-cell table:style-name="ce22"/>
          <table:table-cell table:style-name="ce28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float" office:value="540101040013" table:style-name="ce30">
            <text:p>540101040013<text:s/></text:p>
          </table:table-cell>
          <table:table-cell office:value-type="string" table:style-name="ce31">
            <text:p>Dada de baja de inventarios<text:s text:c="54"/></text:p>
          </table:table-cell>
          <table:table-cell table:style-name="ce32"/>
          <table:table-cell office:value-type="float" office:value="180038.83" table:style-name="ce33">
            <text:p>180039<text:s/></text:p>
          </table:table-cell>
          <table:table-cell office:value-type="float" office:value="0" table:style-name="ce34">
            <text:p>-<text:s/></text:p>
          </table:table-cell>
          <table:table-cell office:value-type="float" office:value="0" table:style-name="ce33">
            <text:p>-<text:s/></text:p>
          </table:table-cell>
          <table:table-cell office:value-type="float" office:value="180038.83" table:formula="of:=[.D152]+[.E152]-[.F152]" table:style-name="ce35">
            <text:p>180039<text:s/></text:p>
          </table:table-cell>
          <table:table-cell office:value-type="float" office:value="540101040013" table:style-name="ce30">
            <text:p>540101040013<text:s/></text:p>
          </table:table-cell>
          <table:table-cell office:value-type="string" table:style-name="ce31">
            <text:p>Dada de baja de inventarios<text:s text:c="54"/></text:p>
          </table:table-cell>
          <table:table-cell office:value-type="float" office:value="231687.77" table:style-name="ce25">
            <text:p>231.688</text:p>
          </table:table-cell>
          <table:table-cell office:value-type="float" office:value="-51648.94" table:formula="of:=[.G152]-[.J152]" table:style-name="ce26">
            <text:p>(51.649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36"/>
          <table:table-cell table:number-columns-repeated="2" table:style-name="ce37"/>
          <table:table-cell table:number-columns-repeated="4" table:style-name="ce38"/>
          <table:table-cell table:style-name="ce39"/>
          <table:table-cell table:style-name="ce40"/>
          <table:table-cell table:style-name="ce38"/>
          <table:table-cell table:style-name="ce41"/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42"/>
          <table:table-cell office:value-type="string" table:style-name="ce43">
            <text:p>Total</text:p>
          </table:table-cell>
          <table:table-cell table:style-name="ce43"/>
          <table:table-cell office:value-type="float" office:value="1541077.29" table:formula="of:=SUM([.D12:.D153])" table:style-name="ce44">
            <text:p>1.541.077</text:p>
          </table:table-cell>
          <table:table-cell office:value-type="float" office:value="1850637.3900000004" table:formula="of:=SUM([.E12:.E153])" table:style-name="ce44">
            <text:p>1.850.637</text:p>
          </table:table-cell>
          <table:table-cell office:value-type="float" office:value="116.36000000000001" table:formula="of:=SUM([.F12:.F153])" table:style-name="ce44">
            <text:p>116</text:p>
          </table:table-cell>
          <table:table-cell office:value-type="float" office:value="3391598.32" table:formula="of:=SUM([.G12:.G153])" table:style-name="ce44">
            <text:p>3.391.598</text:p>
          </table:table-cell>
          <table:table-cell table:number-columns-repeated="2" table:style-name="ce44"/>
          <table:table-cell office:value-type="float" office:value="2398665.7799999998" table:formula="of:=SUM([.J12:.J153])" table:style-name="ce44">
            <text:p>2.398.666</text:p>
          </table:table-cell>
          <table:table-cell office:value-type="float" office:value="992932.54000000074" table:formula="of:=SUM([.K12:.K153])" table:style-name="ce45">
            <text:p>992.933</text:p>
          </table:table-cell>
          <table:table-cell table:number-columns-repeated="16373" table:style-name="ce46"/>
        </table:table-row>
        <table:table-row table:style-name="ro2">
          <table:table-cell table:number-columns-repeated="1024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47"/>
          <table:table-cell office:value-type="string" table:style-name="ce48">
            <text:p>Saldo al</text:p>
          </table:table-cell>
          <table:table-cell office:value-type="string" table:style-name="ce49">
            <text:p>Saldo al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0">
            <text:p>Nota a los estados financieros:</text:p>
          </table:table-cell>
          <table:table-cell table:style-name="ce50"/>
          <table:table-cell office:value-type="date" office:date-value="2021-12-31T00:00:00" table:style-name="ce51">
            <text:p>31/12/2021</text:p>
          </table:table-cell>
          <table:table-cell office:value-type="date" office:date-value="2020-12-31T00:00:00" table:style-name="ce52">
            <text:p>31/12/2020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table:number-columns-repeated="2" table:style-name="ce53"/>
          <table:table-cell table:number-columns-repeated="2" table:style-name="ce54"/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Gastos Administrativos</text:p>
          </table:table-cell>
          <table:table-cell table:style-name="ce55"/>
          <table:table-cell office:value-type="float" office:value="2927413.1300000004" table:formula="of:=SUM([.G55:.G152])" table:style-name="ce25">
            <text:p>2.927.413</text:p>
          </table:table-cell>
          <table:table-cell office:value-type="float" office:value="1827742.3599999999" table:formula="of:=SUM([.J55:.J152])" table:style-name="ce25">
            <text:p>1.827.742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Gastos de Ventas</text:p>
          </table:table-cell>
          <table:table-cell table:style-name="ce55"/>
          <table:table-cell office:value-type="float" office:value="464185.19" table:formula="of:=SUM([.G10:.G54])" table:style-name="ce25">
            <text:p>464.185</text:p>
          </table:table-cell>
          <table:table-cell office:value-type="float" office:value="570923.41999999981" table:formula="of:=SUM([.J10:.J54])" table:style-name="ce25">
            <text:p>570.923</text:p>
          </table:table-cell>
          <table:table-cell table:number-columns-repeated="1019" table:style-name="ce5"/>
          <table:table-cell table:number-columns-repeated="15360"/>
        </table:table-row>
        <table:table-row table:style-name="ro2">
          <table:table-cell/>
          <table:table-cell table:number-columns-repeated="2" table:style-name="ce55"/>
          <table:table-cell table:number-columns-repeated="2" table:style-name="ce25"/>
          <table:table-cell table:number-columns-repeated="1019" table:style-name="ce5"/>
          <table:table-cell table:number-columns-repeated="15360"/>
        </table:table-row>
        <table:table-row table:style-name="ro2">
          <table:table-cell/>
          <table:table-cell office:value-type="string" table:style-name="ce55">
            <text:p>Total</text:p>
          </table:table-cell>
          <table:table-cell table:style-name="ce55"/>
          <table:table-cell office:value-type="float" office:value="3391598.3200000003" table:formula="of:=SUM([.D158:.D161])" table:style-name="ce56">
            <text:p>3.391.598</text:p>
          </table:table-cell>
          <table:table-cell office:value-type="float" office:value="2398665.7799999998" table:formula="of:=SUM([.E158:.E161])" table:style-name="ce56">
            <text:p>2.398.666</text:p>
          </table:table-cell>
          <table:table-cell table:style-name="ce5"/>
          <table:table-cell office:value-type="float" office:value="364153" table:style-name="ce5">
            <text:p>364153</text:p>
          </table:table-cell>
          <table:table-cell table:number-columns-repeated="1017" table:style-name="ce5"/>
          <table:table-cell table:number-columns-repeated="15360"/>
        </table:table-row>
        <table:table-row table:style-name="ro2">
          <table:table-cell/>
          <table:table-cell table:number-columns-repeated="2" table:style-name="ce55"/>
          <table:table-cell table:number-columns-repeated="2" table:style-name="ce57"/>
          <table:table-cell table:style-name="ce5"/>
          <table:table-cell office:value-type="float" office:value="107730" table:style-name="ce58">
            <text:p><text:s/>107.730,00<text:s/></text:p>
          </table:table-cell>
          <table:table-cell table:number-columns-repeated="2" table:style-name="ce5"/>
          <table:table-cell table:style-name="ce59"/>
          <table:table-cell table:number-columns-repeated="16374"/>
        </table:table-row>
        <table:table-row table:style-name="ro2">
          <table:table-cell/>
          <table:table-cell table:number-columns-repeated="2" table:style-name="ce55"/>
          <table:table-cell table:number-columns-repeated="2" table:style-name="ce57"/>
          <table:table-cell table:style-name="ce5"/>
          <table:table-cell office:value-type="float" office:value="1253543" table:style-name="ce60">
            <text:p><text:s/>1.253.543<text:s/></text:p>
          </table:table-cell>
          <table:table-cell table:number-columns-repeated="2" table:style-name="ce5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Nomina y beneficios sociales de trabajadores</text:p>
          </table:table-cell>
          <table:table-cell table:style-name="ce55"/>
          <table:table-cell office:value-type="float" office:value="624553.34000000008" table:formula="of:=SUM([.G12:.G14])+SUM([.G17:.G22])+SUM([.G57:.G58])+SUM([.G61:.G66])" table:style-name="ce25">
            <text:p>624.553</text:p>
          </table:table-cell>
          <table:table-cell office:value-type="float" office:value="662223.58999999985" table:formula="of:=SUM([.J12:.J14])+SUM([.J17:.J22])+SUM([.J57:.J58])+SUM([.J61:.J66])" table:style-name="ce25">
            <text:p>662.224</text:p>
          </table:table-cell>
          <table:table-cell table:style-name="ce61"/>
          <table:table-cell office:value-type="float" office:value="589885" table:style-name="ce60">
            <text:p><text:s/>589.885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Honorarios Profesionales</text:p>
          </table:table-cell>
          <table:table-cell table:style-name="ce55"/>
          <table:table-cell office:value-type="float" office:value="1249294.58" table:formula="of:=[.G78]" table:style-name="ce25">
            <text:p>1.249.295</text:p>
          </table:table-cell>
          <table:table-cell office:value-type="float" office:value="361055.14" table:formula="of:=[.J78]" table:style-name="ce25">
            <text:p>361.055</text:p>
          </table:table-cell>
          <table:table-cell table:style-name="ce61"/>
          <table:table-cell office:value-type="float" office:value="290473" table:style-name="ce60">
            <text:p><text:s/>290.473<text:s/></text:p>
          </table:table-cell>
          <table:table-cell table:style-name="ce62"/>
          <table:table-cell table:style-name="ce63"/>
          <table:table-cell table:number-columns-repeated="1015" table:style-name="ce5"/>
          <table:table-cell table:number-columns-repeated="15360"/>
        </table:table-row>
        <table:table-row table:style-name="ro2">
          <table:table-cell/>
          <table:table-cell office:value-type="string" table:style-name="ce55">
            <text:p>Baja de inventarios</text:p>
          </table:table-cell>
          <table:table-cell table:style-name="ce55"/>
          <table:table-cell office:value-type="float" office:value="180038.83" table:formula="of:=[.G152]" table:style-name="ce25">
            <text:p>180.039</text:p>
          </table:table-cell>
          <table:table-cell office:value-type="float" office:value="231687.77" table:formula="of:=[.J152]" table:style-name="ce25">
            <text:p>231.688</text:p>
          </table:table-cell>
          <table:table-cell table:style-name="ce61"/>
          <table:table-cell office:value-type="float" office:value="235419" table:style-name="ce60">
            <text:p><text:s/>235.419<text:s/></text:p>
          </table:table-cell>
          <table:table-cell table:style-name="ce62"/>
          <table:table-cell table:style-name="ce63"/>
          <table:table-cell table:number-columns-repeated="1015" table:style-name="ce5"/>
          <table:table-cell table:number-columns-repeated="15360"/>
        </table:table-row>
        <table:table-row table:style-name="ro2">
          <table:table-cell/>
          <table:table-cell office:value-type="string" table:style-name="ce55">
            <text:p>Arrendamientos</text:p>
          </table:table-cell>
          <table:table-cell table:style-name="ce55"/>
          <table:table-cell office:value-type="float" office:value="180246" table:formula="of:=[.G114]" table:style-name="ce25">
            <text:p>180.246</text:p>
          </table:table-cell>
          <table:table-cell office:value-type="float" office:value="188102.66" table:formula="of:=[.J114]" table:style-name="ce25">
            <text:p>188.103</text:p>
          </table:table-cell>
          <table:table-cell table:style-name="ce61"/>
          <table:table-cell office:value-type="float" office:value="180039" table:style-name="ce60">
            <text:p><text:s/>180.039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Impuestos, contribuciones y otros</text:p>
          </table:table-cell>
          <table:table-cell table:style-name="ce55"/>
          <table:table-cell office:value-type="float" office:value="264352.38" table:formula="of:=SUM([.G135:.G142])+SUM([.G90:.G97])+[.G88]+SUM([.G109:.G111])+[.G121]+[.G49]+[.G129]" table:style-name="ce25">
            <text:p>264.352</text:p>
          </table:table-cell>
          <table:table-cell office:value-type="float" office:value="176516.71" table:formula="of:=SUM([.J135:.J142])+SUM([.J90:.J97])+[.J88]+SUM([.J109:.J111])+[.J121]+[.J49]+[.J129]" table:style-name="ce25">
            <text:p>176.517</text:p>
          </table:table-cell>
          <table:table-cell table:style-name="ce61"/>
          <table:table-cell office:value-type="float" office:value="180246" table:style-name="ce60">
            <text:p><text:s/>180.246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Gastos de exportación</text:p>
          </table:table-cell>
          <table:table-cell table:style-name="ce55"/>
          <table:table-cell office:value-type="float" office:value="7184.31" table:formula="of:=[.G133]+[.G53]+[.G35]" table:style-name="ce25">
            <text:p>7.184</text:p>
          </table:table-cell>
          <table:table-cell office:value-type="float" office:value="75232.540000000008" table:formula="of:=[.J133]+[.J53]+[.J35]" table:style-name="ce25">
            <text:p>75.233</text:p>
          </table:table-cell>
          <table:table-cell table:style-name="ce61"/>
          <table:table-cell office:value-type="float" office:value="100821" table:style-name="ce60">
            <text:p><text:s/>100.821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IVA Cargado al gasto</text:p>
          </table:table-cell>
          <table:table-cell table:style-name="ce55"/>
          <table:table-cell office:value-type="float" office:value="303425.34999999998" table:formula="of:=[.G122]+[.G112]+[.G52]" table:style-name="ce25">
            <text:p>303.425</text:p>
          </table:table-cell>
          <table:table-cell office:value-type="float" office:value="132674.96" table:formula="of:=[.J122]+[.J112]+[.J52]" table:style-name="ce25">
            <text:p>132.675</text:p>
          </table:table-cell>
          <table:table-cell table:style-name="ce61"/>
          <table:table-cell office:value-type="float" office:value="58140" table:style-name="ce60">
            <text:p><text:s/>58.140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Aporte a la seguridad Social</text:p>
          </table:table-cell>
          <table:table-cell table:style-name="ce55"/>
          <table:table-cell office:value-type="float" office:value="100820.62000000001" table:formula="of:=SUM([.G15:.G16])+SUM([.G59:.G60])" table:style-name="ce25">
            <text:p>100.821</text:p>
          </table:table-cell>
          <table:table-cell office:value-type="float" office:value="101070.39999999999" table:formula="of:=SUM([.J15:.J16])+SUM([.J59:.J60])" table:style-name="ce25">
            <text:p>101.070</text:p>
          </table:table-cell>
          <table:table-cell table:style-name="ce61"/>
          <table:table-cell office:value-type="float" office:value="54816" table:style-name="ce60">
            <text:p><text:s/>54.816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Depreciaciones</text:p>
          </table:table-cell>
          <table:table-cell table:style-name="ce55"/>
          <table:table-cell office:value-type="float" office:value="54816.19" table:formula="of:=SUM([.G144:.G150])+[.G43]+SUM([.G47:.G48])" table:style-name="ce25">
            <text:p>54.816</text:p>
          </table:table-cell>
          <table:table-cell office:value-type="float" office:value="58256.090000000004" table:formula="of:=SUM([.J144:.J150])+[.J43]+SUM([.J47:.J48])" table:style-name="ce25">
            <text:p>58.256</text:p>
          </table:table-cell>
          <table:table-cell table:style-name="ce61"/>
          <table:table-cell office:value-type="float" office:value="18811" table:style-name="ce60">
            <text:p><text:s/>18.811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Servicios Básicos</text:p>
          </table:table-cell>
          <table:table-cell table:style-name="ce55"/>
          <table:table-cell office:value-type="float" office:value="47303.490000000005" table:formula="of:=SUM([.G104:.G107])+[.G101]+[.G38]" table:style-name="ce25">
            <text:p>47.303</text:p>
          </table:table-cell>
          <table:table-cell office:value-type="float" office:value="47188.32" table:formula="of:=SUM([.J104:.J107])+[.J101]+[.J38]" table:style-name="ce25">
            <text:p>47.188</text:p>
          </table:table-cell>
          <table:table-cell table:style-name="ce61"/>
          <table:table-cell office:value-type="float" office:value="50487" table:style-name="ce60">
            <text:p><text:s/>50.487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Mantenimiento y reparaciones</text:p>
          </table:table-cell>
          <table:table-cell table:style-name="ce55"/>
          <table:table-cell office:value-type="float" office:value="57997.86" table:formula="of:=SUM([.G82:.G86])+[.G33]+SUM([.G45:.G46])+[.G50]" table:style-name="ce25">
            <text:p>57.998</text:p>
          </table:table-cell>
          <table:table-cell office:value-type="float" office:value="38635.9" table:formula="of:=SUM([.J82:.J86])+[.J33]+SUM([.J45:.J46])+[.J50]" table:style-name="ce25">
            <text:p>38.636</text:p>
          </table:table-cell>
          <table:table-cell table:style-name="ce61"/>
          <table:table-cell office:value-type="float" office:value="20172" table:style-name="ce60">
            <text:p><text:s/>20.172<text:s/></text:p>
          </table:table-cell>
          <table:table-cell table:style-name="ce62"/>
          <table:table-cell table:style-name="ce63"/>
          <table:table-cell table:style-name="ce59"/>
          <table:table-cell table:number-columns-repeated="16374"/>
        </table:table-row>
        <table:table-row table:style-name="ro2">
          <table:table-cell/>
          <table:table-cell office:value-type="string" table:style-name="ce55">
            <text:p>Gastos de Gestión</text:p>
          </table:table-cell>
          <table:table-cell table:style-name="ce55"/>
          <table:table-cell office:value-type="float" office:value="51590.05" table:formula="of:=[.G100]+[.G102]+[.G32]+[.G36]+[.G37]+[.G51]+[.G125]+[.G99]+[.G126]+[.G41]+[.G42]+[.G44]+[.G117]" table:style-name="ce25">
            <text:p>51.590</text:p>
          </table:table-cell>
          <table:table-cell office:value-type="float" office:value="35556.35" table:formula="of:=[.J100]+[.J102]+[.J32]+[.J36]+[.J37]+[.J51]+[.J125]+[.J99]+[.J126]+[.J41]+[.J42]+[.J44]+[.J117]" table:style-name="ce25">
            <text:p>35.556</text:p>
          </table:table-cell>
          <table:table-cell table:style-name="ce61"/>
          <table:table-cell office:value-type="float" office:value="10035" table:style-name="ce60">
            <text:p><text:s/>10.035<text:s/></text:p>
          </table:table-cell>
          <table:table-cell table:style-name="ce62"/>
          <table:table-cell table:style-name="ce63"/>
          <table:table-cell table:number-columns-repeated="1015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Suministros y Materiales</text:p>
          </table:table-cell>
          <table:table-cell table:style-name="ce55"/>
          <table:table-cell office:value-type="float" office:value="20172" table:formula="of:=[.G39]+[.G40]+[.G103]+[.G113]" table:style-name="ce25">
            <text:p>20.172</text:p>
          </table:table-cell>
          <table:table-cell office:value-type="float" office:value="25302.98" table:formula="of:=[.J39]+[.J40]+[.J103]+[.J113]" table:style-name="ce25">
            <text:p>25.303</text:p>
          </table:table-cell>
          <table:table-cell table:style-name="ce61"/>
          <table:table-cell office:value-type="float" office:value="96772" table:style-name="ce60">
            <text:p><text:s/>96.772<text:s/></text:p>
          </table:table-cell>
          <table:table-cell table:style-name="ce62"/>
          <table:table-cell table:style-name="ce63"/>
          <table:table-cell table:style-name="ce59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Deterioro de cuentas por cobrar</text:p>
          </table:table-cell>
          <table:table-cell table:style-name="ce55"/>
          <table:table-cell office:value-type="float" office:value="0" table:formula="of:=[.G124]" table:style-name="ce25">
            <text:p>0</text:p>
          </table:table-cell>
          <table:table-cell office:value-type="float" office:value="24295.58" table:formula="of:=[.J124]" table:style-name="ce25">
            <text:p>24.296</text:p>
          </table:table-cell>
          <table:table-cell table:style-name="ce61"/>
          <table:table-cell office:value-type="float" office:value="3611542" table:formula="of:=SUM([.G162:.G177])" table:style-name="ce60">
            <text:p><text:s/>3.611.542<text:s/></text:p>
          </table:table-cell>
          <table:table-cell table:style-name="ce62"/>
          <table:table-cell table:style-name="ce63"/>
          <table:table-cell table:style-name="ce59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Promoción y publicidad</text:p>
          </table:table-cell>
          <table:table-cell table:style-name="ce55"/>
          <table:table-cell office:value-type="float" office:value="7617" table:formula="of:=[.G123]+[.G31]" table:style-name="ce25">
            <text:p>7.617</text:p>
          </table:table-cell>
          <table:table-cell office:value-type="float" office:value="12816.93" table:formula="of:=[.J123]+[.J31]" table:style-name="ce25">
            <text:p>12.817</text:p>
          </table:table-cell>
          <table:table-cell table:style-name="ce61"/>
          <table:table-cell office:value-type="float" office:value="49972" table:formula="of:=+[.G178]-3561570" table:style-name="ce60">
            <text:p><text:s/>49.972<text:s/></text:p>
          </table:table-cell>
          <table:table-cell table:style-name="ce62"/>
          <table:table-cell table:style-name="ce63"/>
          <table:table-cell table:style-name="ce59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55">
            <text:p>Otros</text:p>
          </table:table-cell>
          <table:table-cell table:style-name="ce55"/>
          <table:table-cell office:value-type="float" office:value="242186.32" table:formula="of:=SUM([.G24:.G28])+[.G34]+SUM([.G68:.G75])+SUM([.G79:.G80])+[.G87]+[.G108]+SUM([.G115:.G116])+SUM([.G118:.G120])+SUM([.G127:.G128])+SUM([.G130:.G132])" table:style-name="ce25">
            <text:p>242.186</text:p>
          </table:table-cell>
          <table:table-cell office:value-type="float" office:value="228049.86000000002" table:formula="of:=SUM([.J24:.J28])+[.J34]+SUM([.J68:.J75])+SUM([.J79:.J80])+[.J87]+[.J108]+SUM([.J115:.J116])+SUM([.J118:.J120])+SUM([.J127:.J128])+SUM([.J130:.J132])" table:style-name="ce25">
            <text:p>228.050</text:p>
          </table:table-cell>
          <table:table-cell table:style-name="ce61"/>
          <table:table-cell table:style-name="ce60"/>
          <table:table-cell table:style-name="ce62"/>
          <table:table-cell table:style-name="ce63"/>
          <table:table-cell table:style-name="ce59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table:style-name="ce55"/>
          <table:table-cell table:style-name="ce64"/>
          <table:table-cell table:number-columns-repeated="2" table:style-name="ce25"/>
          <table:table-cell table:style-name="ce5"/>
          <table:table-cell table:style-name="ce60"/>
          <table:table-cell table:style-name="ce62"/>
          <table:table-cell table:style-name="ce5"/>
          <table:table-cell table:style-name="ce59"/>
          <table:table-cell table:number-columns-repeated="1014" table:style-name="ce5"/>
          <table:table-cell table:number-columns-repeated="15360"/>
        </table:table-row>
        <table:table-row table:style-name="ro2">
          <table:table-cell table:style-name="ce5"/>
          <table:table-cell office:value-type="string" table:style-name="ce65">
            <text:p>Total</text:p>
          </table:table-cell>
          <table:table-cell table:style-name="ce66"/>
          <table:table-cell office:value-type="float" office:value="3391598.32" table:formula="of:=SUM([.D165:.D181])" table:style-name="ce44">
            <text:p>3.391.598</text:p>
          </table:table-cell>
          <table:table-cell office:value-type="float" office:value="2398665.7799999998" table:formula="of:=SUM([.E165:.E181])" table:style-name="ce44">
            <text:p>2.398.666</text:p>
          </table:table-cell>
          <table:table-cell table:style-name="ce5"/>
          <table:table-cell table:style-name="ce60"/>
          <table:table-cell table:number-columns-repeated="2" table:style-name="ce62"/>
          <table:table-cell table:number-columns-repeated="1015" table:style-name="ce5"/>
          <table:table-cell table:number-columns-repeated="15360"/>
        </table:table-row>
        <table:table-row table:style-name="ro2">
          <table:table-cell table:number-columns-repeated="6" table:style-name="ce5"/>
          <table:table-cell table:style-name="ce60"/>
          <table:table-cell table:number-columns-repeated="1017" table:style-name="ce5"/>
          <table:table-cell table:number-columns-repeated="15360"/>
        </table:table-row>
        <table:table-row table:style-name="ro2">
          <table:table-cell office:value-type="string" table:style-name="ce67">
            <text:p>Fuente:</text:p>
          </table:table-cell>
          <table:table-cell table:number-columns-repeated="9" table:style-name="ce68"/>
          <table:table-cell table:style-name="ce69"/>
          <table:table-cell table:number-columns-repeated="16373"/>
        </table:table-row>
        <table:table-row table:style-name="ro2">
          <table:table-cell office:value-type="string" table:style-name="ce70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71"/>
          <table:table-cell table:number-columns-repeated="16373"/>
        </table:table-row>
        <table:table-row table:style-name="ro2">
          <table:table-cell office:value-type="string" table:style-name="ce70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71"/>
          <table:table-cell table:number-columns-repeated="16373"/>
        </table:table-row>
        <table:table-row table:style-name="ro2">
          <table:table-cell table:style-name="ce70"/>
          <table:table-cell table:number-columns-repeated="9" table:style-name="ce5"/>
          <table:table-cell table:style-name="ce71"/>
          <table:table-cell table:number-columns-repeated="16373"/>
        </table:table-row>
        <table:table-row table:style-name="ro2">
          <table:table-cell office:value-type="string" table:style-name="ce72">
            <text:p>Trabajo realizado:</text:p>
          </table:table-cell>
          <table:table-cell table:number-columns-repeated="9" table:style-name="ce5"/>
          <table:table-cell table:style-name="ce71"/>
          <table:table-cell table:number-columns-repeated="16373"/>
        </table:table-row>
        <table:table-row table:number-rows-repeated="3" table:style-name="ro2">
          <table:table-cell table:style-name="ce70"/>
          <table:table-cell table:number-columns-repeated="9" table:style-name="ce5"/>
          <table:table-cell table:style-name="ce71"/>
          <table:table-cell table:number-columns-repeated="16373"/>
        </table:table-row>
        <table:table-row table:style-name="ro2">
          <table:table-cell office:value-type="string" table:style-name="ce72">
            <text:p>Conclusiones:</text:p>
          </table:table-cell>
          <table:table-cell table:number-columns-repeated="9" table:style-name="ce5"/>
          <table:table-cell table:style-name="ce71"/>
          <table:table-cell table:number-columns-repeated="16373"/>
        </table:table-row>
        <table:table-row table:number-rows-repeated="3" table:style-name="ro2">
          <table:table-cell table:number-columns-repeated="10"/>
          <table:table-cell table:style-name="ce71"/>
          <table:table-cell table:number-columns-repeated="16373"/>
        </table:table-row>
        <table:table-row table:number-rows-repeated="1048381" table:style-name="ro5">
          <table:table-cell table:number-columns-repeated="16384"/>
        </table:table-row>
      </table:table>
      <table:table table:name="Examen_sep-21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84">
            <text:p>GRAFIMPAC S.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5">
            <text:p>RESUMEN Y DETALLE DE GASTOS DE ADMINISTRACION Y VEN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5">
            <text:p>Al 31 de diciembre del 2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6">
            <text:p>Cifras en US dólares</text:p>
          </table:table-cell>
          <table:table-cell table:number-columns-repeated="16383" table:style-name="ce1"/>
        </table:table-row>
        <table:table-row table:style-name="ro2">
          <table:table-cell table:style-name="ce86"/>
          <table:table-cell table:number-columns-repeated="16383" table:style-name="ce1"/>
        </table:table-row>
        <table:table-row table:style-name="ro6">
          <table:table-cell table:style-name="ce1"/>
          <table:table-cell office:value-type="string" table:style-name="ce87">
            <text:p>RESUMEN</text:p>
          </table:table-cell>
          <table:table-cell office:value-type="string" table:style-name="ce88">
            <text:p>Gastos de administracion</text:p>
          </table:table-cell>
          <table:table-cell office:value-type="string" table:style-name="ce88">
            <text:p>Gastos de ventas</text:p>
          </table:table-cell>
          <table:table-cell office:value-type="string" table:style-name="ce87">
            <text:p>Total</text:p>
          </table:table-cell>
          <table:table-cell office:value-type="string" table:style-name="ce87">
            <text:p>Explicación del trabajo realizado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89"/>
          <table:table-cell table:number-columns-repeated="4" table:style-name="ce90"/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Sueldos y beneficios sociales</text:p>
          </table:table-cell>
          <table:table-cell office:value-type="float" office:value="232188.54" table:formula="of:=SUM([.C64:.C70])-[.C12]" table:style-name="ce91">
            <text:p>232189<text:s/></text:p>
          </table:table-cell>
          <table:table-cell office:value-type="float" office:value="213707.18" table:formula="of:=SUM([.C26:.C33])-[.D12]" table:style-name="ce91">
            <text:p>213707<text:s/></text:p>
          </table:table-cell>
          <table:table-cell office:value-type="float" office:value="445895.72" table:formula="of:=+[.C8]+[.D8]" table:style-name="ce91">
            <text:p>445896<text:s/></text:p>
          </table:table-cell>
          <table:table-cell office:value-type="string" table:style-name="ce90">
            <text:p>Probadas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Honorarios profesionales</text:p>
          </table:table-cell>
          <table:table-cell office:value-type="float" office:value="135652.56" table:formula="of:=+[.C78]" table:style-name="ce91">
            <text:p>135653<text:s/></text:p>
          </table:table-cell>
          <table:table-cell table:style-name="ce90"/>
          <table:table-cell office:value-type="float" office:value="135652.56" table:formula="of:=+[.C9]+[.D9]" table:style-name="ce91">
            <text:p>135653<text:s/></text:p>
          </table:table-cell>
          <table:table-cell office:value-type="string" table:style-name="ce90">
            <text:p>Ver examen realizado en pestana "Honorari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Arriendos</text:p>
          </table:table-cell>
          <table:table-cell office:value-type="float" office:value="135246" table:formula="of:=+[.C112]" table:style-name="ce91">
            <text:p>135246<text:s/></text:p>
          </table:table-cell>
          <table:table-cell table:style-name="ce91"/>
          <table:table-cell office:value-type="float" office:value="135246" table:formula="of:=+[.C10]+[.D10]" table:style-name="ce91">
            <text:p>135246<text:s/></text:p>
          </table:table-cell>
          <table:table-cell office:value-type="string" table:style-name="ce90">
            <text:p>Ver examen realizado en pestana "arriend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Impuestos y contribuciones</text:p>
          </table:table-cell>
          <table:table-cell office:value-type="float" office:value="62941.21" table:formula="of:=+[.C124]" table:style-name="ce91">
            <text:p>62941<text:s/></text:p>
          </table:table-cell>
          <table:table-cell table:style-name="ce90"/>
          <table:table-cell office:value-type="float" office:value="62941.21" table:formula="of:=+[.C11]+[.D11]" table:style-name="ce91">
            <text:p>62941<text:s/></text:p>
          </table:table-cell>
          <table:table-cell office:value-type="string" table:style-name="ce90">
            <text:p>ver examen realizado es pestana "impuest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Aportes al IESS</text:p>
          </table:table-cell>
          <table:table-cell office:value-type="float" office:value="23806.09" table:formula="of:=+[.C66]" table:style-name="ce91">
            <text:p>23806<text:s/></text:p>
          </table:table-cell>
          <table:table-cell office:value-type="float" office:value="21715.16" table:formula="of:=+[.C29]" table:style-name="ce91">
            <text:p>21715<text:s/></text:p>
          </table:table-cell>
          <table:table-cell office:value-type="float" office:value="45521.25" table:formula="of:=+[.C12]+[.D12]" table:style-name="ce91">
            <text:p>45521<text:s/></text:p>
          </table:table-cell>
          <table:table-cell office:value-type="string" table:style-name="ce90">
            <text:p>Probado en área de nómina y benefici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Depreciación</text:p>
          </table:table-cell>
          <table:table-cell office:value-type="float" office:value="38107.82" table:formula="of:=+[.C55]+[.C132]" table:style-name="ce91">
            <text:p>38108<text:s/></text:p>
          </table:table-cell>
          <table:table-cell office:value-type="float" office:value="0" table:formula="of:=+[.D59]+[.D60]" table:style-name="ce91">
            <text:p>-<text:s/></text:p>
          </table:table-cell>
          <table:table-cell office:value-type="float" office:value="38107.82" table:formula="of:=+[.C13]+[.D13]" table:style-name="ce91">
            <text:p>38108<text:s/></text:p>
          </table:table-cell>
          <table:table-cell office:value-type="string" table:style-name="ce90">
            <text:p>Probado en área de propiedades, planta y equipos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Servicios básicos (agua, energía, teléfono, internet)</text:p>
          </table:table-cell>
          <table:table-cell office:value-type="float" office:value="31014.78" table:formula="of:=+[.C102]+[.C103]+[.C104]+[.C105]" table:style-name="ce91">
            <text:p>31015<text:s/></text:p>
          </table:table-cell>
          <table:table-cell table:style-name="ce90"/>
          <table:table-cell office:value-type="float" office:value="31014.78" table:formula="of:=+[.C14]+[.D14]" table:style-name="ce91">
            <text:p>31015<text:s/></text:p>
          </table:table-cell>
          <table:table-cell office:value-type="string" table:style-name="ce90">
            <text:p>Ver examen realizado en pestana "Servicios básico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Jubilacion y desahucio</text:p>
          </table:table-cell>
          <table:table-cell office:value-type="float" office:value="12892.300000000001" table:formula="of:=+[.C71]+[.C72]" table:style-name="ce91">
            <text:p>12892<text:s/></text:p>
          </table:table-cell>
          <table:table-cell office:value-type="float" office:value="11903.869999999999" table:formula="of:=+[.C34]+[.C35]" table:style-name="ce91">
            <text:p>11904<text:s/></text:p>
          </table:table-cell>
          <table:table-cell office:value-type="float" office:value="24796.17" table:formula="of:=+[.C15]+[.D15]" table:style-name="ce91">
            <text:p>24796<text:s/></text:p>
          </table:table-cell>
          <table:table-cell office:value-type="string" table:style-name="ce90">
            <text:p>Probado en área de "Jubilación y desahucio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Seguros</text:p>
          </table:table-cell>
          <table:table-cell office:value-type="float" office:value="37563.58" table:formula="of:=+[.C52]+[.C60]+[.C90]" table:style-name="ce91">
            <text:p>37564<text:s/></text:p>
          </table:table-cell>
          <table:table-cell table:style-name="ce90"/>
          <table:table-cell office:value-type="float" office:value="37563.58" table:formula="of:=+[.C16]+[.D16]" table:style-name="ce91">
            <text:p>37564<text:s/></text:p>
          </table:table-cell>
          <table:table-cell office:value-type="string" table:style-name="ce90">
            <text:p>Probado en área de "Otros activos corrientes"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Bajas de inventarios</text:p>
          </table:table-cell>
          <table:table-cell table:number-columns-repeated="2" table:style-name="ce90"/>
          <table:table-cell office:value-type="float" office:value="0" table:formula="of:=+[.C17]+[.D17]" table:style-name="ce91">
            <text:p>-<text:s/></text:p>
          </table:table-cell>
          <table:table-cell table:style-name="ce90"/>
          <table:table-cell table:number-columns-repeated="16378"/>
        </table:table-row>
        <table:table-row table:style-name="ro2">
          <table:table-cell table:style-name="ce1"/>
          <table:table-cell office:value-type="string" table:style-name="ce90">
            <text:p>Otros</text:p>
          </table:table-cell>
          <table:table-cell office:value-type="float" office:value="329821" table:style-name="ce92">
            <text:p><text:s/>329821<text:s/></text:p>
          </table:table-cell>
          <table:table-cell office:value-type="float" office:value="75961" table:style-name="ce92">
            <text:p><text:s/>75961<text:s/></text:p>
          </table:table-cell>
          <table:table-cell office:value-type="float" office:value="405782" table:formula="of:=+[.C18]+[.D18]" table:style-name="ce91">
            <text:p>405782<text:s/></text:p>
          </table:table-cell>
          <table:table-cell office:value-type="string" table:style-name="ce90">
            <text:p>Ver examen realizado en…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93">
            <text:p>SUMAN</text:p>
          </table:table-cell>
          <table:table-cell office:value-type="float" office:value="1039233.8799999999" table:formula="of:=SUM([.C8:.C18])" table:style-name="ce94">
            <text:p>1039234<text:s/></text:p>
          </table:table-cell>
          <table:table-cell office:value-type="float" office:value="323287.20999999996" table:formula="of:=SUM([.D8:.D18])" table:style-name="ce94">
            <text:p>323287<text:s/></text:p>
          </table:table-cell>
          <table:table-cell office:value-type="float" office:value="1362521.0899999999" table:formula="of:=SUM([.E8:.E18])" table:style-name="ce94">
            <text:p>1362521<text:s/></text:p>
          </table:table-cell>
          <table:table-cell table:style-name="ce95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float" office:value="0.43999999994412065" table:formula="of:=+[.C19]-[.C61]" table:style-name="ce96">
            <text:p>0</text:p>
          </table:table-cell>
          <table:table-cell office:value-type="float" office:value="-0.45000000001164153" table:formula="of:=+[.D19]-[.C23]" table:style-name="ce96">
            <text:p>0</text:p>
          </table:table-cell>
          <table:table-cell table:style-name="ce97"/>
          <table:table-cell table:number-columns-repeated="16379" table:style-name="ce1"/>
        </table:table-row>
        <table:table-row table:style-name="ro2">
          <table:table-cell office:value-type="string" table:style-name="ce98">
            <text:p>DETALLE DE GASTOS DE ADMINISTRACIÓN Y VENTAS SEGÚN BALANCE DE COMPROBACIÓN A SEPTIEMBRE 2020</text:p>
          </table:table-cell>
          <table:table-cell table:number-columns-repeated="5" table:style-name="ce98"/>
          <table:table-cell table:number-columns-repeated="16378"/>
        </table:table-row>
        <table:table-row table:style-name="ro2">
          <table:table-cell office:value-type="float" office:value="52" table:style-name="ce99">
            <text:p>52</text:p>
          </table:table-cell>
          <table:table-cell office:value-type="string" table:style-name="ce100">
            <text:p>GASTOS DE ADMINISTRACION &amp; VENTAS<text:s text:c="37"/></text:p>
          </table:table-cell>
          <table:table-cell office:value-type="float" office:value="1405216.71" table:style-name="ce99">
            <text:p>1.405.217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" table:style-name="ce99">
            <text:p>5.201</text:p>
          </table:table-cell>
          <table:table-cell office:value-type="string" table:style-name="ce100">
            <text:p>GASTOS DE VENTA<text:s text:c="55"/></text:p>
          </table:table-cell>
          <table:table-cell office:value-type="float" office:value="323287.65999999997" table:style-name="ce99">
            <text:p>323.288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" table:style-name="ce99">
            <text:p>520.101</text:p>
          </table:table-cell>
          <table:table-cell office:value-type="string" table:style-name="ce100">
            <text:p>SUELDOS, SALARIOS Y DEMÁS REMUNERACIONES<text:s text:c="30"/></text:p>
          </table:table-cell>
          <table:table-cell office:value-type="float" office:value="323287.65999999997" table:style-name="ce99">
            <text:p>323.288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" table:style-name="ce99">
            <text:p>52.010.101</text:p>
          </table:table-cell>
          <table:table-cell office:value-type="string" table:style-name="ce100">
            <text:p>GASTOS DE NOMINA DE VENTAS<text:s text:c="44"/></text:p>
          </table:table-cell>
          <table:table-cell office:value-type="float" office:value="247326.21" table:style-name="ce99">
            <text:p>247.326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1" table:style-name="ce99">
            <text:p>520.101.010.001</text:p>
          </table:table-cell>
          <table:table-cell office:value-type="string" table:style-name="ce100">
            <text:p>Sueldos<text:s text:c="63"/></text:p>
          </table:table-cell>
          <table:table-cell office:value-type="float" office:value="104343.03999999999" table:style-name="ce99">
            <text:p>104.343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2" table:style-name="ce99">
            <text:p>520.101.010.002</text:p>
          </table:table-cell>
          <table:table-cell office:value-type="string" table:style-name="ce100">
            <text:p>Sobretiempos<text:s text:c="58"/></text:p>
          </table:table-cell>
          <table:table-cell office:value-type="float" office:value="12680.89" table:style-name="ce99">
            <text:p>12.681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3" table:style-name="ce99">
            <text:p>520.101.010.003</text:p>
          </table:table-cell>
          <table:table-cell office:value-type="string" table:style-name="ce100">
            <text:p>Comisiones<text:s text:c="60"/></text:p>
          </table:table-cell>
          <table:table-cell office:value-type="float" office:value="61678.47" table:style-name="ce99">
            <text:p>61.678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4" table:style-name="ce99">
            <text:p>520.101.010.004</text:p>
          </table:table-cell>
          <table:table-cell office:value-type="string" table:style-name="ce100">
            <text:p>Aporte Patronal 12.15%<text:s text:c="48"/></text:p>
          </table:table-cell>
          <table:table-cell office:value-type="float" office:value="21715.16" table:style-name="ce99">
            <text:p>21.715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5" table:style-name="ce99">
            <text:p>520.101.010.005</text:p>
          </table:table-cell>
          <table:table-cell office:value-type="string" table:style-name="ce100">
            <text:p>Fondo de Reserva<text:s text:c="54"/></text:p>
          </table:table-cell>
          <table:table-cell office:value-type="float" office:value="11736.3" table:style-name="ce99">
            <text:p>11.736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6" table:style-name="ce99">
            <text:p>520.101.010.006</text:p>
          </table:table-cell>
          <table:table-cell office:value-type="string" table:style-name="ce100">
            <text:p>Decimo Tercer Sueldo<text:s text:c="50"/></text:p>
          </table:table-cell>
          <table:table-cell office:value-type="float" office:value="14825.23" table:style-name="ce99">
            <text:p>14.825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7" table:style-name="ce99">
            <text:p>520.101.010.007</text:p>
          </table:table-cell>
          <table:table-cell office:value-type="string" table:style-name="ce100">
            <text:p>Decimo Cuarto Sueldo<text:s text:c="50"/></text:p>
          </table:table-cell>
          <table:table-cell office:value-type="float" office:value="5045.0600000000004" table:style-name="ce99">
            <text:p>5.045</text:p>
          </table:table-cell>
          <table:table-cell table:style-name="ce101"/>
          <table:table-cell table:number-columns-repeated="16380" table:style-name="ce1"/>
        </table:table-row>
        <table:table-row table:style-name="ro2">
          <table:table-cell office:value-type="float" office:value="520101010008" table:style-name="ce99">
            <text:p>520.101.010.008</text:p>
          </table:table-cell>
          <table:table-cell office:value-type="string" table:style-name="ce100">
            <text:p>Vacaciones<text:s text:c="60"/></text:p>
          </table:table-cell>
          <table:table-cell office:value-type="float" office:value="3398.19" table:style-name="ce99">
            <text:p>3.39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10009" table:style-name="ce99">
            <text:p>520.101.010.009</text:p>
          </table:table-cell>
          <table:table-cell office:value-type="string" table:style-name="ce100">
            <text:p>Desahucio Ventas<text:s text:c="54"/></text:p>
          </table:table-cell>
          <table:table-cell office:value-type="float" office:value="3049.89" table:style-name="ce99">
            <text:p>3.05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10012" table:style-name="ce99">
            <text:p>520.101.010.012</text:p>
          </table:table-cell>
          <table:table-cell office:value-type="string" table:style-name="ce100">
            <text:p>Jubilación Patronal Ventas<text:s text:c="44"/></text:p>
          </table:table-cell>
          <table:table-cell office:value-type="float" office:value="8853.98" table:style-name="ce99">
            <text:p>8.85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2" table:style-name="ce99">
            <text:p>52.010.102</text:p>
          </table:table-cell>
          <table:table-cell office:value-type="string" table:style-name="ce100">
            <text:p>OTRAS GASTOS DE PERSONAL<text:s text:c="46"/></text:p>
          </table:table-cell>
          <table:table-cell office:value-type="float" office:value="9137.02" table:style-name="ce99">
            <text:p>9.13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20002" table:style-name="ce99">
            <text:p>520.101.020.002</text:p>
          </table:table-cell>
          <table:table-cell office:value-type="string" table:style-name="ce100">
            <text:p>Alimentacion Ventas<text:s text:c="51"/></text:p>
          </table:table-cell>
          <table:table-cell office:value-type="float" office:value="8228.69" table:style-name="ce99">
            <text:p>8.229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20006" table:style-name="ce99">
            <text:p>520.101.020.006</text:p>
          </table:table-cell>
          <table:table-cell office:value-type="string" table:style-name="ce100">
            <text:p>Capacitación y Seminarios Ventas<text:s text:c="38"/></text:p>
          </table:table-cell>
          <table:table-cell office:value-type="float" office:value="792.5" table:style-name="ce99">
            <text:p>79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20008" table:style-name="ce99">
            <text:p>520.101.020.008</text:p>
          </table:table-cell>
          <table:table-cell office:value-type="string" table:style-name="ce100">
            <text:p>Otros gastos de personal Ventas<text:s text:c="39"/></text:p>
          </table:table-cell>
          <table:table-cell office:value-type="float" office:value="115.83" table:style-name="ce99">
            <text:p>11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" table:style-name="ce99">
            <text:p>52.010.103</text:p>
          </table:table-cell>
          <table:table-cell office:value-type="string" table:style-name="ce100">
            <text:p>GASTOS <text:s/>GENERALES <text:s/>DE VENTA<text:s text:c="43"/></text:p>
          </table:table-cell>
          <table:table-cell office:value-type="float" office:value="66824.429999999993" table:style-name="ce99">
            <text:p>66.82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2" table:style-name="ce99">
            <text:p>520.101.030.002</text:p>
          </table:table-cell>
          <table:table-cell office:value-type="string" table:style-name="ce100">
            <text:p>Promoción y Publicidad<text:s text:c="48"/></text:p>
          </table:table-cell>
          <table:table-cell office:value-type="float" office:value="5720" table:style-name="ce99">
            <text:p>5.72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3" table:style-name="ce99">
            <text:p>520.101.030.003</text:p>
          </table:table-cell>
          <table:table-cell office:value-type="string" table:style-name="ce100">
            <text:p>Gastos de Viaje Ventas<text:s text:c="48"/></text:p>
          </table:table-cell>
          <table:table-cell office:value-type="float" office:value="1593.51" table:style-name="ce99">
            <text:p>1.59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4" table:style-name="ce99">
            <text:p>520.101.030.004</text:p>
          </table:table-cell>
          <table:table-cell office:value-type="string" table:style-name="ce100">
            <text:p>Mant. Vehiculos Ventas<text:s text:c="48"/></text:p>
          </table:table-cell>
          <table:table-cell office:value-type="float" office:value="4770.29" table:style-name="ce99">
            <text:p>4.77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5" table:style-name="ce99">
            <text:p>520.101.030.005</text:p>
          </table:table-cell>
          <table:table-cell office:value-type="string" table:style-name="ce100">
            <text:p>Combustibles Ventas<text:s text:c="51"/></text:p>
          </table:table-cell>
          <table:table-cell office:value-type="float" office:value="8374.76" table:style-name="ce99">
            <text:p>8.375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7" table:style-name="ce99">
            <text:p>520.101.030.007</text:p>
          </table:table-cell>
          <table:table-cell office:value-type="string" table:style-name="ce100">
            <text:p>Atención a clientes<text:s text:c="51"/></text:p>
          </table:table-cell>
          <table:table-cell office:value-type="float" office:value="822.58" table:style-name="ce99">
            <text:p>82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8" table:style-name="ce99">
            <text:p>520.101.030.008</text:p>
          </table:table-cell>
          <table:table-cell office:value-type="string" table:style-name="ce100">
            <text:p>Gastos Viaticos<text:s text:c="55"/></text:p>
          </table:table-cell>
          <table:table-cell office:value-type="float" office:value="591.86" table:style-name="ce99">
            <text:p>59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09" table:style-name="ce99">
            <text:p>520.101.030.009</text:p>
          </table:table-cell>
          <table:table-cell office:value-type="string" table:style-name="ce100">
            <text:p>Telefonía celular ventas<text:s text:c="46"/></text:p>
          </table:table-cell>
          <table:table-cell office:value-type="float" office:value="2019.89" table:style-name="ce99">
            <text:p>2.02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1" table:style-name="ce99">
            <text:p>520.101.030.011</text:p>
          </table:table-cell>
          <table:table-cell office:value-type="string" table:style-name="ce100">
            <text:p>Suministros de oficina y comput ventas y diseño<text:s text:c="23"/></text:p>
          </table:table-cell>
          <table:table-cell office:value-type="float" office:value="1668.62" table:style-name="ce99">
            <text:p>1.669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2" table:style-name="ce99">
            <text:p>520.101.030.012</text:p>
          </table:table-cell>
          <table:table-cell office:value-type="string" table:style-name="ce100">
            <text:p>Movilizacion Ventas<text:s text:c="51"/></text:p>
          </table:table-cell>
          <table:table-cell office:value-type="float" office:value="147.25" table:style-name="ce99">
            <text:p>14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3" table:style-name="ce99">
            <text:p>520.101.030.013</text:p>
          </table:table-cell>
          <table:table-cell office:value-type="string" table:style-name="ce100">
            <text:p>Obsequios y muestras a clientes (autoconsumo)<text:s text:c="25"/></text:p>
          </table:table-cell>
          <table:table-cell office:value-type="float" office:value="586.74" table:style-name="ce99">
            <text:p>58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4" table:style-name="ce99">
            <text:p>520.101.030.014</text:p>
          </table:table-cell>
          <table:table-cell office:value-type="string" table:style-name="ce100">
            <text:p>Gastos de depreciación de equipos de computación<text:s text:c="22"/></text:p>
          </table:table-cell>
          <table:table-cell office:value-type="float" office:value="1526.52" table:style-name="ce99">
            <text:p>1.52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5" table:style-name="ce99">
            <text:p>520.101.030.015</text:p>
          </table:table-cell>
          <table:table-cell office:value-type="string" table:style-name="ce100">
            <text:p>Seguros vehículos ventas<text:s text:c="46"/></text:p>
          </table:table-cell>
          <table:table-cell office:value-type="float" office:value="231.25" table:style-name="ce99">
            <text:p>23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6" table:style-name="ce99">
            <text:p>520.101.030.016</text:p>
          </table:table-cell>
          <table:table-cell office:value-type="string" table:style-name="ce100">
            <text:p>Mantenimiento <text:s/>Instalaciones<text:s text:c="42"/></text:p>
          </table:table-cell>
          <table:table-cell office:value-type="float" office:value="2392.83" table:style-name="ce99">
            <text:p>2.39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7" table:style-name="ce99">
            <text:p>520.101.030.017</text:p>
          </table:table-cell>
          <table:table-cell office:value-type="string" table:style-name="ce100">
            <text:p>Mantenimiento Muebles y equipos<text:s text:c="39"/></text:p>
          </table:table-cell>
          <table:table-cell office:value-type="float" office:value="2828" table:style-name="ce99">
            <text:p>2.82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18" table:style-name="ce99">
            <text:p>520.101.030.018</text:p>
          </table:table-cell>
          <table:table-cell office:value-type="string" table:style-name="ce100">
            <text:p>Gasto de Depreciacion Muebles y Enseres<text:s text:c="31"/></text:p>
          </table:table-cell>
          <table:table-cell office:value-type="float" office:value="145.44" table:style-name="ce99">
            <text:p>145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20" table:style-name="ce99">
            <text:p>520.101.030.020</text:p>
          </table:table-cell>
          <table:table-cell office:value-type="string" table:style-name="ce100">
            <text:p>Otros pagos bienes y servicios ventas<text:s text:c="33"/></text:p>
          </table:table-cell>
          <table:table-cell office:value-type="float" office:value="1703.07" table:style-name="ce99">
            <text:p>1.70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21" table:style-name="ce99">
            <text:p>520.101.030.021</text:p>
          </table:table-cell>
          <table:table-cell office:value-type="string" table:style-name="ce100">
            <text:p>Mant equipos de computo<text:s text:c="47"/></text:p>
          </table:table-cell>
          <table:table-cell office:value-type="float" office:value="3006" table:style-name="ce99">
            <text:p>3.00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22" table:style-name="ce99">
            <text:p>520.101.030.022</text:p>
          </table:table-cell>
          <table:table-cell office:value-type="string" table:style-name="ce100">
            <text:p>Correo y Courrier<text:s text:c="53"/></text:p>
          </table:table-cell>
          <table:table-cell office:value-type="float" office:value="16591.580000000002" table:style-name="ce99">
            <text:p>16.59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23" table:style-name="ce99">
            <text:p>520.101.030.023</text:p>
          </table:table-cell>
          <table:table-cell office:value-type="string" table:style-name="ce100">
            <text:p>Iva No aplicado ( Gasto)<text:s text:c="46"/></text:p>
          </table:table-cell>
          <table:table-cell office:value-type="float" office:value="5686.06" table:style-name="ce99">
            <text:p>5.68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101030024" table:style-name="ce99">
            <text:p>520.101.030.024</text:p>
          </table:table-cell>
          <table:table-cell office:value-type="string" table:style-name="ce100">
            <text:p>Seguros de Exportación<text:s text:c="48"/></text:p>
          </table:table-cell>
          <table:table-cell office:value-type="float" office:value="6418.18" table:style-name="ce99">
            <text:p>6.41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" table:style-name="ce99">
            <text:p>5.202</text:p>
          </table:table-cell>
          <table:table-cell office:value-type="string" table:style-name="ce100">
            <text:p>GASTOS DE ADMINISTRATIVOS<text:s text:c="45"/></text:p>
          </table:table-cell>
          <table:table-cell office:value-type="float" office:value="1039233.44" table:style-name="ce99">
            <text:p>1.039.23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" table:style-name="ce99">
            <text:p>520.201</text:p>
          </table:table-cell>
          <table:table-cell office:value-type="string" table:style-name="ce100">
            <text:p>SUELDOS, SALARIOS Y DEMÁS REMUNERACIONES<text:s text:c="30"/></text:p>
          </table:table-cell>
          <table:table-cell office:value-type="float" office:value="289700.65000000002" table:style-name="ce99">
            <text:p>289.70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" table:style-name="ce99">
            <text:p>52.020.101</text:p>
          </table:table-cell>
          <table:table-cell office:value-type="string" table:style-name="ce100">
            <text:p>GASTOS DE NOMINA DE ADMINISTRACION<text:s text:c="36"/></text:p>
          </table:table-cell>
          <table:table-cell office:value-type="float" office:value="268886.93" table:style-name="ce99">
            <text:p>268.88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1" table:style-name="ce99">
            <text:p>520.201.010.001</text:p>
          </table:table-cell>
          <table:table-cell office:value-type="string" table:style-name="ce100">
            <text:p>Sueldos<text:s text:c="63"/></text:p>
          </table:table-cell>
          <table:table-cell office:value-type="float" office:value="184275.26" table:style-name="ce99">
            <text:p>184.275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2" table:style-name="ce99">
            <text:p>520.201.010.002</text:p>
          </table:table-cell>
          <table:table-cell office:value-type="string" table:style-name="ce100">
            <text:p>Sobretiempos<text:s text:c="58"/></text:p>
          </table:table-cell>
          <table:table-cell office:value-type="float" office:value="5187.07" table:style-name="ce99">
            <text:p>5.18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3" table:style-name="ce99">
            <text:p>520.201.010.003</text:p>
          </table:table-cell>
          <table:table-cell office:value-type="string" table:style-name="ce100">
            <text:p>Aporte Patronal 12.15%<text:s text:c="48"/></text:p>
          </table:table-cell>
          <table:table-cell office:value-type="float" office:value="23806.09" table:style-name="ce99">
            <text:p>23.80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4" table:style-name="ce99">
            <text:p>520.201.010.004</text:p>
          </table:table-cell>
          <table:table-cell office:value-type="string" table:style-name="ce100">
            <text:p>Fondo de Reserva<text:s text:c="54"/></text:p>
          </table:table-cell>
          <table:table-cell office:value-type="float" office:value="14777.31" table:style-name="ce99">
            <text:p>14.77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5" table:style-name="ce99">
            <text:p>520.201.010.005</text:p>
          </table:table-cell>
          <table:table-cell office:value-type="string" table:style-name="ce100">
            <text:p>Decimo Tercer Sueldo<text:s text:c="50"/></text:p>
          </table:table-cell>
          <table:table-cell office:value-type="float" office:value="15605.93" table:style-name="ce99">
            <text:p>15.60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6" table:style-name="ce99">
            <text:p>520.201.010.006</text:p>
          </table:table-cell>
          <table:table-cell office:value-type="string" table:style-name="ce100">
            <text:p>Decimo Cuarto Sueldo<text:s text:c="50"/></text:p>
          </table:table-cell>
          <table:table-cell office:value-type="float" office:value="6424.93" table:style-name="ce99">
            <text:p>6.425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7" table:style-name="ce99">
            <text:p>520.201.010.007</text:p>
          </table:table-cell>
          <table:table-cell office:value-type="string" table:style-name="ce100">
            <text:p>Vacaciones<text:s text:c="60"/></text:p>
          </table:table-cell>
          <table:table-cell office:value-type="float" office:value="5918.04" table:style-name="ce99">
            <text:p>5.91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08" table:style-name="ce99">
            <text:p>520.201.010.008</text:p>
          </table:table-cell>
          <table:table-cell office:value-type="string" table:style-name="ce100">
            <text:p>Desahucio Administración<text:s text:c="46"/></text:p>
          </table:table-cell>
          <table:table-cell office:value-type="float" office:value="3999.6" table:style-name="ce99">
            <text:p>4.00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10011" table:style-name="ce99">
            <text:p>520.201.010.011</text:p>
          </table:table-cell>
          <table:table-cell office:value-type="string" table:style-name="ce100">
            <text:p>Jubilación Patronal Administración<text:s text:c="36"/></text:p>
          </table:table-cell>
          <table:table-cell office:value-type="float" office:value="8892.7000000000007" table:style-name="ce99">
            <text:p>8.89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2" table:style-name="ce99">
            <text:p>52.020.102</text:p>
          </table:table-cell>
          <table:table-cell office:value-type="string" table:style-name="ce100">
            <text:p>OTRAS GASTOS DE PERSONAL<text:s text:c="46"/></text:p>
          </table:table-cell>
          <table:table-cell office:value-type="float" office:value="20813.72" table:style-name="ce99">
            <text:p>20.81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20002" table:style-name="ce99">
            <text:p>520.201.020.002</text:p>
          </table:table-cell>
          <table:table-cell office:value-type="string" table:style-name="ce100">
            <text:p>Alimentacion Administración<text:s text:c="43"/></text:p>
          </table:table-cell>
          <table:table-cell office:value-type="float" office:value="7141.87" table:style-name="ce99">
            <text:p>7.14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20003" table:style-name="ce99">
            <text:p>520.201.020.003</text:p>
          </table:table-cell>
          <table:table-cell office:value-type="string" table:style-name="ce100">
            <text:p>Movilizacion/Transp de Personal Administración<text:s text:c="24"/></text:p>
          </table:table-cell>
          <table:table-cell office:value-type="float" office:value="540" table:style-name="ce99">
            <text:p>54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20004" table:style-name="ce99">
            <text:p>520.201.020.004</text:p>
          </table:table-cell>
          <table:table-cell office:value-type="string" table:style-name="ce100">
            <text:p>Gastos Médicos ventas y administración<text:s text:c="32"/></text:p>
          </table:table-cell>
          <table:table-cell office:value-type="float" office:value="10411.85" table:style-name="ce99">
            <text:p>10.41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1020006" table:style-name="ce99">
            <text:p>520.201.020.006</text:p>
          </table:table-cell>
          <table:table-cell office:value-type="string" table:style-name="ce100">
            <text:p>Capacitación y Seminarios Administración<text:s text:c="30"/></text:p>
          </table:table-cell>
          <table:table-cell office:value-type="float" office:value="2720" table:style-name="ce99">
            <text:p>2.72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2" table:style-name="ce99">
            <text:p>520.202</text:p>
          </table:table-cell>
          <table:table-cell office:value-type="string" table:style-name="ce100">
            <text:p>HONORARIOS, COMISIONES Y DIETAS<text:s text:c="39"/></text:p>
          </table:table-cell>
          <table:table-cell office:value-type="float" office:value="135652.56" table:style-name="ce99">
            <text:p>135.65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201" table:style-name="ce99">
            <text:p>52.020.201</text:p>
          </table:table-cell>
          <table:table-cell office:value-type="string" table:style-name="ce100">
            <text:p>HONORARIOS<text:s text:c="60"/></text:p>
          </table:table-cell>
          <table:table-cell office:value-type="float" office:value="135652.56" table:style-name="ce99">
            <text:p>135.65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2010001" table:style-name="ce99">
            <text:p>520.202.010.001</text:p>
          </table:table-cell>
          <table:table-cell office:value-type="string" table:style-name="ce100">
            <text:p>Honorarios Profesionales<text:s text:c="46"/></text:p>
          </table:table-cell>
          <table:table-cell office:value-type="float" office:value="132304.22" table:style-name="ce99">
            <text:p>132.30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2010005" table:style-name="ce99">
            <text:p>520.202.010.005</text:p>
          </table:table-cell>
          <table:table-cell office:value-type="string" table:style-name="ce100">
            <text:p>Auditorías<text:s text:c="60"/></text:p>
          </table:table-cell>
          <table:table-cell office:value-type="float" office:value="3348.34" table:style-name="ce99">
            <text:p>3.34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" table:style-name="ce99">
            <text:p>520.203</text:p>
          </table:table-cell>
          <table:table-cell office:value-type="string" table:style-name="ce100">
            <text:p>MANTENIMIENTO Y REPARACIONES<text:s text:c="42"/></text:p>
          </table:table-cell>
          <table:table-cell office:value-type="float" office:value="36592.49" table:style-name="ce99">
            <text:p>36.59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" table:style-name="ce99">
            <text:p>52.020.301</text:p>
          </table:table-cell>
          <table:table-cell office:value-type="string" table:style-name="ce100">
            <text:p>MANTENIMIENTO<text:s text:c="57"/></text:p>
          </table:table-cell>
          <table:table-cell office:value-type="float" office:value="36592.49" table:style-name="ce99">
            <text:p>36.59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1" table:style-name="ce99">
            <text:p>520.203.010.001</text:p>
          </table:table-cell>
          <table:table-cell office:value-type="string" table:style-name="ce100">
            <text:p>Mantenimiento de Edificios y oficinas Administración<text:s text:c="18"/></text:p>
          </table:table-cell>
          <table:table-cell office:value-type="float" office:value="1000" table:style-name="ce99">
            <text:p>1.00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2" table:style-name="ce99">
            <text:p>520.203.010.002</text:p>
          </table:table-cell>
          <table:table-cell office:value-type="string" table:style-name="ce100">
            <text:p>Mantenimiento Instalaciones<text:s text:c="43"/></text:p>
          </table:table-cell>
          <table:table-cell office:value-type="float" office:value="1000" table:style-name="ce99">
            <text:p>1.00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3" table:style-name="ce99">
            <text:p>520.203.010.003</text:p>
          </table:table-cell>
          <table:table-cell office:value-type="string" table:style-name="ce100">
            <text:p>Mant. Vehiculos Administracion<text:s text:c="40"/></text:p>
          </table:table-cell>
          <table:table-cell office:value-type="float" office:value="10647.09" table:style-name="ce99">
            <text:p>10.64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4" table:style-name="ce99">
            <text:p>520.203.010.004</text:p>
          </table:table-cell>
          <table:table-cell office:value-type="string" table:style-name="ce100">
            <text:p>Mantenimiento Muebles y Equipos Administración<text:s text:c="24"/></text:p>
          </table:table-cell>
          <table:table-cell office:value-type="float" office:value="9392.83" table:style-name="ce99">
            <text:p>9.39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5" table:style-name="ce99">
            <text:p>520.203.010.005</text:p>
          </table:table-cell>
          <table:table-cell office:value-type="string" table:style-name="ce100">
            <text:p>Combustibles Administración<text:s text:c="43"/></text:p>
          </table:table-cell>
          <table:table-cell office:value-type="float" office:value="6243.88" table:style-name="ce99">
            <text:p>6.24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3010007" table:style-name="ce99">
            <text:p>520.203.010.007</text:p>
          </table:table-cell>
          <table:table-cell office:value-type="string" table:style-name="ce100">
            <text:p>Matricula e impuestos <text:s/>vehicular <text:s/>Adm<text:s text:c="33"/></text:p>
          </table:table-cell>
          <table:table-cell office:value-type="float" office:value="8308.69" table:style-name="ce99">
            <text:p>8.309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4" table:style-name="ce99">
            <text:p>520.204</text:p>
          </table:table-cell>
          <table:table-cell office:value-type="string" table:style-name="ce100">
            <text:p>SEGUROS Y REASEGUROS<text:s text:c="50"/></text:p>
          </table:table-cell>
          <table:table-cell office:value-type="float" office:value="30914.15" table:style-name="ce99">
            <text:p>30.91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401" table:style-name="ce99">
            <text:p>52.020.401</text:p>
          </table:table-cell>
          <table:table-cell office:value-type="string" table:style-name="ce100">
            <text:p>SEGUROS Y REASEGUROS<text:s text:c="50"/></text:p>
          </table:table-cell>
          <table:table-cell office:value-type="float" office:value="30914.15" table:style-name="ce99">
            <text:p>30.91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4010002" table:style-name="ce99">
            <text:p>520.204.010.002</text:p>
          </table:table-cell>
          <table:table-cell office:value-type="string" table:style-name="ce100">
            <text:p>Seguro de Vehiculos<text:s text:c="51"/></text:p>
          </table:table-cell>
          <table:table-cell office:value-type="float" office:value="8372.9699999999993" table:style-name="ce99">
            <text:p>8.37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4010004" table:style-name="ce99">
            <text:p>520.204.010.004</text:p>
          </table:table-cell>
          <table:table-cell office:value-type="string" table:style-name="ce100">
            <text:p>Seguro Contra Asalto y Robos<text:s text:c="42"/></text:p>
          </table:table-cell>
          <table:table-cell office:value-type="float" office:value="3997.8" table:style-name="ce99">
            <text:p>3.99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4010007" table:style-name="ce99">
            <text:p>520.204.010.007</text:p>
          </table:table-cell>
          <table:table-cell office:value-type="string" table:style-name="ce100">
            <text:p>Otros seguros<text:s text:c="57"/></text:p>
          </table:table-cell>
          <table:table-cell office:value-type="float" office:value="18543.38" table:style-name="ce99">
            <text:p>18.54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" table:style-name="ce99">
            <text:p>520.205</text:p>
          </table:table-cell>
          <table:table-cell office:value-type="string" table:style-name="ce100">
            <text:p>OTROS GASTOS DE ADMINISTRACION<text:s text:c="40"/></text:p>
          </table:table-cell>
          <table:table-cell office:value-type="float" office:value="445470" table:style-name="ce99">
            <text:p>445.47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" table:style-name="ce99">
            <text:p>52.020.501</text:p>
          </table:table-cell>
          <table:table-cell office:value-type="string" table:style-name="ce100">
            <text:p>OTROS GASTOS<text:s text:c="58"/></text:p>
          </table:table-cell>
          <table:table-cell office:value-type="float" office:value="445470" table:style-name="ce99">
            <text:p>445.47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1" table:style-name="ce99">
            <text:p>520.205.010.001</text:p>
          </table:table-cell>
          <table:table-cell office:value-type="string" table:style-name="ce100">
            <text:p>Gastos de Viaje Administración<text:s text:c="40"/></text:p>
          </table:table-cell>
          <table:table-cell office:value-type="float" office:value="996" table:style-name="ce99">
            <text:p>99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2" table:style-name="ce99">
            <text:p>520.205.010.002</text:p>
          </table:table-cell>
          <table:table-cell office:value-type="string" table:style-name="ce100">
            <text:p>Gastos de Gestión<text:s text:c="53"/></text:p>
          </table:table-cell>
          <table:table-cell office:value-type="float" office:value="12345.6" table:style-name="ce99">
            <text:p>12.34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3" table:style-name="ce99">
            <text:p>520.205.010.003</text:p>
          </table:table-cell>
          <table:table-cell office:value-type="string" table:style-name="ce100">
            <text:p>Telefonía Celular<text:s text:c="53"/></text:p>
          </table:table-cell>
          <table:table-cell office:value-type="float" office:value="1455.79" table:style-name="ce99">
            <text:p>1.45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4" table:style-name="ce99">
            <text:p>520.205.010.004</text:p>
          </table:table-cell>
          <table:table-cell office:value-type="string" table:style-name="ce100">
            <text:p>Correo y Courrier<text:s text:c="53"/></text:p>
          </table:table-cell>
          <table:table-cell office:value-type="float" office:value="3.84" table:style-name="ce99">
            <text:p>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5" table:style-name="ce99">
            <text:p>520.205.010.005</text:p>
          </table:table-cell>
          <table:table-cell office:value-type="string" table:style-name="ce100">
            <text:p>Suministros de Oficina y Computación<text:s text:c="34"/></text:p>
          </table:table-cell>
          <table:table-cell office:value-type="float" office:value="10675.69" table:style-name="ce99">
            <text:p>10.67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6" table:style-name="ce99">
            <text:p>520.205.010.006</text:p>
          </table:table-cell>
          <table:table-cell office:value-type="string" table:style-name="ce100">
            <text:p>Energía Eléctrica Administración<text:s text:c="38"/></text:p>
          </table:table-cell>
          <table:table-cell office:value-type="float" office:value="18380.16" table:style-name="ce99">
            <text:p>18.38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7" table:style-name="ce99">
            <text:p>520.205.010.007</text:p>
          </table:table-cell>
          <table:table-cell office:value-type="string" table:style-name="ce100">
            <text:p>Agua Administración<text:s text:c="51"/></text:p>
          </table:table-cell>
          <table:table-cell office:value-type="float" office:value="649.61" table:style-name="ce99">
            <text:p>65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8" table:style-name="ce99">
            <text:p>520.205.010.008</text:p>
          </table:table-cell>
          <table:table-cell office:value-type="string" table:style-name="ce100">
            <text:p>Telefonía Convencional<text:s text:c="48"/></text:p>
          </table:table-cell>
          <table:table-cell office:value-type="float" office:value="2301.0100000000002" table:style-name="ce99">
            <text:p>2.30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09" table:style-name="ce99">
            <text:p>520.205.010.009</text:p>
          </table:table-cell>
          <table:table-cell office:value-type="string" table:style-name="ce100">
            <text:p>Internet<text:s text:c="62"/></text:p>
          </table:table-cell>
          <table:table-cell office:value-type="float" office:value="9684" table:style-name="ce99">
            <text:p>9.68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0" table:style-name="ce99">
            <text:p>520.205.010.010</text:p>
          </table:table-cell>
          <table:table-cell office:value-type="string" table:style-name="ce100">
            <text:p>Utiles de Limpieza/Cafeteria<text:s text:c="42"/></text:p>
          </table:table-cell>
          <table:table-cell office:value-type="float" office:value="1560.54" table:style-name="ce99">
            <text:p>1.56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1" table:style-name="ce99">
            <text:p>520.205.010.011</text:p>
          </table:table-cell>
          <table:table-cell office:value-type="string" table:style-name="ce100">
            <text:p>Gastos Menores de activos Administración<text:s text:c="30"/></text:p>
          </table:table-cell>
          <table:table-cell office:value-type="float" office:value="102.68" table:style-name="ce99">
            <text:p>10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2" table:style-name="ce99">
            <text:p>520.205.010.012</text:p>
          </table:table-cell>
          <table:table-cell office:value-type="string" table:style-name="ce100">
            <text:p>Donaciones<text:s text:c="60"/></text:p>
          </table:table-cell>
          <table:table-cell office:value-type="float" office:value="817.97" table:style-name="ce99">
            <text:p>81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3" table:style-name="ce99">
            <text:p>520.205.010.013</text:p>
          </table:table-cell>
          <table:table-cell office:value-type="string" table:style-name="ce100">
            <text:p>Cuotas y Suscripciones<text:s text:c="48"/></text:p>
          </table:table-cell>
          <table:table-cell office:value-type="float" office:value="10658.89" table:style-name="ce99">
            <text:p>10.659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4" table:style-name="ce99">
            <text:p>520.205.010.014</text:p>
          </table:table-cell>
          <table:table-cell office:value-type="string" table:style-name="ce100">
            <text:p>IVA no aplicado (gasto)<text:s text:c="47"/></text:p>
          </table:table-cell>
          <table:table-cell office:value-type="float" office:value="62598.63" table:style-name="ce99">
            <text:p>62.599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5" table:style-name="ce99">
            <text:p>520.205.010.015</text:p>
          </table:table-cell>
          <table:table-cell office:value-type="string" table:style-name="ce100">
            <text:p>Suministros, materiales y repuestos Administración<text:s text:c="20"/></text:p>
          </table:table-cell>
          <table:table-cell office:value-type="float" office:value="862.78" table:style-name="ce99">
            <text:p>863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6" table:style-name="ce99">
            <text:p>520.205.010.016</text:p>
          </table:table-cell>
          <table:table-cell office:value-type="string" table:style-name="ce100">
            <text:p>Arriendo<text:s text:c="62"/></text:p>
          </table:table-cell>
          <table:table-cell office:value-type="float" office:value="135246" table:style-name="ce99">
            <text:p>135.24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18" table:style-name="ce99">
            <text:p>520.205.010.018</text:p>
          </table:table-cell>
          <table:table-cell office:value-type="string" table:style-name="ce100">
            <text:p>Multas e Intereses<text:s text:c="52"/></text:p>
          </table:table-cell>
          <table:table-cell office:value-type="float" office:value="1749.85" table:style-name="ce99">
            <text:p>1.75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0" table:style-name="ce99">
            <text:p>520.205.010.020</text:p>
          </table:table-cell>
          <table:table-cell office:value-type="string" table:style-name="ce100">
            <text:p>Ajustes de centavos<text:s text:c="51"/></text:p>
          </table:table-cell>
          <table:table-cell office:value-type="float" office:value="46.35" table:style-name="ce99">
            <text:p>4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2" table:style-name="ce99">
            <text:p>520.205.010.022</text:p>
          </table:table-cell>
          <table:table-cell office:value-type="string" table:style-name="ce100">
            <text:p>Seguridad<text:s text:c="61"/></text:p>
          </table:table-cell>
          <table:table-cell office:value-type="float" office:value="23760" table:style-name="ce99">
            <text:p>23.76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3" table:style-name="ce99">
            <text:p>520.205.010.023</text:p>
          </table:table-cell>
          <table:table-cell office:value-type="string" table:style-name="ce100">
            <text:p>Gastos no Deducibles<text:s text:c="50"/></text:p>
          </table:table-cell>
          <table:table-cell office:value-type="float" office:value="38216.61" table:style-name="ce99">
            <text:p>38.21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4" table:style-name="ce99">
            <text:p>520.205.010.024</text:p>
          </table:table-cell>
          <table:table-cell office:value-type="string" table:style-name="ce100">
            <text:p>Gastos de licencias -software y mant ERP<text:s text:c="30"/></text:p>
          </table:table-cell>
          <table:table-cell office:value-type="float" office:value="38152.379999999997" table:style-name="ce99">
            <text:p>38.15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6" table:style-name="ce99">
            <text:p>520.205.010.026</text:p>
          </table:table-cell>
          <table:table-cell office:value-type="string" table:style-name="ce100">
            <text:p>Iva Facrtor de Proporcionalidad<text:s text:c="39"/></text:p>
          </table:table-cell>
          <table:table-cell office:value-type="float" office:value="52310.3" table:style-name="ce99">
            <text:p>52.31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27" table:style-name="ce99">
            <text:p>520.205.010.027</text:p>
          </table:table-cell>
          <table:table-cell office:value-type="string" table:style-name="ce100">
            <text:p>Promocion y Publicidad Administracion<text:s text:c="33"/></text:p>
          </table:table-cell>
          <table:table-cell office:value-type="float" office:value="396.8" table:style-name="ce99">
            <text:p>39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30" table:style-name="ce99">
            <text:p>520.205.010.030</text:p>
          </table:table-cell>
          <table:table-cell office:value-type="string" table:style-name="ce100">
            <text:p>Gasto Movilizacion Administración<text:s text:c="37"/></text:p>
          </table:table-cell>
          <table:table-cell office:value-type="float" office:value="2228.44" table:style-name="ce99">
            <text:p>2.22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36" table:style-name="ce99">
            <text:p>520.205.010.036</text:p>
          </table:table-cell>
          <table:table-cell office:value-type="string" table:style-name="ce100">
            <text:p>Otros pagos bienes y servicios administración<text:s text:c="25"/></text:p>
          </table:table-cell>
          <table:table-cell office:value-type="float" office:value="13971.77" table:style-name="ce99">
            <text:p>13.97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37" table:style-name="ce99">
            <text:p>520.205.010.037</text:p>
          </table:table-cell>
          <table:table-cell office:value-type="string" table:style-name="ce100">
            <text:p>Mant equipos de computo<text:s text:c="47"/></text:p>
          </table:table-cell>
          <table:table-cell office:value-type="float" office:value="142" table:style-name="ce99">
            <text:p>14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5010040" table:style-name="ce99">
            <text:p>520.205.010.040</text:p>
          </table:table-cell>
          <table:table-cell office:value-type="string" table:style-name="ce100">
            <text:p>Obsequios y muestras a clientes (autoconsumo)<text:s text:c="25"/></text:p>
          </table:table-cell>
          <table:table-cell office:value-type="float" office:value="6156.31" table:style-name="ce99">
            <text:p>6.15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" table:style-name="ce99">
            <text:p>520.206</text:p>
          </table:table-cell>
          <table:table-cell office:value-type="string" table:style-name="ce100">
            <text:p>IMPUESTOS, CONTRIBUCIONES Y OTROS<text:s text:c="37"/></text:p>
          </table:table-cell>
          <table:table-cell office:value-type="float" office:value="62941.21" table:style-name="ce99">
            <text:p>62.94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" table:style-name="ce99">
            <text:p>52.020.601</text:p>
          </table:table-cell>
          <table:table-cell office:value-type="string" table:style-name="ce100">
            <text:p>IMPUESTOS Y CONTRIBUCIONES<text:s text:c="44"/></text:p>
          </table:table-cell>
          <table:table-cell office:value-type="float" office:value="62941.21" table:style-name="ce99">
            <text:p>62.941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1" table:style-name="ce99">
            <text:p>520.206.010.001</text:p>
          </table:table-cell>
          <table:table-cell office:value-type="string" table:style-name="ce100">
            <text:p>Impuestos <text:s/>municipales<text:s text:c="48"/></text:p>
          </table:table-cell>
          <table:table-cell office:value-type="float" office:value="44346" table:style-name="ce99">
            <text:p>44.34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2" table:style-name="ce99">
            <text:p>520.206.010.002</text:p>
          </table:table-cell>
          <table:table-cell office:value-type="string" table:style-name="ce100">
            <text:p>Impuesto Cuerpo de Bomberos<text:s text:c="43"/></text:p>
          </table:table-cell>
          <table:table-cell office:value-type="float" office:value="414" table:style-name="ce99">
            <text:p>41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4" table:style-name="ce99">
            <text:p>520.206.010.004</text:p>
          </table:table-cell>
          <table:table-cell office:value-type="string" table:style-name="ce100">
            <text:p>Contribuciones <text:s/>Super de Compania<text:s text:c="37"/></text:p>
          </table:table-cell>
          <table:table-cell office:value-type="float" office:value="15627.28" table:style-name="ce99">
            <text:p>15.627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5" table:style-name="ce99">
            <text:p>520.206.010.005</text:p>
          </table:table-cell>
          <table:table-cell office:value-type="string" table:style-name="ce100">
            <text:p>Contribucion Solca<text:s text:c="52"/></text:p>
          </table:table-cell>
          <table:table-cell office:value-type="float" office:value="2.14" table:style-name="ce99">
            <text:p>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6" table:style-name="ce99">
            <text:p>520.206.010.006</text:p>
          </table:table-cell>
          <table:table-cell office:value-type="string" table:style-name="ce100">
            <text:p>Impuesto salida de divisa<text:s text:c="45"/></text:p>
          </table:table-cell>
          <table:table-cell office:value-type="float" office:value="272" table:style-name="ce99">
            <text:p>27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6010008" table:style-name="ce99">
            <text:p>520.206.010.008</text:p>
          </table:table-cell>
          <table:table-cell office:value-type="string" table:style-name="ce100">
            <text:p>Tasa de recoleccion de basura<text:s text:c="41"/></text:p>
          </table:table-cell>
          <table:table-cell office:value-type="float" office:value="2279.79" table:style-name="ce99">
            <text:p>2.280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" table:style-name="ce99">
            <text:p>520.207</text:p>
          </table:table-cell>
          <table:table-cell office:value-type="string" table:style-name="ce100">
            <text:p>DEPRECIACIONES:<text:s text:c="55"/></text:p>
          </table:table-cell>
          <table:table-cell office:value-type="float" office:value="37962.379999999997" table:style-name="ce99">
            <text:p>37.96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" table:style-name="ce99">
            <text:p>52.020.701</text:p>
          </table:table-cell>
          <table:table-cell office:value-type="string" table:style-name="ce100">
            <text:p>PROPIEDADES, PLANTA Y EQUIPO<text:s text:c="42"/></text:p>
          </table:table-cell>
          <table:table-cell office:value-type="float" office:value="37962.379999999997" table:style-name="ce99">
            <text:p>37.962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0001" table:style-name="ce99">
            <text:p>520.207.010.001</text:p>
          </table:table-cell>
          <table:table-cell office:value-type="string" table:style-name="ce100">
            <text:p>Gastos de Depreciación de Edificios<text:s text:c="35"/></text:p>
          </table:table-cell>
          <table:table-cell office:value-type="float" office:value="6144.12" table:style-name="ce99">
            <text:p>6.144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0003" table:style-name="ce99">
            <text:p>520.207.010.003</text:p>
          </table:table-cell>
          <table:table-cell office:value-type="string" table:style-name="ce100">
            <text:p>Gastos de Depreciaciones de Muebles y Enseres<text:s text:c="25"/></text:p>
          </table:table-cell>
          <table:table-cell office:value-type="float" office:value="3056.07" table:style-name="ce99">
            <text:p>3.05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0004" table:style-name="ce99">
            <text:p>520.207.010.004</text:p>
          </table:table-cell>
          <table:table-cell office:value-type="string" table:style-name="ce100">
            <text:p>Gastos de Depreciación de Equipos de computacion<text:s text:c="22"/></text:p>
          </table:table-cell>
          <table:table-cell office:value-type="float" office:value="1047.51" table:style-name="ce99">
            <text:p>1.048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0005" table:style-name="ce99">
            <text:p>520.207.010.005</text:p>
          </table:table-cell>
          <table:table-cell office:value-type="string" table:style-name="ce100">
            <text:p>Gastos de Depreciación de Vehiculos<text:s text:c="35"/></text:p>
          </table:table-cell>
          <table:table-cell office:value-type="float" office:value="27635.66" table:style-name="ce99">
            <text:p>27.636</text:p>
          </table:table-cell>
          <table:table-cell table:style-name="ce101"/>
          <table:table-cell table:number-columns-repeated="16380"/>
        </table:table-row>
        <table:table-row table:style-name="ro2">
          <table:table-cell office:value-type="float" office:value="520207010007" table:style-name="ce99">
            <text:p>520.207.010.007</text:p>
          </table:table-cell>
          <table:table-cell office:value-type="string" table:style-name="ce100">
            <text:p>Gastos depreciacion equipos de seguridad<text:s text:c="30"/></text:p>
          </table:table-cell>
          <table:table-cell office:value-type="float" office:value="79.02" table:style-name="ce99">
            <text:p>79</text:p>
          </table:table-cell>
          <table:table-cell table:style-name="ce101"/>
          <table:table-cell table:number-columns-repeated="16380"/>
        </table:table-row>
        <table:table-row table:number-rows-repeated="12" table:style-name="ro2">
          <table:table-cell table:style-name="ce102"/>
          <table:table-cell table:number-columns-repeated="2" table:style-name="ce103"/>
          <table:table-cell table:style-name="ce104"/>
          <table:table-cell table:number-columns-repeated="16380"/>
        </table:table-row>
        <table:table-row table:style-name="ro2">
          <table:table-cell table:style-name="ce102"/>
          <table:table-cell table:style-name="ce103"/>
          <table:table-cell table:style-name="ce1"/>
          <table:table-cell table:style-name="ce103"/>
          <table:table-cell table:number-columns-repeated="16380"/>
        </table:table-row>
        <table:table-row table:number-rows-repeated="9" table:style-name="ro2">
          <table:table-cell table:style-name="ce102"/>
          <table:table-cell table:number-columns-repeated="2" table:style-name="ce103"/>
          <table:table-cell table:style-name="ce104"/>
          <table:table-cell table:number-columns-repeated="16380"/>
        </table:table-row>
        <table:table-row table:number-rows-repeated="1048416" table:style-name="ro5">
          <table:table-cell table:number-columns-repeated="16384"/>
        </table:table-row>
      </table:table>
      <table:table table:name="Honorari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Arriendos" table:style-name="ta3">
        <table:table-column table:style-name="co16" table:default-cell-style-name="ce107"/>
        <table:table-column table:style-name="co17" table:default-cell-style-name="ce1"/>
        <table:table-column table:style-name="co18" table:default-cell-style-name="ce1"/>
        <table:table-column table:style-name="co17" table:default-cell-style-name="ce1"/>
        <table:table-column table:style-name="co14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0" table:default-cell-style-name="ce1"/>
        <table:table-column table:style-name="co21" table:default-cell-style-name="ce1"/>
        <table:table-column table:style-name="co19" table:default-cell-style-name="ce1"/>
        <table:table-column table:style-name="co20" table:default-cell-style-name="ce1"/>
        <table:table-column table:style-name="co35" table:default-cell-style-name="ce1"/>
        <table:table-column table:style-name="co25" table:default-cell-style-name="ce1"/>
        <table:table-column table:style-name="co3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34" table:default-cell-style-name="ce1"/>
        <table:table-column table:style-name="co28" table:default-cell-style-name="ce1"/>
        <table:table-column table:style-name="co29" table:default-cell-style-name="ce1"/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105">
            <text:p>codigo</text:p>
          </table:table-cell>
          <table:table-cell office:value-type="string" table:style-name="ce106">
            <text:p>nombre</text:p>
          </table:table-cell>
          <table:table-cell office:value-type="string" table:style-name="ce106">
            <text:p>tipo</text:p>
          </table:table-cell>
          <table:table-cell office:value-type="string" table:style-name="ce106">
            <text:p>numero</text:p>
          </table:table-cell>
          <table:table-cell office:value-type="string" table:style-name="ce106">
            <text:p>fecha</text:p>
          </table:table-cell>
          <table:table-cell office:value-type="string" table:style-name="ce106">
            <text:p>descrip</text:p>
          </table:table-cell>
          <table:table-cell office:value-type="string" table:style-name="ce106">
            <text:p>referencia</text:p>
          </table:table-cell>
          <table:table-cell office:value-type="string" table:style-name="ce106">
            <text:p>debito</text:p>
          </table:table-cell>
          <table:table-cell office:value-type="string" table:style-name="ce106">
            <text:p>credito</text:p>
          </table:table-cell>
          <table:table-cell office:value-type="string" table:style-name="ce106">
            <text:p>saldo</text:p>
          </table:table-cell>
          <table:table-cell office:value-type="string" table:style-name="ce106">
            <text:p>cheque</text:p>
          </table:table-cell>
          <table:table-cell office:value-type="string" table:style-name="ce106">
            <text:p>beneficia</text:p>
          </table:table-cell>
          <table:table-cell office:value-type="string" table:style-name="ce106">
            <text:p>valreg</text:p>
          </table:table-cell>
          <table:table-cell office:value-type="string" table:style-name="ce106">
            <text:p>negrita</text:p>
          </table:table-cell>
          <table:table-cell office:value-type="string" table:style-name="ce106">
            <text:p>tipmov</text:p>
          </table:table-cell>
          <table:table-cell table:number-columns-repeated="16369" table:style-name="ce106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date" office:date-value="2020-12-31T00:00:00" table:style-name="ce108">
            <text:p>31/12/2020</text:p>
          </table:table-cell>
          <table:table-cell office:value-type="string" table:style-name="ce1">
            <text:p>S a l d o <text:s text:c="3"/>I n i c i a l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6855" table:style-name="ce1">
            <text:p>46855</text:p>
          </table:table-cell>
          <table:table-cell office:value-type="date" office:date-value="2021-01-31T00:00:00" table:style-name="ce108">
            <text:p>31/1/2021</text:p>
          </table:table-cell>
          <table:table-cell office:value-type="string" table:style-name="ce1">
            <text:p>ARRIENDO MES DE ENERO/2021 FACº 426 (SABELLA S.A.)</text:p>
          </table:table-cell>
          <table:table-cell office:value-type="string" table:style-name="ce1">
            <text:p>FA 426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363" table:style-name="ce1">
            <text:p>47363</text:p>
          </table:table-cell>
          <table:table-cell office:value-type="date" office:date-value="2021-02-28T00:00:00" table:style-name="ce108">
            <text:p>28/2/2021</text:p>
          </table:table-cell>
          <table:table-cell office:value-type="string" table:style-name="ce1">
            <text:p>SERV ARRIENDO DE MES DE FEBRERO DEL2021 FAC# 427 (SABELLA S.A.)</text:p>
          </table:table-cell>
          <table:table-cell office:value-type="string" table:style-name="ce1">
            <text:p>FA 427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402" table:style-name="ce1">
            <text:p>47402</text:p>
          </table:table-cell>
          <table:table-cell office:value-type="date" office:date-value="2021-03-08T00:00:00" table:style-name="ce108">
            <text:p>8/3/2021</text:p>
          </table:table-cell>
          <table:table-cell office:value-type="string" table:style-name="ce1">
            <text:p>FAC# 428 ARRIENDO MES DE MARZO/2021 (SABELLA S.A.)</text:p>
          </table:table-cell>
          <table:table-cell office:value-type="string" table:style-name="ce1">
            <text:p>FA 428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2" table:style-name="ce1">
            <text:p>47892</text:p>
          </table:table-cell>
          <table:table-cell office:value-type="date" office:date-value="2021-04-07T00:00:00" table:style-name="ce108">
            <text:p>7/4/2021</text:p>
          </table:table-cell>
          <table:table-cell office:value-type="string" table:style-name="ce1">
            <text:p>FAC# 429 ARRIENDO MES DE ABRIL 2021 (SABELLA S.A.)</text:p>
          </table:table-cell>
          <table:table-cell office:value-type="string" table:style-name="ce1">
            <text:p>FA 429</text:p>
          </table:table-cell>
          <table:table-cell office:value-type="float" office:value="1500" table:style-name="ce109">
            <text:p>1.5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7897" table:style-name="ce1">
            <text:p>47897</text:p>
          </table:table-cell>
          <table:table-cell office:value-type="date" office:date-value="2021-04-07T00:00:00" table:style-name="ce108">
            <text:p>7/4/2021</text:p>
          </table:table-cell>
          <table:table-cell office:value-type="string" table:style-name="ce1">
            <text:p>Registro Anulado por el Usuario CONTADOR (MARONCELI S.A.)</text:p>
          </table:table-cell>
          <table:table-cell office:value-type="string" table:style-name="ce1">
            <text:p>FA 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355" table:style-name="ce1">
            <text:p>49355</text:p>
          </table:table-cell>
          <table:table-cell office:value-type="date" office:date-value="2021-06-30T00:00:00" table:style-name="ce108">
            <text:p>30/6/2021</text:p>
          </table:table-cell>
          <table:table-cell office:value-type="string" table:style-name="ce1">
            <text:p>ARRIENDO MES DE JUNIO 2021 F/431 (SABELLA S.A.)</text:p>
          </table:table-cell>
          <table:table-cell office:value-type="string" table:style-name="ce1">
            <text:p>FA 431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10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0" table:style-name="ce109">
            <text:p>0,00</text:p>
          </table:table-cell>
          <table:table-cell office:value-type="float" office:value="1500" table:style-name="ce109">
            <text:p>1.5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CB</text:p>
          </table:table-cell>
          <table:table-cell office:value-type="float" office:value="8756" table:style-name="ce1">
            <text:p>8756</text:p>
          </table:table-cell>
          <table:table-cell office:value-type="date" office:date-value="2021-07-30T00:00:00" table:style-name="ce108">
            <text:p>30/7/2021</text:p>
          </table:table-cell>
          <table:table-cell office:value-type="string" table:style-name="ce1">
            <text:p>N/C# 1 APLICA A FAC# 429 POR ANULACION DE FACT</text:p>
          </table:table-cell>
          <table:table-cell table:style-name="ce1"/>
          <table:table-cell office:value-type="float" office:value="246" table:style-name="ce109">
            <text:p>246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7" table:style-name="ce1">
            <text:p>49817</text:p>
          </table:table-cell>
          <table:table-cell office:value-type="date" office:date-value="2021-07-30T00:00:00" table:style-name="ce108">
            <text:p>30/7/2021</text:p>
          </table:table-cell>
          <table:table-cell office:value-type="string" table:style-name="ce1">
            <text:p>F/ 3 ARRIENDO MES DE MAYO 2021 (SABELLA S.A.)</text:p>
          </table:table-cell>
          <table:table-cell office:value-type="string" table:style-name="ce1">
            <text:p>FA 3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8" table:style-name="ce1">
            <text:p>49818</text:p>
          </table:table-cell>
          <table:table-cell office:value-type="date" office:date-value="2021-07-30T00:00:00" table:style-name="ce108">
            <text:p>30/7/2021</text:p>
          </table:table-cell>
          <table:table-cell office:value-type="string" table:style-name="ce1">
            <text:p>F/ 4 ARRIENDO MES DE JULIO 2021 (SABELLA S.A.)</text:p>
          </table:table-cell>
          <table:table-cell office:value-type="string" table:style-name="ce1">
            <text:p>FA 4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49819" table:style-name="ce1">
            <text:p>49819</text:p>
          </table:table-cell>
          <table:table-cell office:value-type="date" office:date-value="2021-08-02T00:00:00" table:style-name="ce108">
            <text:p>2/8/2021</text:p>
          </table:table-cell>
          <table:table-cell office:value-type="string" table:style-name="ce1">
            <text:p>F/ 5 ARRIENDO MES DE ABRIL 2021 (SABELLA S.A.)</text:p>
          </table:table-cell>
          <table:table-cell office:value-type="string" table:style-name="ce1">
            <text:p>FA 5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19" table:style-name="ce1">
            <text:p>50419</text:p>
          </table:table-cell>
          <table:table-cell office:value-type="date" office:date-value="2021-09-08T00:00:00" table:style-name="ce108">
            <text:p>8/9/2021</text:p>
          </table:table-cell>
          <table:table-cell office:value-type="string" table:style-name="ce1">
            <text:p>ARRIENDO MES DE SEPTIEMBRE 2021 FAC° 7 (SABELLA S.A.)</text:p>
          </table:table-cell>
          <table:table-cell office:value-type="string" table:style-name="ce1">
            <text:p>FA 7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2">
          <table:table-cell office:value-type="float" office:value="520205010016" table:style-name="ce107">
            <text:p>520.205.010.016</text:p>
          </table:table-cell>
          <table:table-cell office:value-type="string" table:style-name="ce1">
            <text:p>Arriendo</text:p>
          </table:table-cell>
          <table:table-cell office:value-type="string" table:style-name="ce1">
            <text:p>FP</text:p>
          </table:table-cell>
          <table:table-cell office:value-type="float" office:value="50420" table:style-name="ce1">
            <text:p>50420</text:p>
          </table:table-cell>
          <table:table-cell office:value-type="date" office:date-value="2021-09-08T00:00:00" table:style-name="ce108">
            <text:p>8/9/2021</text:p>
          </table:table-cell>
          <table:table-cell office:value-type="string" table:style-name="ce1">
            <text:p>ARRIENDO MES DE AGOSTO/2021 FAC° 6 (SABELLA S.A.)</text:p>
          </table:table-cell>
          <table:table-cell office:value-type="string" table:style-name="ce1">
            <text:p>FA 6</text:p>
          </table:table-cell>
          <table:table-cell office:value-type="float" office:value="15000" table:style-name="ce109">
            <text:p>15.000,00</text:p>
          </table:table-cell>
          <table:table-cell office:value-type="float" office:value="0" table:style-name="ce109">
            <text:p>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table:style-name="ce107"/>
          <table:table-cell table:number-columns-repeated="6" table:style-name="ce1"/>
          <table:table-cell office:value-type="float" office:value="136746" table:formula="of:=SUM([.H2:.H15])" table:style-name="ce110">
            <text:p><text:s/>136.746,00<text:s/></text:p>
          </table:table-cell>
          <table:table-cell office:value-type="float" office:value="1500" table:formula="of:=SUM([.I2:.I15])" table:style-name="ce110">
            <text:p><text:s/>1.500,00<text:s/></text:p>
          </table:table-cell>
          <table:table-cell office:value-type="float" office:value="135246" table:formula="of:=+[.H16]-[.I16]" table:style-name="ce111">
            <text:p>135.246,00</text:p>
          </table:table-cell>
          <table:table-cell table:number-columns-repeated="16374" table:style-name="ce1"/>
        </table:table-row>
        <table:table-row table:number-rows-repeated="1048560" table:style-name="ro5">
          <table:table-cell table:number-columns-repeated="16384"/>
        </table:table-row>
      </table:table>
      <table:table table:name="Servicios_basic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Impuest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  <table:table table:name="Otros" table:style-name="ta3">
        <table:table-column table:style-name="co9" table:number-columns-repeated="1024" table:default-cell-style-name="ce1"/>
        <table:table-column table:style-name="co8" table:number-columns-repeated="15360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  <style:font-face style:name="Tahoma1" svg:font-family="Tahoma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0" number:min-decimal-places="0" number:min-integer-digits="1">
        <number:embedded-text number:position="0"> </number:embedded-text>
      </number:number>
    </number:number-style>
    <number:number-style style:name="N37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37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1">
      <number:text> </number:text>
      <number:fill-character> </number:fill-character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0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0" number:min-decimal-places="0" number:min-integer-digits="1" number:grouping="true"/>
    </number:number-style>
    <number:number-style style:name="N41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41P0"/>
    </number:number-style>
    <number:number-style style:name="N42P0">
      <number:number number:decimal-places="0" number:min-decimal-places="0" number:min-integer-digits="1">
        <number:embedded-text number:position="0"> </number:embedded-text>
      </number:number>
    </number:number-style>
    <number:number-style style:name="N42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date-style style:name="N43">
      <number:day number:style="long"/>
      <number:text>/</number:text>
      <number:month number:style="long"/>
      <number:text>/</number:text>
      <number:year number:style="long"/>
    </number:date-style>
    <number:percentage-style style:name="N44">
      <number:number number:decimal-places="2" number:min-decimal-places="2" number:min-integer-digits="1"/>
      <number:text> %</number:text>
    </number:percentage-style>
    <number:date-style style:name="N45">
      <number:day number:style="long"/>
      <number:text>/</number:text>
      <number:month number:style="long"/>
      <number:text>/</number:text>
      <number:year/>
    </number:date-style>
    <number:number-style style:name="N46P0">
      <number:number number:decimal-places="2" number:min-decimal-places="2" number:min-integer-digits="1" number:grouping="true"/>
      <number:text> </number:text>
    </number:number-style>
    <number:number-style style:name="N46P1">
      <number:text>(</number:text>
      <number:number number:decimal-places="2" number:min-decimal-places="2" number:min-integer-digits="1" number:grouping="true"/>
      <number:text>)</number:text>
    </number:number-style>
    <number:number-style style:name="N4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7P1">
      <number:text>-</number:text>
      <number:number number:decimal-places="0" number:min-decimal-places="0" number:min-integer-digits="1">
        <number:embedded-text number:position="0"> </number:embedded-text>
      </number:number>
    </number:number-style>
    <number:number-style style:name="N47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percentage-style style:name="N48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8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9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ara Macias</meta:initial-creator>
    <dc:creator>Carlos Almeida</dc:creator>
    <meta:creation-date>2020-10-19T12:23:50Z</meta:creation-date>
    <dc:date>2022-04-13T16:13:08Z</dc:date>
    <meta:editing-cycles>25</meta:editing-cycles>
    <meta:editing-duration>PT11456S</meta:editing-duration>
  </office:meta>
</office:document-meta>
</file>